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32pt" svg:height="243.35pt" svg:x="414.06pt" svg:y="45.75pt">
            <draw:object draw:notify-on-update-of-ranges="data.C1:data.C1000 data.B1:data.B1000 data.C1:data.C1000 data.D1: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.655665" calcext:value-type="float">
            <text:p>2.655665</text:p>
          </table:table-cell>
          <table:table-cell office:value-type="float" office:value="0.37655354" calcext:value-type="float">
            <text:p>0.37655354</text:p>
          </table:table-cell>
          <table:table-cell table:formula="of:=[.A1]-5.65" office:value-type="float" office:value="-2.994335" calcext:value-type="float">
            <text:p>-2.994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9154346" calcext:value-type="float">
            <text:p>2.9154346</text:p>
          </table:table-cell>
          <table:table-cell office:value-type="float" office:value="0.34300205" calcext:value-type="float">
            <text:p>0.34300205</text:p>
          </table:table-cell>
          <table:table-cell table:formula="of:=[.C1]+[.A2]" office:value-type="float" office:value="-0.0789004000000002" calcext:value-type="float">
            <text:p>-0.0789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8685436" calcext:value-type="float">
            <text:p>0.28685436</text:p>
          </table:table-cell>
          <table:table-cell office:value-type="float" office:value="3.4860897" calcext:value-type="float">
            <text:p>3.4860897</text:p>
          </table:table-cell>
          <table:table-cell table:formula="of:=[.C2]+[.A3]" office:value-type="float" office:value="0.20795396" calcext:value-type="float">
            <text:p>0.20795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7474632" calcext:value-type="float">
            <text:p>0.17474632</text:p>
          </table:table-cell>
          <table:table-cell office:value-type="float" office:value="5.7225814" calcext:value-type="float">
            <text:p>5.7225814</text:p>
          </table:table-cell>
          <table:table-cell table:formula="of:=[.C3]+[.A4]" office:value-type="float" office:value="0.38270028" calcext:value-type="float">
            <text:p>0.38270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510337" calcext:value-type="float">
            <text:p>0.13510337</text:p>
          </table:table-cell>
          <table:table-cell office:value-type="float" office:value="7.4017396" calcext:value-type="float">
            <text:p>7.4017396</text:p>
          </table:table-cell>
          <table:table-cell table:formula="of:=[.C4]+[.A5]" office:value-type="float" office:value="0.51780365" calcext:value-type="float">
            <text:p>0.51780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5]+[.A6]" office:value-type="float" office:value="0.63287194" calcext:value-type="float">
            <text:p>0.63287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6]+[.A7]" office:value-type="float" office:value="0.73771668" calcext:value-type="float">
            <text:p>0.73771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5149" calcext:value-type="float">
            <text:p>0.09935149</text:p>
          </table:table-cell>
          <table:table-cell office:value-type="float" office:value="10.065275" calcext:value-type="float">
            <text:p>10.065275</text:p>
          </table:table-cell>
          <table:table-cell table:formula="of:=[.C7]+[.A8]" office:value-type="float" office:value="0.83706817" calcext:value-type="float">
            <text:p>0.837068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3808" calcext:value-type="float">
            <text:p>0.09443808</text:p>
          </table:table-cell>
          <table:table-cell office:value-type="float" office:value="10.588948" calcext:value-type="float">
            <text:p>10.588948</text:p>
          </table:table-cell>
          <table:table-cell table:formula="of:=[.C8]+[.A9]" office:value-type="float" office:value="0.93150625" calcext:value-type="float">
            <text:p>0.93150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622265" calcext:value-type="float">
            <text:p>0.092622265</text:p>
          </table:table-cell>
          <table:table-cell office:value-type="float" office:value="10.79654" calcext:value-type="float">
            <text:p>10.79654</text:p>
          </table:table-cell>
          <table:table-cell table:formula="of:=[.C9]+[.A10]" office:value-type="float" office:value="1.024128515" calcext:value-type="float">
            <text:p>1.024128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52255" calcext:value-type="float">
            <text:p>0.09352255</text:p>
          </table:table-cell>
          <table:table-cell office:value-type="float" office:value="10.692609" calcext:value-type="float">
            <text:p>10.692609</text:p>
          </table:table-cell>
          <table:table-cell table:formula="of:=[.C10]+[.A11]" office:value-type="float" office:value="1.117651065" calcext:value-type="float">
            <text:p>1.117651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11]+[.A12]" office:value-type="float" office:value="1.212119665" calcext:value-type="float">
            <text:p>1.2121196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12]+[.A13]" office:value-type="float" office:value="1.307564845" calcext:value-type="float">
            <text:p>1.3075648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13]+[.A14]" office:value-type="float" office:value="1.403971345" calcext:value-type="float">
            <text:p>1.403971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5256" calcext:value-type="float">
            <text:p>0.09735256</text:p>
          </table:table-cell>
          <table:table-cell office:value-type="float" office:value="10.271944" calcext:value-type="float">
            <text:p>10.271944</text:p>
          </table:table-cell>
          <table:table-cell table:formula="of:=[.C14]+[.A15]" office:value-type="float" office:value="1.501323905" calcext:value-type="float">
            <text:p>1.50132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15]+[.A16]" office:value-type="float" office:value="1.599607265" calcext:value-type="float">
            <text:p>1.599607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16]+[.A17]" office:value-type="float" office:value="1.6988672" calcext:value-type="float">
            <text:p>1.69886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17]+[.A18]" office:value-type="float" office:value="1.79905794" calcext:value-type="float">
            <text:p>1.79905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18]+[.A19]" office:value-type="float" office:value="1.90004215" calcext:value-type="float">
            <text:p>1.90004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19]+[.A20]" office:value-type="float" office:value="2.00134679" calcext:value-type="float">
            <text:p>2.00134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20]+[.A21]" office:value-type="float" office:value="2.1019953" calcext:value-type="float">
            <text:p>2.1019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15795" calcext:value-type="float">
            <text:p>0.099015795</text:p>
          </table:table-cell>
          <table:table-cell office:value-type="float" office:value="10.099399" calcext:value-type="float">
            <text:p>10.099399</text:p>
          </table:table-cell>
          <table:table-cell table:formula="of:=[.C21]+[.A22]" office:value-type="float" office:value="2.201011095" calcext:value-type="float">
            <text:p>2.201011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22]+[.A23]" office:value-type="float" office:value="2.299431789" calcext:value-type="float">
            <text:p>2.299431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23]+[.A24]" office:value-type="float" office:value="2.398172919" calcext:value-type="float">
            <text:p>2.398172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24]+[.A25]" office:value-type="float" office:value="2.497387079" calcext:value-type="float">
            <text:p>2.497387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9209" calcext:value-type="float">
            <text:p>0.09909209</text:p>
          </table:table-cell>
          <table:table-cell office:value-type="float" office:value="10.091623" calcext:value-type="float">
            <text:p>10.091623</text:p>
          </table:table-cell>
          <table:table-cell table:formula="of:=[.C25]+[.A26]" office:value-type="float" office:value="2.596479169" calcext:value-type="float">
            <text:p>2.596479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26]+[.A27]" office:value-type="float" office:value="2.694274239" calcext:value-type="float">
            <text:p>2.694274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27]+[.A28]" office:value-type="float" office:value="2.790985919" calcext:value-type="float">
            <text:p>2.7909859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28]+[.A29]" office:value-type="float" office:value="2.887728119" calcext:value-type="float">
            <text:p>2.887728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29]+[.A30]" office:value-type="float" office:value="2.984912829" calcext:value-type="float">
            <text:p>2.984912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30]+[.A31]" office:value-type="float" office:value="3.082067019" calcext:value-type="float">
            <text:p>3.082067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31]+[.A32]" office:value-type="float" office:value="3.178519299" calcext:value-type="float">
            <text:p>3.178519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19844" calcext:value-type="float">
            <text:p>0.095719844</text:p>
          </table:table-cell>
          <table:table-cell office:value-type="float" office:value="10.447154" calcext:value-type="float">
            <text:p>10.447154</text:p>
          </table:table-cell>
          <table:table-cell table:formula="of:=[.C32]+[.A33]" office:value-type="float" office:value="3.274239143" calcext:value-type="float">
            <text:p>3.274239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826656" calcext:value-type="float">
            <text:p>0.095826656</text:p>
          </table:table-cell>
          <table:table-cell office:value-type="float" office:value="10.43551" calcext:value-type="float">
            <text:p>10.43551</text:p>
          </table:table-cell>
          <table:table-cell table:formula="of:=[.C33]+[.A34]" office:value-type="float" office:value="3.370065799" calcext:value-type="float">
            <text:p>3.370065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3865" calcext:value-type="float">
            <text:p>0.09623865</text:p>
          </table:table-cell>
          <table:table-cell office:value-type="float" office:value="10.390836" calcext:value-type="float">
            <text:p>10.390836</text:p>
          </table:table-cell>
          <table:table-cell table:formula="of:=[.C34]+[.A35]" office:value-type="float" office:value="3.466304449" calcext:value-type="float">
            <text:p>3.466304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302" calcext:value-type="float">
            <text:p>0.0963302</text:p>
          </table:table-cell>
          <table:table-cell office:value-type="float" office:value="10.3809595" calcext:value-type="float">
            <text:p>10.3809595</text:p>
          </table:table-cell>
          <table:table-cell table:formula="of:=[.C35]+[.A36]" office:value-type="float" office:value="3.562634649" calcext:value-type="float">
            <text:p>3.5626346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36]+[.A37]" office:value-type="float" office:value="3.658812264" calcext:value-type="float">
            <text:p>3.658812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37]+[.A38]" office:value-type="float" office:value="3.755203504" calcext:value-type="float">
            <text:p>3.755203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5746" calcext:value-type="float">
            <text:p>0.09675746</text:p>
          </table:table-cell>
          <table:table-cell office:value-type="float" office:value="10.335121" calcext:value-type="float">
            <text:p>10.335121</text:p>
          </table:table-cell>
          <table:table-cell table:formula="of:=[.C38]+[.A39]" office:value-type="float" office:value="3.851960964" calcext:value-type="float">
            <text:p>3.851960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39]+[.A40]" office:value-type="float" office:value="3.949099898" calcext:value-type="float">
            <text:p>3.9490998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40]+[.A41]" office:value-type="float" office:value="4.046498228" calcext:value-type="float">
            <text:p>4.046498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41]+[.A42]" office:value-type="float" office:value="4.144217003" calcext:value-type="float">
            <text:p>4.144217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42]+[.A43]" office:value-type="float" office:value="4.242408808" calcext:value-type="float">
            <text:p>4.242408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038" calcext:value-type="float">
            <text:p>0.0986038</text:p>
          </table:table-cell>
          <table:table-cell office:value-type="float" office:value="10.141597" calcext:value-type="float">
            <text:p>10.141597</text:p>
          </table:table-cell>
          <table:table-cell table:formula="of:=[.C43]+[.A44]" office:value-type="float" office:value="4.341012608" calcext:value-type="float">
            <text:p>4.341012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44]+[.A45]" office:value-type="float" office:value="4.440013144" calcext:value-type="float">
            <text:p>4.440013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45]+[.A46]" office:value-type="float" office:value="4.539425674" calcext:value-type="float">
            <text:p>4.539425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46]+[.A47]" office:value-type="float" office:value="4.639204414" calcext:value-type="float">
            <text:p>4.639204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47]+[.A48]" office:value-type="float" office:value="4.73927308" calcext:value-type="float">
            <text:p>4.73927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48]+[.A49]" office:value-type="float" office:value="4.83946382" calcext:value-type="float">
            <text:p>4.83946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49]+[.A50]" office:value-type="float" office:value="4.93974611" calcext:value-type="float">
            <text:p>4.93974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654" calcext:value-type="float">
            <text:p>0.1004654</text:p>
          </table:table-cell>
          <table:table-cell office:value-type="float" office:value="9.953676" calcext:value-type="float">
            <text:p>9.953676</text:p>
          </table:table-cell>
          <table:table-cell table:formula="of:=[.C50]+[.A51]" office:value-type="float" office:value="5.04021151" calcext:value-type="float">
            <text:p>5.04021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51]+[.A52]" office:value-type="float" office:value="5.14066165" calcext:value-type="float">
            <text:p>5.14066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52]+[.A53]" office:value-type="float" office:value="5.2409592" calcext:value-type="float">
            <text:p>5.2409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53]+[.A54]" office:value-type="float" office:value="5.341394084" calcext:value-type="float">
            <text:p>5.341394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54]+[.A55]" office:value-type="float" office:value="5.44205785" calcext:value-type="float">
            <text:p>5.442057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55]+[.A56]" office:value-type="float" office:value="5.54255377" calcext:value-type="float">
            <text:p>5.54255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56]+[.A57]" office:value-type="float" office:value="5.6428208" calcext:value-type="float">
            <text:p>5.6428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57]+[.A58]" office:value-type="float" office:value="5.74343879" calcext:value-type="float">
            <text:p>5.74343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58]+[.A59]" office:value-type="float" office:value="5.844255144" calcext:value-type="float">
            <text:p>5.844255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556955" calcext:value-type="float">
            <text:p>0.100556955</text:p>
          </table:table-cell>
          <table:table-cell office:value-type="float" office:value="9.944613" calcext:value-type="float">
            <text:p>9.944613</text:p>
          </table:table-cell>
          <table:table-cell table:formula="of:=[.C59]+[.A60]" office:value-type="float" office:value="5.944812099" calcext:value-type="float">
            <text:p>5.944812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60]+[.A61]" office:value-type="float" office:value="6.045033353" calcext:value-type="float">
            <text:p>6.045033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654" calcext:value-type="float">
            <text:p>0.1004654</text:p>
          </table:table-cell>
          <table:table-cell office:value-type="float" office:value="9.953676" calcext:value-type="float">
            <text:p>9.953676</text:p>
          </table:table-cell>
          <table:table-cell table:formula="of:=[.C61]+[.A62]" office:value-type="float" office:value="6.145498753" calcext:value-type="float">
            <text:p>6.145498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62]+[.A63]" office:value-type="float" office:value="6.246086223" calcext:value-type="float">
            <text:p>6.246086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63]+[.A64]" office:value-type="float" office:value="6.346322733" calcext:value-type="float">
            <text:p>6.346322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64]+[.A65]" office:value-type="float" office:value="6.446040443" calcext:value-type="float">
            <text:p>6.446040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17548" calcext:value-type="float">
            <text:p>0.10017548</text:p>
          </table:table-cell>
          <table:table-cell office:value-type="float" office:value="9.982483" calcext:value-type="float">
            <text:p>9.982483</text:p>
          </table:table-cell>
          <table:table-cell table:formula="of:=[.C65]+[.A66]" office:value-type="float" office:value="6.546215923" calcext:value-type="float">
            <text:p>6.546215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66]+[.A67]" office:value-type="float" office:value="6.647200133" calcext:value-type="float">
            <text:p>6.647200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67]+[.A68]" office:value-type="float" office:value="6.748092789" calcext:value-type="float">
            <text:p>6.748092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9918" calcext:value-type="float">
            <text:p>0.10009918</text:p>
          </table:table-cell>
          <table:table-cell office:value-type="float" office:value="9.990091" calcext:value-type="float">
            <text:p>9.990091</text:p>
          </table:table-cell>
          <table:table-cell table:formula="of:=[.C68]+[.A69]" office:value-type="float" office:value="6.848191969" calcext:value-type="float">
            <text:p>6.8481919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69]+[.A70]" office:value-type="float" office:value="6.948260635" calcext:value-type="float">
            <text:p>6.948260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70]+[.A71]" office:value-type="float" office:value="7.049107515" calcext:value-type="float">
            <text:p>7.049107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71]+[.A72]" office:value-type="float" office:value="7.150091725" calcext:value-type="float">
            <text:p>7.1500917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72]+[.A73]" office:value-type="float" office:value="7.250099355" calcext:value-type="float">
            <text:p>7.250099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73]+[.A74]" office:value-type="float" office:value="7.349862835" calcext:value-type="float">
            <text:p>7.349862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74]+[.A75]" office:value-type="float" office:value="7.450511345" calcext:value-type="float">
            <text:p>7.450511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9293" calcext:value-type="float">
            <text:p>0.10179293</text:p>
          </table:table-cell>
          <table:table-cell office:value-type="float" office:value="9.823865" calcext:value-type="float">
            <text:p>9.823865</text:p>
          </table:table-cell>
          <table:table-cell table:formula="of:=[.C75]+[.A76]" office:value-type="float" office:value="7.552304275" calcext:value-type="float">
            <text:p>7.552304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76]+[.A77]" office:value-type="float" office:value="7.654188765" calcext:value-type="float">
            <text:p>7.654188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77]+[.A78]" office:value-type="float" office:value="7.754959345" calcext:value-type="float">
            <text:p>7.754959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78]+[.A79]" office:value-type="float" office:value="7.855241635" calcext:value-type="float">
            <text:p>7.855241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79]+[.A80]" office:value-type="float" office:value="7.956378431" calcext:value-type="float">
            <text:p>7.9563784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80]+[.A81]" office:value-type="float" office:value="8.058842761" calcext:value-type="float">
            <text:p>8.0588427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81]+[.A82]" office:value-type="float" office:value="8.161322351" calcext:value-type="float">
            <text:p>8.161322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82]+[.A83]" office:value-type="float" office:value="8.262413371" calcext:value-type="float">
            <text:p>8.262413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14496" calcext:value-type="float">
            <text:p>0.10014496</text:p>
          </table:table-cell>
          <table:table-cell office:value-type="float" office:value="9.985525" calcext:value-type="float">
            <text:p>9.985525</text:p>
          </table:table-cell>
          <table:table-cell table:formula="of:=[.C83]+[.A84]" office:value-type="float" office:value="8.362558331" calcext:value-type="float">
            <text:p>8.362558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84]+[.A85]" office:value-type="float" office:value="8.463267871" calcext:value-type="float">
            <text:p>8.463267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85]+[.A86]" office:value-type="float" office:value="8.565610131" calcext:value-type="float">
            <text:p>8.565610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86]+[.A87]" office:value-type="float" office:value="8.668700081" calcext:value-type="float">
            <text:p>8.668700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87]+[.A88]" office:value-type="float" office:value="8.770706641" calcext:value-type="float">
            <text:p>8.770706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88]+[.A89]" office:value-type="float" office:value="8.870042871" calcext:value-type="float">
            <text:p>8.870042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89]+[.A90]" office:value-type="float" office:value="8.968707706" calcext:value-type="float">
            <text:p>8.968707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90]+[.A91]" office:value-type="float" office:value="9.068486446" calcext:value-type="float">
            <text:p>9.068486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91]+[.A92]" office:value-type="float" office:value="9.170172566" calcext:value-type="float">
            <text:p>9.170172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92]+[.A93]" office:value-type="float" office:value="9.272667416" calcext:value-type="float">
            <text:p>9.272667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65685" calcext:value-type="float">
            <text:p>0.101365685</text:p>
          </table:table-cell>
          <table:table-cell office:value-type="float" office:value="9.865272" calcext:value-type="float">
            <text:p>9.865272</text:p>
          </table:table-cell>
          <table:table-cell table:formula="of:=[.C93]+[.A94]" office:value-type="float" office:value="9.374033101" calcext:value-type="float">
            <text:p>9.374033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94]+[.A95]" office:value-type="float" office:value="9.472835265" calcext:value-type="float">
            <text:p>9.472835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95]+[.A96]" office:value-type="float" office:value="9.571042329" calcext:value-type="float">
            <text:p>9.571042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6]+[.A97]" office:value-type="float" office:value="9.670576929" calcext:value-type="float">
            <text:p>9.6705769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97]+[.A98]" office:value-type="float" office:value="9.772217269" calcext:value-type="float">
            <text:p>9.772217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98]+[.A99]" office:value-type="float" office:value="9.874712119" calcext:value-type="float">
            <text:p>9.874712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99]+[.A100]" office:value-type="float" office:value="9.976016759" calcext:value-type="float">
            <text:p>9.9760167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100]+[.A101]" office:value-type="float" office:value="10.074910483" calcext:value-type="float">
            <text:p>10.074910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101]+[.A102]" office:value-type="float" office:value="10.172842889" calcext:value-type="float">
            <text:p>10.172842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102]+[.A103]" office:value-type="float" office:value="10.272057049" calcext:value-type="float">
            <text:p>10.272057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03]+[.A104]" office:value-type="float" office:value="10.374048349" calcext:value-type="float">
            <text:p>10.374048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04]+[.A105]" office:value-type="float" office:value="10.477855479" calcext:value-type="float">
            <text:p>10.477855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105]+[.A106]" office:value-type="float" office:value="10.581616829" calcext:value-type="float">
            <text:p>10.581616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106]+[.A107]" office:value-type="float" office:value="10.685500249" calcext:value-type="float">
            <text:p>10.685500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0386" calcext:value-type="float">
            <text:p>0.10420386</text:p>
          </table:table-cell>
          <table:table-cell office:value-type="float" office:value="9.596574" calcext:value-type="float">
            <text:p>9.596574</text:p>
          </table:table-cell>
          <table:table-cell table:formula="of:=[.C107]+[.A108]" office:value-type="float" office:value="10.789704109" calcext:value-type="float">
            <text:p>10.789704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108]+[.A109]" office:value-type="float" office:value="10.894792989" calcext:value-type="float">
            <text:p>10.894792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71344" calcext:value-type="float">
            <text:p>0.10771344</text:p>
          </table:table-cell>
          <table:table-cell office:value-type="float" office:value="9.283893" calcext:value-type="float">
            <text:p>9.283893</text:p>
          </table:table-cell>
          <table:table-cell table:formula="of:=[.C109]+[.A110]" office:value-type="float" office:value="11.002506429" calcext:value-type="float">
            <text:p>11.0025064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110]+[.A111]" office:value-type="float" office:value="11.111928874" calcext:value-type="float">
            <text:p>11.111928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111]+[.A112]" office:value-type="float" office:value="11.221671764" calcext:value-type="float">
            <text:p>11.221671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112]+[.A113]" office:value-type="float" office:value="11.330544884" calcext:value-type="float">
            <text:p>11.330544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113]+[.A114]" office:value-type="float" office:value="11.437449594" calcext:value-type="float">
            <text:p>11.437449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114]+[.A115]" office:value-type="float" office:value="11.543515054" calcext:value-type="float">
            <text:p>11.543515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115]+[.A116]" office:value-type="float" office:value="11.650267174" calcext:value-type="float">
            <text:p>11.650267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116]+[.A117]" office:value-type="float" office:value="11.758194234" calcext:value-type="float">
            <text:p>11.758194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117]+[.A118]" office:value-type="float" office:value="11.866273884" calcext:value-type="float">
            <text:p>11.866273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118]+[.A119]" office:value-type="float" office:value="11.973239624" calcext:value-type="float">
            <text:p>11.9732396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119]+[.A120]" office:value-type="float" office:value="12.078679464" calcext:value-type="float">
            <text:p>12.078679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120]+[.A121]" office:value-type="float" office:value="12.18431767" calcext:value-type="float">
            <text:p>12.184317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121]+[.A122]" office:value-type="float" office:value="12.29119186" calcext:value-type="float">
            <text:p>12.29119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122]+[.A123]" office:value-type="float" office:value="12.398478045" calcext:value-type="float">
            <text:p>12.398478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123]+[.A124]" office:value-type="float" office:value="12.504482469" calcext:value-type="float">
            <text:p>12.504482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124]+[.A125]" office:value-type="float" office:value="12.610013863" calcext:value-type="float">
            <text:p>12.610013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125]+[.A126]" office:value-type="float" office:value="12.716903313" calcext:value-type="float">
            <text:p>12.716903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126]+[.A127]" office:value-type="float" office:value="12.826875083" calcext:value-type="float">
            <text:p>12.826875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127]+[.A128]" office:value-type="float" office:value="12.939440893" calcext:value-type="float">
            <text:p>12.9394408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128]+[.A129]" office:value-type="float" office:value="13.052632319" calcext:value-type="float">
            <text:p>13.052632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129]+[.A130]" office:value-type="float" office:value="13.162604089" calcext:value-type="float">
            <text:p>13.162604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130]+[.A131]" office:value-type="float" office:value="13.268898439" calcext:value-type="float">
            <text:p>13.2688984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131]+[.A132]" office:value-type="float" office:value="13.373956804" calcext:value-type="float">
            <text:p>13.3739568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132]+[.A133]" office:value-type="float" office:value="13.481288764" calcext:value-type="float">
            <text:p>13.481288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33]+[.A134]" office:value-type="float" office:value="13.591764084" calcext:value-type="float">
            <text:p>13.591764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134]+[.A135]" office:value-type="float" office:value="13.703872124" calcext:value-type="float">
            <text:p>13.703872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135]+[.A136]" office:value-type="float" office:value="13.814820474" calcext:value-type="float">
            <text:p>13.814820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136]+[.A137]" office:value-type="float" office:value="13.92282383" calcext:value-type="float">
            <text:p>13.922823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137]+[.A138]" office:value-type="float" office:value="14.02772961" calcext:value-type="float">
            <text:p>14.02772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138]+[.A139]" office:value-type="float" office:value="14.13391714" calcext:value-type="float">
            <text:p>14.13391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139]+[.A140]" office:value-type="float" office:value="14.24419409" calcext:value-type="float">
            <text:p>14.24419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140]+[.A141]" office:value-type="float" office:value="14.35424215" calcext:value-type="float">
            <text:p>14.35424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141]+[.A142]" office:value-type="float" office:value="14.46372563" calcext:value-type="float">
            <text:p>14.46372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7652396" calcext:value-type="float">
            <text:p>0.107652396</text:p>
          </table:table-cell>
          <table:table-cell office:value-type="float" office:value="9.289157" calcext:value-type="float">
            <text:p>9.289157</text:p>
          </table:table-cell>
          <table:table-cell table:formula="of:=[.C142]+[.A143]" office:value-type="float" office:value="14.571378026" calcext:value-type="float">
            <text:p>14.571378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143]+[.A144]" office:value-type="float" office:value="14.680022266" calcext:value-type="float">
            <text:p>14.680022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86389" calcext:value-type="float">
            <text:p>0.11186389</text:p>
          </table:table-cell>
          <table:table-cell office:value-type="float" office:value="8.939435" calcext:value-type="float">
            <text:p>8.939435</text:p>
          </table:table-cell>
          <table:table-cell table:formula="of:=[.C144]+[.A145]" office:value-type="float" office:value="14.791886156" calcext:value-type="float">
            <text:p>14.791886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145]+[.A146]" office:value-type="float" office:value="14.905672682" calcext:value-type="float">
            <text:p>14.905672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146]+[.A147]" office:value-type="float" office:value="15.019443952" calcext:value-type="float">
            <text:p>15.019443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147]+[.A148]" office:value-type="float" office:value="15.132650637" calcext:value-type="float">
            <text:p>15.132650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48]+[.A149]" office:value-type="float" office:value="15.244789191" calcext:value-type="float">
            <text:p>15.244789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909665" calcext:value-type="float">
            <text:p>0.111909665</text:p>
          </table:table-cell>
          <table:table-cell office:value-type="float" office:value="8.935779" calcext:value-type="float">
            <text:p>8.935779</text:p>
          </table:table-cell>
          <table:table-cell table:formula="of:=[.C149]+[.A150]" office:value-type="float" office:value="15.356698856" calcext:value-type="float">
            <text:p>15.3566988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150]+[.A151]" office:value-type="float" office:value="15.469752956" calcext:value-type="float">
            <text:p>15.46975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151]+[.A152]" office:value-type="float" office:value="15.58321904" calcext:value-type="float">
            <text:p>15.58321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152]+[.A153]" office:value-type="float" office:value="15.67884733" calcext:value-type="float">
            <text:p>15.67884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663463" calcext:value-type="float">
            <text:p>0.12663463</text:p>
          </table:table-cell>
          <table:table-cell office:value-type="float" office:value="7.896734" calcext:value-type="float">
            <text:p>7.896734</text:p>
          </table:table-cell>
          <table:table-cell table:formula="of:=[.C153]+[.A154]" office:value-type="float" office:value="15.80548196" calcext:value-type="float">
            <text:p>15.80548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0872816" calcext:value-type="float">
            <text:p>0.20872816</text:p>
          </table:table-cell>
          <table:table-cell office:value-type="float" office:value="4.7909207" calcext:value-type="float">
            <text:p>4.7909207</text:p>
          </table:table-cell>
          <table:table-cell table:formula="of:=[.C154]+[.A155]" office:value-type="float" office:value="16.01421012" calcext:value-type="float">
            <text:p>16.01421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5748074" calcext:value-type="float">
            <text:p>0.25748074</text:p>
          </table:table-cell>
          <table:table-cell office:value-type="float" office:value="3.8837857" calcext:value-type="float">
            <text:p>3.8837857</text:p>
          </table:table-cell>
          <table:table-cell table:formula="of:=[.C155]+[.A156]" office:value-type="float" office:value="16.27169086" calcext:value-type="float">
            <text:p>16.271690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4080263" calcext:value-type="float">
            <text:p>0.24080263</text:p>
          </table:table-cell>
          <table:table-cell office:value-type="float" office:value="4.1527786" calcext:value-type="float">
            <text:p>4.1527786</text:p>
          </table:table-cell>
          <table:table-cell table:formula="of:=[.C156]+[.A157]" office:value-type="float" office:value="16.51249349" calcext:value-type="float">
            <text:p>16.51249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9736019" calcext:value-type="float">
            <text:p>0.19736019</text:p>
          </table:table-cell>
          <table:table-cell office:value-type="float" office:value="5.066878" calcext:value-type="float">
            <text:p>5.066878</text:p>
          </table:table-cell>
          <table:table-cell table:formula="of:=[.C157]+[.A158]" office:value-type="float" office:value="16.70985368" calcext:value-type="float">
            <text:p>16.70985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298161" calcext:value-type="float">
            <text:p>0.16298161</text:p>
          </table:table-cell>
          <table:table-cell office:value-type="float" office:value="6.1356616" calcext:value-type="float">
            <text:p>6.1356616</text:p>
          </table:table-cell>
          <table:table-cell table:formula="of:=[.C158]+[.A159]" office:value-type="float" office:value="16.87283529" calcext:value-type="float">
            <text:p>16.87283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95285" calcext:value-type="float">
            <text:p>0.1395285</text:p>
          </table:table-cell>
          <table:table-cell office:value-type="float" office:value="7.166995" calcext:value-type="float">
            <text:p>7.166995</text:p>
          </table:table-cell>
          <table:table-cell table:formula="of:=[.C159]+[.A160]" office:value-type="float" office:value="17.01236379" calcext:value-type="float">
            <text:p>17.01236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292668" calcext:value-type="float">
            <text:p>0.12292668</text:p>
          </table:table-cell>
          <table:table-cell office:value-type="float" office:value="8.134931" calcext:value-type="float">
            <text:p>8.134931</text:p>
          </table:table-cell>
          <table:table-cell table:formula="of:=[.C160]+[.A161]" office:value-type="float" office:value="17.13529047" calcext:value-type="float">
            <text:p>17.13529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161]+[.A162]" office:value-type="float" office:value="17.2462083" calcext:value-type="float">
            <text:p>17.2462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162]+[.A163]" office:value-type="float" office:value="17.34836745" calcext:value-type="float">
            <text:p>17.34836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163]+[.A164]" office:value-type="float" office:value="17.44532328" calcext:value-type="float">
            <text:p>17.44532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622265" calcext:value-type="float">
            <text:p>0.092622265</text:p>
          </table:table-cell>
          <table:table-cell office:value-type="float" office:value="10.79654" calcext:value-type="float">
            <text:p>10.79654</text:p>
          </table:table-cell>
          <table:table-cell table:formula="of:=[.C164]+[.A165]" office:value-type="float" office:value="17.537945545" calcext:value-type="float">
            <text:p>17.537945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117266" calcext:value-type="float">
            <text:p>0.09117266</text:p>
          </table:table-cell>
          <table:table-cell office:value-type="float" office:value="10.968201" calcext:value-type="float">
            <text:p>10.968201</text:p>
          </table:table-cell>
          <table:table-cell table:formula="of:=[.C165]+[.A166]" office:value-type="float" office:value="17.629118205" calcext:value-type="float">
            <text:p>17.629118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31708" calcext:value-type="float">
            <text:p>0.09231708</text:p>
          </table:table-cell>
          <table:table-cell office:value-type="float" office:value="10.8322315" calcext:value-type="float">
            <text:p>10.8322315</text:p>
          </table:table-cell>
          <table:table-cell table:formula="of:=[.C166]+[.A167]" office:value-type="float" office:value="17.721435285" calcext:value-type="float">
            <text:p>17.721435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167]+[.A168]" office:value-type="float" office:value="17.815690265" calcext:value-type="float">
            <text:p>17.815690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168]+[.A169]" office:value-type="float" office:value="17.912981785" calcext:value-type="float">
            <text:p>17.9129817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169]+[.A170]" office:value-type="float" office:value="18.014942571" calcext:value-type="float">
            <text:p>18.014942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170]+[.A171]" office:value-type="float" office:value="18.124197171" calcext:value-type="float">
            <text:p>18.124197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99054" calcext:value-type="float">
            <text:p>0.1199054</text:p>
          </table:table-cell>
          <table:table-cell office:value-type="float" office:value="8.339909" calcext:value-type="float">
            <text:p>8.339909</text:p>
          </table:table-cell>
          <table:table-cell table:formula="of:=[.C171]+[.A172]" office:value-type="float" office:value="18.244102571" calcext:value-type="float">
            <text:p>18.244102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530175" calcext:value-type="float">
            <text:p>0.13530175</text:p>
          </table:table-cell>
          <table:table-cell office:value-type="float" office:value="7.3908873" calcext:value-type="float">
            <text:p>7.3908873</text:p>
          </table:table-cell>
          <table:table-cell table:formula="of:=[.C172]+[.A173]" office:value-type="float" office:value="18.379404321" calcext:value-type="float">
            <text:p>18.379404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5407035" calcext:value-type="float">
            <text:p>0.15407035</text:p>
          </table:table-cell>
          <table:table-cell office:value-type="float" office:value="6.4905415" calcext:value-type="float">
            <text:p>6.4905415</text:p>
          </table:table-cell>
          <table:table-cell table:formula="of:=[.C173]+[.A174]" office:value-type="float" office:value="18.533474671" calcext:value-type="float">
            <text:p>18.5334746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664378" calcext:value-type="float">
            <text:p>0.16664378</text:p>
          </table:table-cell>
          <table:table-cell office:value-type="float" office:value="6.000824" calcext:value-type="float">
            <text:p>6.000824</text:p>
          </table:table-cell>
          <table:table-cell table:formula="of:=[.C174]+[.A175]" office:value-type="float" office:value="18.700118451" calcext:value-type="float">
            <text:p>18.700118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926832" calcext:value-type="float">
            <text:p>0.16926832</text:p>
          </table:table-cell>
          <table:table-cell office:value-type="float" office:value="5.9077797" calcext:value-type="float">
            <text:p>5.9077797</text:p>
          </table:table-cell>
          <table:table-cell table:formula="of:=[.C175]+[.A176]" office:value-type="float" office:value="18.869386771" calcext:value-type="float">
            <text:p>18.869386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6426337" calcext:value-type="float">
            <text:p>0.16426337</text:p>
          </table:table-cell>
          <table:table-cell office:value-type="float" office:value="6.087785" calcext:value-type="float">
            <text:p>6.087785</text:p>
          </table:table-cell>
          <table:table-cell table:formula="of:=[.C176]+[.A177]" office:value-type="float" office:value="19.033650141" calcext:value-type="float">
            <text:p>19.033650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5158312" calcext:value-type="float">
            <text:p>0.15158312</text:p>
          </table:table-cell>
          <table:table-cell office:value-type="float" office:value="6.5970407" calcext:value-type="float">
            <text:p>6.5970407</text:p>
          </table:table-cell>
          <table:table-cell table:formula="of:=[.C177]+[.A178]" office:value-type="float" office:value="19.185233261" calcext:value-type="float">
            <text:p>19.185233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3711756" calcext:value-type="float">
            <text:p>0.13711756</text:p>
          </table:table-cell>
          <table:table-cell office:value-type="float" office:value="7.2930117" calcext:value-type="float">
            <text:p>7.2930117</text:p>
          </table:table-cell>
          <table:table-cell table:formula="of:=[.C178]+[.A179]" office:value-type="float" office:value="19.322350821" calcext:value-type="float">
            <text:p>19.322350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2318608" calcext:value-type="float">
            <text:p>0.12318608</text:p>
          </table:table-cell>
          <table:table-cell office:value-type="float" office:value="8.1178" calcext:value-type="float">
            <text:p>8.1178</text:p>
          </table:table-cell>
          <table:table-cell table:formula="of:=[.C179]+[.A180]" office:value-type="float" office:value="19.445536901" calcext:value-type="float">
            <text:p>19.4455369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180]+[.A181]" office:value-type="float" office:value="19.557293981" calcext:value-type="float">
            <text:p>19.5572939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181]+[.A182]" office:value-type="float" office:value="19.660155051" calcext:value-type="float">
            <text:p>19.660155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182]+[.A183]" office:value-type="float" office:value="19.757934861" calcext:value-type="float">
            <text:p>19.757934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183]+[.A184]" office:value-type="float" office:value="19.853990406" calcext:value-type="float">
            <text:p>19.853990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184]+[.A185]" office:value-type="float" office:value="19.949984916" calcext:value-type="float">
            <text:p>19.949984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6129" calcext:value-type="float">
            <text:p>0.09816129</text:p>
          </table:table-cell>
          <table:table-cell office:value-type="float" office:value="10.187315" calcext:value-type="float">
            <text:p>10.187315</text:p>
          </table:table-cell>
          <table:table-cell table:formula="of:=[.C185]+[.A186]" office:value-type="float" office:value="20.048146206" calcext:value-type="float">
            <text:p>20.048146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186]+[.A187]" office:value-type="float" office:value="20.15047321" calcext:value-type="float">
            <text:p>20.15047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187]+[.A188]" office:value-type="float" office:value="20.25595883" calcext:value-type="float">
            <text:p>20.255958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188]+[.A189]" office:value-type="float" office:value="20.362771985" calcext:value-type="float">
            <text:p>20.36277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189]+[.A190]" office:value-type="float" office:value="20.46816605" calcext:value-type="float">
            <text:p>20.46816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190]+[.A191]" office:value-type="float" office:value="20.56915026" calcext:value-type="float">
            <text:p>20.56915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191]+[.A192]" office:value-type="float" office:value="20.66812028" calcext:value-type="float">
            <text:p>20.66812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192]+[.A193]" office:value-type="float" office:value="20.766922444" calcext:value-type="float">
            <text:p>20.766922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193]+[.A194]" office:value-type="float" office:value="20.866792744" calcext:value-type="float">
            <text:p>20.866792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194]+[.A195]" office:value-type="float" office:value="20.968570414" calcext:value-type="float">
            <text:p>20.968570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195]+[.A196]" office:value-type="float" office:value="21.071446744" calcext:value-type="float">
            <text:p>21.071446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196]+[.A197]" office:value-type="float" office:value="21.173819524" calcext:value-type="float">
            <text:p>21.173819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197]+[.A198]" office:value-type="float" office:value="21.274910544" calcext:value-type="float">
            <text:p>21.2749105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198]+[.A199]" office:value-type="float" office:value="21.375147054" calcext:value-type="float">
            <text:p>21.3751470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199]+[.A200]" office:value-type="float" office:value="21.476070224" calcext:value-type="float">
            <text:p>21.476070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200]+[.A201]" office:value-type="float" office:value="21.57874818" calcext:value-type="float">
            <text:p>21.578748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201]+[.A202]" office:value-type="float" office:value="21.68299782" calcext:value-type="float">
            <text:p>21.682997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02]+[.A203]" office:value-type="float" office:value="21.78736953" calcext:value-type="float">
            <text:p>21.78736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203]+[.A204]" office:value-type="float" office:value="21.890871476" calcext:value-type="float">
            <text:p>21.890871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04]+[.A205]" office:value-type="float" office:value="21.992328716" calcext:value-type="float">
            <text:p>21.992328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205]+[.A206]" office:value-type="float" office:value="22.092672046" calcext:value-type="float">
            <text:p>22.0926720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06]+[.A207]" office:value-type="float" office:value="22.193518926" calcext:value-type="float">
            <text:p>22.1935189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676" calcext:value-type="float">
            <text:p>0.1020676</text:p>
          </table:table-cell>
          <table:table-cell office:value-type="float" office:value="9.797428" calcext:value-type="float">
            <text:p>9.797428</text:p>
          </table:table-cell>
          <table:table-cell table:formula="of:=[.C207]+[.A208]" office:value-type="float" office:value="22.295586526" calcext:value-type="float">
            <text:p>22.295586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208]+[.A209]" office:value-type="float" office:value="22.397928786" calcext:value-type="float">
            <text:p>22.397928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209]+[.A210]" office:value-type="float" office:value="22.499035066" calcext:value-type="float">
            <text:p>22.499035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210]+[.A211]" office:value-type="float" office:value="22.598523891" calcext:value-type="float">
            <text:p>22.5985238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211]+[.A212]" office:value-type="float" office:value="22.697371831" calcext:value-type="float">
            <text:p>22.6973718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212]+[.A213]" office:value-type="float" office:value="22.796952211" calcext:value-type="float">
            <text:p>22.796952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213]+[.A214]" office:value-type="float" office:value="22.898058491" calcext:value-type="float">
            <text:p>22.898058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14]+[.A215]" office:value-type="float" office:value="22.999515731" calcext:value-type="float">
            <text:p>22.999515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215]+[.A216]" office:value-type="float" office:value="23.099859061" calcext:value-type="float">
            <text:p>23.099859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216]+[.A217]" office:value-type="float" office:value="23.198798561" calcext:value-type="float">
            <text:p>23.198798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217]+[.A218]" office:value-type="float" office:value="23.297646501" calcext:value-type="float">
            <text:p>23.2976465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218]+[.A219]" office:value-type="float" office:value="23.397516801" calcext:value-type="float">
            <text:p>23.397516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219]+[.A220]" office:value-type="float" office:value="23.498928261" calcext:value-type="float">
            <text:p>23.498928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6405" calcext:value-type="float">
            <text:p>0.10156405</text:p>
          </table:table-cell>
          <table:table-cell office:value-type="float" office:value="9.846004" calcext:value-type="float">
            <text:p>9.846004</text:p>
          </table:table-cell>
          <table:table-cell table:formula="of:=[.C220]+[.A221]" office:value-type="float" office:value="23.600492311" calcext:value-type="float">
            <text:p>23.600492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221]+[.A222]" office:value-type="float" office:value="23.701140821" calcext:value-type="float">
            <text:p>23.7011408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222]+[.A223]" office:value-type="float" office:value="23.800705941" calcext:value-type="float">
            <text:p>23.800705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223]+[.A224]" office:value-type="float" office:value="23.900530461" calcext:value-type="float">
            <text:p>23.900530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224]+[.A225]" office:value-type="float" office:value="24.001835101" calcext:value-type="float">
            <text:p>24.001835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25]+[.A226]" office:value-type="float" office:value="24.105016601" calcext:value-type="float">
            <text:p>24.105016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226]+[.A227]" office:value-type="float" office:value="24.208884765" calcext:value-type="float">
            <text:p>24.208884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227]+[.A228]" office:value-type="float" office:value="24.311745835" calcext:value-type="float">
            <text:p>24.3117458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8173" calcext:value-type="float">
            <text:p>0.09848173</text:p>
          </table:table-cell>
          <table:table-cell office:value-type="float" office:value="10.154167" calcext:value-type="float">
            <text:p>10.154167</text:p>
          </table:table-cell>
          <table:table-cell table:formula="of:=[.C228]+[.A229]" office:value-type="float" office:value="24.410227565" calcext:value-type="float">
            <text:p>24.410227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17975" calcext:value-type="float">
            <text:p>0.09217975</text:p>
          </table:table-cell>
          <table:table-cell office:value-type="float" office:value="10.848369" calcext:value-type="float">
            <text:p>10.848369</text:p>
          </table:table-cell>
          <table:table-cell table:formula="of:=[.C229]+[.A230]" office:value-type="float" office:value="24.502407315" calcext:value-type="float">
            <text:p>24.502407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8996719" calcext:value-type="float">
            <text:p>0.08996719</text:p>
          </table:table-cell>
          <table:table-cell office:value-type="float" office:value="11.115163" calcext:value-type="float">
            <text:p>11.115163</text:p>
          </table:table-cell>
          <table:table-cell table:formula="of:=[.C230]+[.A231]" office:value-type="float" office:value="24.592374505" calcext:value-type="float">
            <text:p>24.592374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079118" calcext:value-type="float">
            <text:p>0.09079118</text:p>
          </table:table-cell>
          <table:table-cell office:value-type="float" office:value="11.014285" calcext:value-type="float">
            <text:p>11.014285</text:p>
          </table:table-cell>
          <table:table-cell table:formula="of:=[.C231]+[.A232]" office:value-type="float" office:value="24.683165685" calcext:value-type="float">
            <text:p>24.683165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17525" calcext:value-type="float">
            <text:p>0.0917525</text:p>
          </table:table-cell>
          <table:table-cell office:value-type="float" office:value="10.898886" calcext:value-type="float">
            <text:p>10.898886</text:p>
          </table:table-cell>
          <table:table-cell table:formula="of:=[.C232]+[.A233]" office:value-type="float" office:value="24.774918185" calcext:value-type="float">
            <text:p>24.774918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56123" calcext:value-type="float">
            <text:p>0.09256123</text:p>
          </table:table-cell>
          <table:table-cell office:value-type="float" office:value="10.80366" calcext:value-type="float">
            <text:p>10.80366</text:p>
          </table:table-cell>
          <table:table-cell table:formula="of:=[.C233]+[.A234]" office:value-type="float" office:value="24.867479415" calcext:value-type="float">
            <text:p>24.867479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40047" calcext:value-type="float">
            <text:p>0.09340047</text:p>
          </table:table-cell>
          <table:table-cell office:value-type="float" office:value="10.706584" calcext:value-type="float">
            <text:p>10.706584</text:p>
          </table:table-cell>
          <table:table-cell table:formula="of:=[.C234]+[.A235]" office:value-type="float" office:value="24.960879885" calcext:value-type="float">
            <text:p>24.9608798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235]+[.A236]" office:value-type="float" office:value="25.055134865" calcext:value-type="float">
            <text:p>25.055134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2163" calcext:value-type="float">
            <text:p>0.0952163</text:p>
          </table:table-cell>
          <table:table-cell office:value-type="float" office:value="10.502404" calcext:value-type="float">
            <text:p>10.502404</text:p>
          </table:table-cell>
          <table:table-cell table:formula="of:=[.C236]+[.A237]" office:value-type="float" office:value="25.150351165" calcext:value-type="float">
            <text:p>25.150351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237]+[.A238]" office:value-type="float" office:value="25.246376195" calcext:value-type="float">
            <text:p>25.246376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238]+[.A239]" office:value-type="float" office:value="25.343332025" calcext:value-type="float">
            <text:p>25.343332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239]+[.A240]" office:value-type="float" office:value="25.441020285" calcext:value-type="float">
            <text:p>25.441020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240]+[.A241]" office:value-type="float" office:value="25.539349419" calcext:value-type="float">
            <text:p>25.539349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05436" calcext:value-type="float">
            <text:p>0.098405436</text:p>
          </table:table-cell>
          <table:table-cell office:value-type="float" office:value="10.16204" calcext:value-type="float">
            <text:p>10.16204</text:p>
          </table:table-cell>
          <table:table-cell table:formula="of:=[.C241]+[.A242]" office:value-type="float" office:value="25.637754855" calcext:value-type="float">
            <text:p>25.6377548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242]+[.A243]" office:value-type="float" office:value="25.735519405" calcext:value-type="float">
            <text:p>25.735519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0813" calcext:value-type="float">
            <text:p>0.09620813</text:p>
          </table:table-cell>
          <table:table-cell office:value-type="float" office:value="10.394132" calcext:value-type="float">
            <text:p>10.394132</text:p>
          </table:table-cell>
          <table:table-cell table:formula="of:=[.C243]+[.A244]" office:value-type="float" office:value="25.831727535" calcext:value-type="float">
            <text:p>25.831727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244]+[.A245]" office:value-type="float" office:value="25.926898055" calcext:value-type="float">
            <text:p>25.926898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2163" calcext:value-type="float">
            <text:p>0.0952163</text:p>
          </table:table-cell>
          <table:table-cell office:value-type="float" office:value="10.502404" calcext:value-type="float">
            <text:p>10.502404</text:p>
          </table:table-cell>
          <table:table-cell table:formula="of:=[.C245]+[.A246]" office:value-type="float" office:value="26.022114355" calcext:value-type="float">
            <text:p>26.022114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7407" calcext:value-type="float">
            <text:p>0.09567407</text:p>
          </table:table-cell>
          <table:table-cell office:value-type="float" office:value="10.452153" calcext:value-type="float">
            <text:p>10.452153</text:p>
          </table:table-cell>
          <table:table-cell table:formula="of:=[.C246]+[.A247]" office:value-type="float" office:value="26.117788425" calcext:value-type="float">
            <text:p>26.117788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994" calcext:value-type="float">
            <text:p>0.0953994</text:p>
          </table:table-cell>
          <table:table-cell office:value-type="float" office:value="10.482246" calcext:value-type="float">
            <text:p>10.482246</text:p>
          </table:table-cell>
          <table:table-cell table:formula="of:=[.C247]+[.A248]" office:value-type="float" office:value="26.213187825" calcext:value-type="float">
            <text:p>26.213187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248]+[.A249]" office:value-type="float" office:value="26.307717465" calcext:value-type="float">
            <text:p>26.307717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08713" calcext:value-type="float">
            <text:p>0.09408713</text:p>
          </table:table-cell>
          <table:table-cell office:value-type="float" office:value="10.628446" calcext:value-type="float">
            <text:p>10.628446</text:p>
          </table:table-cell>
          <table:table-cell table:formula="of:=[.C249]+[.A250]" office:value-type="float" office:value="26.401804595" calcext:value-type="float">
            <text:p>26.401804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250]+[.A251]" office:value-type="float" office:value="26.496273195" calcext:value-type="float">
            <text:p>26.496273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74327" calcext:value-type="float">
            <text:p>0.09474327</text:p>
          </table:table-cell>
          <table:table-cell office:value-type="float" office:value="10.554839" calcext:value-type="float">
            <text:p>10.554839</text:p>
          </table:table-cell>
          <table:table-cell table:formula="of:=[.C251]+[.A252]" office:value-type="float" office:value="26.591016465" calcext:value-type="float">
            <text:p>26.591016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22446" calcext:value-type="float">
            <text:p>0.09422446</text:p>
          </table:table-cell>
          <table:table-cell office:value-type="float" office:value="10.612955" calcext:value-type="float">
            <text:p>10.612955</text:p>
          </table:table-cell>
          <table:table-cell table:formula="of:=[.C252]+[.A253]" office:value-type="float" office:value="26.685240925" calcext:value-type="float">
            <text:p>26.6852409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29366" calcext:value-type="float">
            <text:p>0.09329366</text:p>
          </table:table-cell>
          <table:table-cell office:value-type="float" office:value="10.7188425" calcext:value-type="float">
            <text:p>10.7188425</text:p>
          </table:table-cell>
          <table:table-cell table:formula="of:=[.C253]+[.A254]" office:value-type="float" office:value="26.778534585" calcext:value-type="float">
            <text:p>26.778534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217365" calcext:value-type="float">
            <text:p>0.093217365</text:p>
          </table:table-cell>
          <table:table-cell office:value-type="float" office:value="10.727615" calcext:value-type="float">
            <text:p>10.727615</text:p>
          </table:table-cell>
          <table:table-cell table:formula="of:=[.C254]+[.A255]" office:value-type="float" office:value="26.87175195" calcext:value-type="float">
            <text:p>26.87175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72091" calcext:value-type="float">
            <text:p>0.09372091</text:p>
          </table:table-cell>
          <table:table-cell office:value-type="float" office:value="10.669977" calcext:value-type="float">
            <text:p>10.669977</text:p>
          </table:table-cell>
          <table:table-cell table:formula="of:=[.C255]+[.A256]" office:value-type="float" office:value="26.96547286" calcext:value-type="float">
            <text:p>26.96547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256]+[.A257]" office:value-type="float" office:value="27.05972784" calcext:value-type="float">
            <text:p>27.059727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827724" calcext:value-type="float">
            <text:p>0.093827724</text:p>
          </table:table-cell>
          <table:table-cell office:value-type="float" office:value="10.65783" calcext:value-type="float">
            <text:p>10.65783</text:p>
          </table:table-cell>
          <table:table-cell table:formula="of:=[.C257]+[.A258]" office:value-type="float" office:value="27.153555564" calcext:value-type="float">
            <text:p>27.153555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50019" calcext:value-type="float">
            <text:p>0.09250019</text:p>
          </table:table-cell>
          <table:table-cell office:value-type="float" office:value="10.810788" calcext:value-type="float">
            <text:p>10.810788</text:p>
          </table:table-cell>
          <table:table-cell table:formula="of:=[.C258]+[.A259]" office:value-type="float" office:value="27.246055754" calcext:value-type="float">
            <text:p>27.2460557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271306" calcext:value-type="float">
            <text:p>0.092271306</text:p>
          </table:table-cell>
          <table:table-cell office:value-type="float" office:value="10.837605" calcext:value-type="float">
            <text:p>10.837605</text:p>
          </table:table-cell>
          <table:table-cell table:formula="of:=[.C259]+[.A260]" office:value-type="float" office:value="27.33832706" calcext:value-type="float">
            <text:p>27.33832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2581" calcext:value-type="float">
            <text:p>0.09312581</text:p>
          </table:table-cell>
          <table:table-cell office:value-type="float" office:value="10.738162" calcext:value-type="float">
            <text:p>10.738162</text:p>
          </table:table-cell>
          <table:table-cell table:formula="of:=[.C260]+[.A261]" office:value-type="float" office:value="27.43145287" calcext:value-type="float">
            <text:p>27.4314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261]+[.A262]" office:value-type="float" office:value="27.52557052" calcext:value-type="float">
            <text:p>27.52557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27024" calcext:value-type="float">
            <text:p>0.09427024</text:p>
          </table:table-cell>
          <table:table-cell office:value-type="float" office:value="10.607801" calcext:value-type="float">
            <text:p>10.607801</text:p>
          </table:table-cell>
          <table:table-cell table:formula="of:=[.C262]+[.A263]" office:value-type="float" office:value="27.61984076" calcext:value-type="float">
            <text:p>27.619840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50729" calcext:value-type="float">
            <text:p>0.09350729</text:p>
          </table:table-cell>
          <table:table-cell office:value-type="float" office:value="10.694353" calcext:value-type="float">
            <text:p>10.694353</text:p>
          </table:table-cell>
          <table:table-cell table:formula="of:=[.C263]+[.A264]" office:value-type="float" office:value="27.71334805" calcext:value-type="float">
            <text:p>27.71334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5633" calcext:value-type="float">
            <text:p>0.09315633</text:p>
          </table:table-cell>
          <table:table-cell office:value-type="float" office:value="10.734644" calcext:value-type="float">
            <text:p>10.734644</text:p>
          </table:table-cell>
          <table:table-cell table:formula="of:=[.C264]+[.A265]" office:value-type="float" office:value="27.80650438" calcext:value-type="float">
            <text:p>27.80650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07187" calcext:value-type="float">
            <text:p>0.09407187</text:p>
          </table:table-cell>
          <table:table-cell office:value-type="float" office:value="10.63017" calcext:value-type="float">
            <text:p>10.63017</text:p>
          </table:table-cell>
          <table:table-cell table:formula="of:=[.C265]+[.A266]" office:value-type="float" office:value="27.90057625" calcext:value-type="float">
            <text:p>27.90057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4355" calcext:value-type="float">
            <text:p>0.09564355</text:p>
          </table:table-cell>
          <table:table-cell office:value-type="float" office:value="10.455488" calcext:value-type="float">
            <text:p>10.455488</text:p>
          </table:table-cell>
          <table:table-cell table:formula="of:=[.C266]+[.A267]" office:value-type="float" office:value="27.9962198" calcext:value-type="float">
            <text:p>27.9962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267]+[.A268]" office:value-type="float" office:value="28.093007774" calcext:value-type="float">
            <text:p>28.093007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268]+[.A269]" office:value-type="float" office:value="28.189734714" calcext:value-type="float">
            <text:p>28.189734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269]+[.A270]" office:value-type="float" office:value="28.284355914" calcext:value-type="float">
            <text:p>28.284355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53781" calcext:value-type="float">
            <text:p>0.09353781</text:p>
          </table:table-cell>
          <table:table-cell office:value-type="float" office:value="10.690865" calcext:value-type="float">
            <text:p>10.690865</text:p>
          </table:table-cell>
          <table:table-cell table:formula="of:=[.C270]+[.A271]" office:value-type="float" office:value="28.377893724" calcext:value-type="float">
            <text:p>28.377893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99126" calcext:value-type="float">
            <text:p>0.094499126</text:p>
          </table:table-cell>
          <table:table-cell office:value-type="float" office:value="10.582108" calcext:value-type="float">
            <text:p>10.582108</text:p>
          </table:table-cell>
          <table:table-cell table:formula="of:=[.C271]+[.A272]" office:value-type="float" office:value="28.47239285" calcext:value-type="float">
            <text:p>28.47239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272]+[.A273]" office:value-type="float" office:value="28.56907401" calcext:value-type="float">
            <text:p>28.56907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273]+[.A274]" office:value-type="float" office:value="28.666655456" calcext:value-type="float">
            <text:p>28.666655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274]+[.A275]" office:value-type="float" office:value="28.763061956" calcext:value-type="float">
            <text:p>28.763061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82515" calcext:value-type="float">
            <text:p>0.095582515</text:p>
          </table:table-cell>
          <table:table-cell office:value-type="float" office:value="10.462165" calcext:value-type="float">
            <text:p>10.462165</text:p>
          </table:table-cell>
          <table:table-cell table:formula="of:=[.C275]+[.A276]" office:value-type="float" office:value="28.858644471" calcext:value-type="float">
            <text:p>28.858644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276]+[.A277]" office:value-type="float" office:value="28.955508741" calcext:value-type="float">
            <text:p>28.955508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277]+[.A278]" office:value-type="float" office:value="29.054707641" calcext:value-type="float">
            <text:p>29.054707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78]+[.A279]" office:value-type="float" office:value="29.155157781" calcext:value-type="float">
            <text:p>29.155157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0571" calcext:value-type="float">
            <text:p>0.09930571</text:p>
          </table:table-cell>
          <table:table-cell office:value-type="float" office:value="10.069915" calcext:value-type="float">
            <text:p>10.069915</text:p>
          </table:table-cell>
          <table:table-cell table:formula="of:=[.C279]+[.A280]" office:value-type="float" office:value="29.254463491" calcext:value-type="float">
            <text:p>29.254463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280]+[.A281]" office:value-type="float" office:value="29.351709236" calcext:value-type="float">
            <text:p>29.351709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4355" calcext:value-type="float">
            <text:p>0.09564355</text:p>
          </table:table-cell>
          <table:table-cell office:value-type="float" office:value="10.455488" calcext:value-type="float">
            <text:p>10.455488</text:p>
          </table:table-cell>
          <table:table-cell table:formula="of:=[.C281]+[.A282]" office:value-type="float" office:value="29.447352786" calcext:value-type="float">
            <text:p>29.447352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7598" calcext:value-type="float">
            <text:p>0.09637598</text:p>
          </table:table-cell>
          <table:table-cell office:value-type="float" office:value="10.376029" calcext:value-type="float">
            <text:p>10.376029</text:p>
          </table:table-cell>
          <table:table-cell table:formula="of:=[.C282]+[.A283]" office:value-type="float" office:value="29.543728766" calcext:value-type="float">
            <text:p>29.5437287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283]+[.A284]" office:value-type="float" office:value="29.642286786" calcext:value-type="float">
            <text:p>29.642286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284]+[.A285]" office:value-type="float" office:value="29.742019751" calcext:value-type="float">
            <text:p>29.7420197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285]+[.A286]" office:value-type="float" office:value="29.841249171" calcext:value-type="float">
            <text:p>29.841249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286]+[.A287]" office:value-type="float" office:value="29.939517271" calcext:value-type="float">
            <text:p>29.939517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287]+[.A288]" office:value-type="float" office:value="30.037098717" calcext:value-type="float">
            <text:p>30.037098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288]+[.A289]" office:value-type="float" office:value="30.134466533" calcext:value-type="float">
            <text:p>30.134466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289]+[.A290]" office:value-type="float" office:value="30.232475233" calcext:value-type="float">
            <text:p>30.232475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290]+[.A291]" office:value-type="float" office:value="30.329690463" calcext:value-type="float">
            <text:p>30.329690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291]+[.A292]" office:value-type="float" office:value="30.425639193" calcext:value-type="float">
            <text:p>30.425639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292]+[.A293]" office:value-type="float" office:value="30.521435333" calcext:value-type="float">
            <text:p>30.521435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293]+[.A294]" office:value-type="float" office:value="30.619276179" calcext:value-type="float">
            <text:p>30.619276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294]+[.A295]" office:value-type="float" office:value="30.718871815" calcext:value-type="float">
            <text:p>30.7188718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295]+[.A296]" office:value-type="float" office:value="30.819108325" calcext:value-type="float">
            <text:p>30.819108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96]+[.A297]" office:value-type="float" office:value="30.92061134" calcext:value-type="float">
            <text:p>30.92061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297]+[.A298]" office:value-type="float" office:value="31.02290783" calcext:value-type="float">
            <text:p>31.022907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625085" calcext:value-type="float">
            <text:p>0.101625085</text:p>
          </table:table-cell>
          <table:table-cell office:value-type="float" office:value="9.84009" calcext:value-type="float">
            <text:p>9.84009</text:p>
          </table:table-cell>
          <table:table-cell table:formula="of:=[.C298]+[.A299]" office:value-type="float" office:value="31.124532915" calcext:value-type="float">
            <text:p>31.1245329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299]+[.A300]" office:value-type="float" office:value="31.22486098" calcext:value-type="float">
            <text:p>31.224860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300]+[.A301]" office:value-type="float" office:value="31.32463972" calcext:value-type="float">
            <text:p>31.324639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301]+[.A302]" office:value-type="float" office:value="31.42492201" calcext:value-type="float">
            <text:p>31.42492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302]+[.A303]" office:value-type="float" office:value="31.52590622" calcext:value-type="float">
            <text:p>31.52590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303]+[.A304]" office:value-type="float" office:value="31.62655473" calcext:value-type="float">
            <text:p>31.62655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304]+[.A305]" office:value-type="float" office:value="31.72593674" calcext:value-type="float">
            <text:p>31.72593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305]+[.A306]" office:value-type="float" office:value="31.82527297" calcext:value-type="float">
            <text:p>31.82527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306]+[.A307]" office:value-type="float" office:value="31.92558578" calcext:value-type="float">
            <text:p>31.92558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89384" calcext:value-type="float">
            <text:p>0.101289384</text:p>
          </table:table-cell>
          <table:table-cell office:value-type="float" office:value="9.872704" calcext:value-type="float">
            <text:p>9.872704</text:p>
          </table:table-cell>
          <table:table-cell table:formula="of:=[.C307]+[.A308]" office:value-type="float" office:value="32.026875164" calcext:value-type="float">
            <text:p>32.026875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308]+[.A309]" office:value-type="float" office:value="32.127752564" calcext:value-type="float">
            <text:p>32.127752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4305" calcext:value-type="float">
            <text:p>0.09944305</text:p>
          </table:table-cell>
          <table:table-cell office:value-type="float" office:value="10.056007" calcext:value-type="float">
            <text:p>10.056007</text:p>
          </table:table-cell>
          <table:table-cell table:formula="of:=[.C309]+[.A310]" office:value-type="float" office:value="32.227195614" calcext:value-type="float">
            <text:p>32.227195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310]+[.A311]" office:value-type="float" office:value="32.326455549" calcext:value-type="float">
            <text:p>32.326455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11]+[.A312]" office:value-type="float" office:value="32.426936209" calcext:value-type="float">
            <text:p>32.426936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312]+[.A313]" office:value-type="float" office:value="32.529431059" calcext:value-type="float">
            <text:p>32.529431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313]+[.A314]" office:value-type="float" office:value="32.632582045" calcext:value-type="float">
            <text:p>32.632582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314]+[.A315]" office:value-type="float" office:value="32.734954825" calcext:value-type="float">
            <text:p>32.734954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315]+[.A316]" office:value-type="float" office:value="32.835679625" calcext:value-type="float">
            <text:p>32.835679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316]+[.A317]" office:value-type="float" office:value="32.935946655" calcext:value-type="float">
            <text:p>32.9359466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317]+[.A318]" office:value-type="float" office:value="33.036839311" calcext:value-type="float">
            <text:p>33.036839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318]+[.A319]" office:value-type="float" office:value="33.138861131" calcext:value-type="float">
            <text:p>33.138861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319]+[.A320]" office:value-type="float" office:value="33.241066061" calcext:value-type="float">
            <text:p>33.241066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320]+[.A321]" office:value-type="float" office:value="33.342523301" calcext:value-type="float">
            <text:p>33.342523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321]+[.A322]" office:value-type="float" office:value="33.443568541" calcext:value-type="float">
            <text:p>33.443568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853974" calcext:value-type="float">
            <text:p>0.101853974</text:p>
          </table:table-cell>
          <table:table-cell office:value-type="float" office:value="9.817977" calcext:value-type="float">
            <text:p>9.817977</text:p>
          </table:table-cell>
          <table:table-cell table:formula="of:=[.C322]+[.A323]" office:value-type="float" office:value="33.545422515" calcext:value-type="float">
            <text:p>33.54542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323]+[.A324]" office:value-type="float" office:value="33.649290679" calcext:value-type="float">
            <text:p>33.649290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324]+[.A325]" office:value-type="float" office:value="33.754181199" calcext:value-type="float">
            <text:p>33.754181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325]+[.A326]" office:value-type="float" office:value="33.858644463" calcext:value-type="float">
            <text:p>33.858644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326]+[.A327]" office:value-type="float" office:value="33.961078279" calcext:value-type="float">
            <text:p>33.961078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327]+[.A328]" office:value-type="float" office:value="34.061803079" calcext:value-type="float">
            <text:p>34.061803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328]+[.A329]" office:value-type="float" office:value="34.162405809" calcext:value-type="float">
            <text:p>34.162405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329]+[.A330]" office:value-type="float" office:value="34.264610739" calcext:value-type="float">
            <text:p>34.2646107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29542" calcext:value-type="float">
            <text:p>0.10429542</text:p>
          </table:table-cell>
          <table:table-cell office:value-type="float" office:value="9.588149" calcext:value-type="float">
            <text:p>9.588149</text:p>
          </table:table-cell>
          <table:table-cell table:formula="of:=[.C330]+[.A331]" office:value-type="float" office:value="34.368906159" calcext:value-type="float">
            <text:p>34.368906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331]+[.A332]" office:value-type="float" office:value="34.473644089" calcext:value-type="float">
            <text:p>34.473644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332]+[.A333]" office:value-type="float" office:value="34.577588549" calcext:value-type="float">
            <text:p>34.577588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333]+[.A334]" office:value-type="float" office:value="34.680342799" calcext:value-type="float">
            <text:p>34.680342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95262" calcext:value-type="float">
            <text:p>0.10295262</text:p>
          </table:table-cell>
          <table:table-cell office:value-type="float" office:value="9.713206" calcext:value-type="float">
            <text:p>9.713206</text:p>
          </table:table-cell>
          <table:table-cell table:formula="of:=[.C334]+[.A335]" office:value-type="float" office:value="34.783295419" calcext:value-type="float">
            <text:p>34.783295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417334" calcext:value-type="float">
            <text:p>0.10417334</text:p>
          </table:table-cell>
          <table:table-cell office:value-type="float" office:value="9.599385" calcext:value-type="float">
            <text:p>9.599385</text:p>
          </table:table-cell>
          <table:table-cell table:formula="of:=[.C335]+[.A336]" office:value-type="float" office:value="34.887468759" calcext:value-type="float">
            <text:p>34.8874687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336]+[.A337]" office:value-type="float" office:value="34.991397959" calcext:value-type="float">
            <text:p>34.9913979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337]+[.A338]" office:value-type="float" office:value="35.093984359" calcext:value-type="float">
            <text:p>35.093984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338]+[.A339]" office:value-type="float" office:value="35.195487374" calcext:value-type="float">
            <text:p>35.195487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339]+[.A340]" office:value-type="float" office:value="35.297081944" calcext:value-type="float">
            <text:p>35.297081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340]+[.A341]" office:value-type="float" office:value="35.399851454" calcext:value-type="float">
            <text:p>35.399851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41]+[.A342]" office:value-type="float" office:value="35.503261844" calcext:value-type="float">
            <text:p>35.503261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342]+[.A343]" office:value-type="float" office:value="35.605878764" calcext:value-type="float">
            <text:p>35.6058787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343]+[.A344]" office:value-type="float" office:value="35.707107114" calcext:value-type="float">
            <text:p>35.707107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344]+[.A345]" office:value-type="float" office:value="35.807603034" calcext:value-type="float">
            <text:p>35.8076030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345]+[.A346]" office:value-type="float" office:value="35.908388874" calcext:value-type="float">
            <text:p>35.9083888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346]+[.A347]" office:value-type="float" office:value="36.009144194" calcext:value-type="float">
            <text:p>36.009144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3595" calcext:value-type="float">
            <text:p>0.09843595</text:p>
          </table:table-cell>
          <table:table-cell office:value-type="float" office:value="10.158889" calcext:value-type="float">
            <text:p>10.158889</text:p>
          </table:table-cell>
          <table:table-cell table:formula="of:=[.C347]+[.A348]" office:value-type="float" office:value="36.107580144" calcext:value-type="float">
            <text:p>36.107580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09485" calcext:value-type="float">
            <text:p>0.095109485</text:p>
          </table:table-cell>
          <table:table-cell office:value-type="float" office:value="10.514198" calcext:value-type="float">
            <text:p>10.514198</text:p>
          </table:table-cell>
          <table:table-cell table:formula="of:=[.C348]+[.A349]" office:value-type="float" office:value="36.202689629" calcext:value-type="float">
            <text:p>36.2026896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170672" calcext:value-type="float">
            <text:p>0.09170672</text:p>
          </table:table-cell>
          <table:table-cell office:value-type="float" office:value="10.9043255" calcext:value-type="float">
            <text:p>10.9043255</text:p>
          </table:table-cell>
          <table:table-cell table:formula="of:=[.C349]+[.A350]" office:value-type="float" office:value="36.294396349" calcext:value-type="float">
            <text:p>36.294396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89784086" calcext:value-type="float">
            <text:p>0.089784086</text:p>
          </table:table-cell>
          <table:table-cell office:value-type="float" office:value="11.137832" calcext:value-type="float">
            <text:p>11.137832</text:p>
          </table:table-cell>
          <table:table-cell table:formula="of:=[.C350]+[.A351]" office:value-type="float" office:value="36.384180435" calcext:value-type="float">
            <text:p>36.384180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063859" calcext:value-type="float">
            <text:p>0.09063859</text:p>
          </table:table-cell>
          <table:table-cell office:value-type="float" office:value="11.032827" calcext:value-type="float">
            <text:p>11.032827</text:p>
          </table:table-cell>
          <table:table-cell table:formula="of:=[.C351]+[.A352]" office:value-type="float" office:value="36.474819025" calcext:value-type="float">
            <text:p>36.474819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152361" calcext:value-type="float">
            <text:p>0.09152361</text:p>
          </table:table-cell>
          <table:table-cell office:value-type="float" office:value="10.926143" calcext:value-type="float">
            <text:p>10.926143</text:p>
          </table:table-cell>
          <table:table-cell table:formula="of:=[.C352]+[.A353]" office:value-type="float" office:value="36.566342635" calcext:value-type="float">
            <text:p>36.5663426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3476" calcext:value-type="float">
            <text:p>0.0923476</text:p>
          </table:table-cell>
          <table:table-cell office:value-type="float" office:value="10.828651" calcext:value-type="float">
            <text:p>10.828651</text:p>
          </table:table-cell>
          <table:table-cell table:formula="of:=[.C353]+[.A354]" office:value-type="float" office:value="36.658690235" calcext:value-type="float">
            <text:p>36.658690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54]+[.A355]" office:value-type="float" office:value="36.751861825" calcext:value-type="float">
            <text:p>36.751861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10239" calcext:value-type="float">
            <text:p>0.09410239</text:p>
          </table:table-cell>
          <table:table-cell office:value-type="float" office:value="10.626722" calcext:value-type="float">
            <text:p>10.626722</text:p>
          </table:table-cell>
          <table:table-cell table:formula="of:=[.C355]+[.A356]" office:value-type="float" office:value="36.845964215" calcext:value-type="float">
            <text:p>36.845964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5689" calcext:value-type="float">
            <text:p>0.09495689</text:p>
          </table:table-cell>
          <table:table-cell office:value-type="float" office:value="10.531095" calcext:value-type="float">
            <text:p>10.531095</text:p>
          </table:table-cell>
          <table:table-cell table:formula="of:=[.C356]+[.A357]" office:value-type="float" office:value="36.940921105" calcext:value-type="float">
            <text:p>36.940921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357]+[.A358]" office:value-type="float" office:value="37.036717245" calcext:value-type="float">
            <text:p>37.036717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358]+[.A359]" office:value-type="float" office:value="37.133398405" calcext:value-type="float">
            <text:p>37.133398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359]+[.A360]" office:value-type="float" office:value="37.230842525" calcext:value-type="float">
            <text:p>37.230842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360]+[.A361]" office:value-type="float" office:value="37.328881745" calcext:value-type="float">
            <text:p>37.328881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2396" calcext:value-type="float">
            <text:p>0.09802396</text:p>
          </table:table-cell>
          <table:table-cell office:value-type="float" office:value="10.201588" calcext:value-type="float">
            <text:p>10.201588</text:p>
          </table:table-cell>
          <table:table-cell table:formula="of:=[.C361]+[.A362]" office:value-type="float" office:value="37.426905705" calcext:value-type="float">
            <text:p>37.426905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362]+[.A363]" office:value-type="float" office:value="37.523724195" calcext:value-type="float">
            <text:p>37.523724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363]+[.A364]" office:value-type="float" office:value="37.61848272" calcext:value-type="float">
            <text:p>37.61848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461506" calcext:value-type="float">
            <text:p>0.093461506</text:p>
          </table:table-cell>
          <table:table-cell office:value-type="float" office:value="10.699593" calcext:value-type="float">
            <text:p>10.699593</text:p>
          </table:table-cell>
          <table:table-cell table:formula="of:=[.C364]+[.A365]" office:value-type="float" office:value="37.711944226" calcext:value-type="float">
            <text:p>37.711944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32418" calcext:value-type="float">
            <text:p>0.09332418</text:p>
          </table:table-cell>
          <table:table-cell office:value-type="float" office:value="10.715337" calcext:value-type="float">
            <text:p>10.715337</text:p>
          </table:table-cell>
          <table:table-cell table:formula="of:=[.C365]+[.A366]" office:value-type="float" office:value="37.805268406" calcext:value-type="float">
            <text:p>37.805268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59884" calcext:value-type="float">
            <text:p>0.09359884</text:p>
          </table:table-cell>
          <table:table-cell office:value-type="float" office:value="10.683893" calcext:value-type="float">
            <text:p>10.683893</text:p>
          </table:table-cell>
          <table:table-cell table:formula="of:=[.C366]+[.A367]" office:value-type="float" office:value="37.898867246" calcext:value-type="float">
            <text:p>37.898867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44625" calcext:value-type="float">
            <text:p>0.09344625</text:p>
          </table:table-cell>
          <table:table-cell office:value-type="float" office:value="10.70134" calcext:value-type="float">
            <text:p>10.70134</text:p>
          </table:table-cell>
          <table:table-cell table:formula="of:=[.C367]+[.A368]" office:value-type="float" office:value="37.992313496" calcext:value-type="float">
            <text:p>37.992313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91218" calcext:value-type="float">
            <text:p>0.09291218</text:p>
          </table:table-cell>
          <table:table-cell office:value-type="float" office:value="10.762852" calcext:value-type="float">
            <text:p>10.762852</text:p>
          </table:table-cell>
          <table:table-cell table:formula="of:=[.C368]+[.A369]" office:value-type="float" office:value="38.085225676" calcext:value-type="float">
            <text:p>38.0852256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79011" calcext:value-type="float">
            <text:p>0.09279011</text:p>
          </table:table-cell>
          <table:table-cell office:value-type="float" office:value="10.777011" calcext:value-type="float">
            <text:p>10.777011</text:p>
          </table:table-cell>
          <table:table-cell table:formula="of:=[.C369]+[.A370]" office:value-type="float" office:value="38.178015786" calcext:value-type="float">
            <text:p>38.178015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095295" calcext:value-type="float">
            <text:p>0.093095295</text:p>
          </table:table-cell>
          <table:table-cell office:value-type="float" office:value="10.741682" calcext:value-type="float">
            <text:p>10.741682</text:p>
          </table:table-cell>
          <table:table-cell table:formula="of:=[.C370]+[.A371]" office:value-type="float" office:value="38.271111081" calcext:value-type="float">
            <text:p>38.271111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24788" calcext:value-type="float">
            <text:p>0.09324788</text:p>
          </table:table-cell>
          <table:table-cell office:value-type="float" office:value="10.724104" calcext:value-type="float">
            <text:p>10.724104</text:p>
          </table:table-cell>
          <table:table-cell table:formula="of:=[.C371]+[.A372]" office:value-type="float" office:value="38.364358961" calcext:value-type="float">
            <text:p>38.364358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97322" calcext:value-type="float">
            <text:p>0.09297322</text:p>
          </table:table-cell>
          <table:table-cell office:value-type="float" office:value="10.755786" calcext:value-type="float">
            <text:p>10.755786</text:p>
          </table:table-cell>
          <table:table-cell table:formula="of:=[.C372]+[.A373]" office:value-type="float" office:value="38.457332181" calcext:value-type="float">
            <text:p>38.457332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73]+[.A374]" office:value-type="float" office:value="38.550183331" calcext:value-type="float">
            <text:p>38.550183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5633" calcext:value-type="float">
            <text:p>0.09315633</text:p>
          </table:table-cell>
          <table:table-cell office:value-type="float" office:value="10.734644" calcext:value-type="float">
            <text:p>10.734644</text:p>
          </table:table-cell>
          <table:table-cell table:formula="of:=[.C374]+[.A375]" office:value-type="float" office:value="38.643339661" calcext:value-type="float">
            <text:p>38.6433396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41573" calcext:value-type="float">
            <text:p>0.09341573</text:p>
          </table:table-cell>
          <table:table-cell office:value-type="float" office:value="10.704836" calcext:value-type="float">
            <text:p>10.704836</text:p>
          </table:table-cell>
          <table:table-cell table:formula="of:=[.C375]+[.A376]" office:value-type="float" office:value="38.736755391" calcext:value-type="float">
            <text:p>38.736755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20211" calcext:value-type="float">
            <text:p>0.09320211</text:p>
          </table:table-cell>
          <table:table-cell office:value-type="float" office:value="10.729371" calcext:value-type="float">
            <text:p>10.729371</text:p>
          </table:table-cell>
          <table:table-cell table:formula="of:=[.C376]+[.A377]" office:value-type="float" office:value="38.829957501" calcext:value-type="float">
            <text:p>38.8299575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71382" calcext:value-type="float">
            <text:p>0.09271382</text:p>
          </table:table-cell>
          <table:table-cell office:value-type="float" office:value="10.785879" calcext:value-type="float">
            <text:p>10.785879</text:p>
          </table:table-cell>
          <table:table-cell table:formula="of:=[.C377]+[.A378]" office:value-type="float" office:value="38.922671321" calcext:value-type="float">
            <text:p>38.922671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78]+[.A379]" office:value-type="float" office:value="39.015522471" calcext:value-type="float">
            <text:p>39.015522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8685" calcext:value-type="float">
            <text:p>0.09318685</text:p>
          </table:table-cell>
          <table:table-cell office:value-type="float" office:value="10.731129" calcext:value-type="float">
            <text:p>10.731129</text:p>
          </table:table-cell>
          <table:table-cell table:formula="of:=[.C379]+[.A380]" office:value-type="float" office:value="39.108709321" calcext:value-type="float">
            <text:p>39.108709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97322" calcext:value-type="float">
            <text:p>0.09297322</text:p>
          </table:table-cell>
          <table:table-cell office:value-type="float" office:value="10.755786" calcext:value-type="float">
            <text:p>10.755786</text:p>
          </table:table-cell>
          <table:table-cell table:formula="of:=[.C380]+[.A381]" office:value-type="float" office:value="39.201682541" calcext:value-type="float">
            <text:p>39.201682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43915" calcext:value-type="float">
            <text:p>0.09243915</text:p>
          </table:table-cell>
          <table:table-cell office:value-type="float" office:value="10.817926" calcext:value-type="float">
            <text:p>10.817926</text:p>
          </table:table-cell>
          <table:table-cell table:formula="of:=[.C381]+[.A382]" office:value-type="float" office:value="39.294121691" calcext:value-type="float">
            <text:p>39.294121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57649" calcext:value-type="float">
            <text:p>0.09257649</text:p>
          </table:table-cell>
          <table:table-cell office:value-type="float" office:value="10.801879" calcext:value-type="float">
            <text:p>10.801879</text:p>
          </table:table-cell>
          <table:table-cell table:formula="of:=[.C382]+[.A383]" office:value-type="float" office:value="39.386698181" calcext:value-type="float">
            <text:p>39.386698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83]+[.A384]" office:value-type="float" office:value="39.479549331" calcext:value-type="float">
            <text:p>39.479549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84]+[.A385]" office:value-type="float" office:value="39.572720921" calcext:value-type="float">
            <text:p>39.572720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85]+[.A386]" office:value-type="float" office:value="39.665892511" calcext:value-type="float">
            <text:p>39.665892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29366" calcext:value-type="float">
            <text:p>0.09329366</text:p>
          </table:table-cell>
          <table:table-cell office:value-type="float" office:value="10.7188425" calcext:value-type="float">
            <text:p>10.7188425</text:p>
          </table:table-cell>
          <table:table-cell table:formula="of:=[.C386]+[.A387]" office:value-type="float" office:value="39.759186171" calcext:value-type="float">
            <text:p>39.759186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705654" calcext:value-type="float">
            <text:p>0.093705654</text:p>
          </table:table-cell>
          <table:table-cell office:value-type="float" office:value="10.671715" calcext:value-type="float">
            <text:p>10.671715</text:p>
          </table:table-cell>
          <table:table-cell table:formula="of:=[.C387]+[.A388]" office:value-type="float" office:value="39.852891825" calcext:value-type="float">
            <text:p>39.852891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08713" calcext:value-type="float">
            <text:p>0.09408713</text:p>
          </table:table-cell>
          <table:table-cell office:value-type="float" office:value="10.628446" calcext:value-type="float">
            <text:p>10.628446</text:p>
          </table:table-cell>
          <table:table-cell table:formula="of:=[.C388]+[.A389]" office:value-type="float" office:value="39.946978955" calcext:value-type="float">
            <text:p>39.9469789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60594" calcext:value-type="float">
            <text:p>0.09460594</text:p>
          </table:table-cell>
          <table:table-cell office:value-type="float" office:value="10.570161" calcext:value-type="float">
            <text:p>10.570161</text:p>
          </table:table-cell>
          <table:table-cell table:formula="of:=[.C389]+[.A390]" office:value-type="float" office:value="40.041584895" calcext:value-type="float">
            <text:p>40.0415848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87415" calcext:value-type="float">
            <text:p>0.094987415</text:p>
          </table:table-cell>
          <table:table-cell office:value-type="float" office:value="10.527711" calcext:value-type="float">
            <text:p>10.527711</text:p>
          </table:table-cell>
          <table:table-cell table:formula="of:=[.C390]+[.A391]" office:value-type="float" office:value="40.13657231" calcext:value-type="float">
            <text:p>40.13657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994" calcext:value-type="float">
            <text:p>0.0953994</text:p>
          </table:table-cell>
          <table:table-cell office:value-type="float" office:value="10.482246" calcext:value-type="float">
            <text:p>10.482246</text:p>
          </table:table-cell>
          <table:table-cell table:formula="of:=[.C391]+[.A392]" office:value-type="float" office:value="40.23197171" calcext:value-type="float">
            <text:p>40.23197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392]+[.A393]" office:value-type="float" office:value="40.32788992" calcext:value-type="float">
            <text:p>40.32788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393]+[.A394]" office:value-type="float" office:value="40.424189606" calcext:value-type="float">
            <text:p>40.424189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394]+[.A395]" office:value-type="float" office:value="40.520763956" calcext:value-type="float">
            <text:p>40.520763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395]+[.A396]" office:value-type="float" office:value="40.617567186" calcext:value-type="float">
            <text:p>40.617567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396]+[.A397]" office:value-type="float" office:value="40.714309386" calcext:value-type="float">
            <text:p>40.7143093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397]+[.A398]" office:value-type="float" office:value="40.811021066" calcext:value-type="float">
            <text:p>40.811021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398]+[.A399]" office:value-type="float" office:value="40.907763266" calcext:value-type="float">
            <text:p>40.907763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399]+[.A400]" office:value-type="float" office:value="41.004322356" calcext:value-type="float">
            <text:p>41.004322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400]+[.A401]" office:value-type="float" office:value="41.100713596" calcext:value-type="float">
            <text:p>41.100713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401]+[.A402]" office:value-type="float" office:value="41.197013282" calcext:value-type="float">
            <text:p>41.197013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402]+[.A403]" office:value-type="float" office:value="41.293267192" calcext:value-type="float">
            <text:p>41.293267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403]+[.A404]" office:value-type="float" office:value="41.389261702" calcext:value-type="float">
            <text:p>41.3892617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404]+[.A405]" office:value-type="float" office:value="41.485042582" calcext:value-type="float">
            <text:p>41.485042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05]+[.A406]" office:value-type="float" office:value="41.580808202" calcext:value-type="float">
            <text:p>41.580808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8933" calcext:value-type="float">
            <text:p>0.09568933</text:p>
          </table:table-cell>
          <table:table-cell office:value-type="float" office:value="10.450486" calcext:value-type="float">
            <text:p>10.450486</text:p>
          </table:table-cell>
          <table:table-cell table:formula="of:=[.C406]+[.A407]" office:value-type="float" office:value="41.676497532" calcext:value-type="float">
            <text:p>41.676497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67256" calcext:value-type="float">
            <text:p>0.095567256</text:p>
          </table:table-cell>
          <table:table-cell office:value-type="float" office:value="10.463835" calcext:value-type="float">
            <text:p>10.463835</text:p>
          </table:table-cell>
          <table:table-cell table:formula="of:=[.C407]+[.A408]" office:value-type="float" office:value="41.772064788" calcext:value-type="float">
            <text:p>41.772064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52" calcext:value-type="float">
            <text:p>0.095552</text:p>
          </table:table-cell>
          <table:table-cell office:value-type="float" office:value="10.465506" calcext:value-type="float">
            <text:p>10.465506</text:p>
          </table:table-cell>
          <table:table-cell table:formula="of:=[.C408]+[.A409]" office:value-type="float" office:value="41.867616788" calcext:value-type="float">
            <text:p>41.867616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409]+[.A410]" office:value-type="float" office:value="41.963397668" calcext:value-type="float">
            <text:p>41.963397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410]+[.A411]" office:value-type="float" office:value="42.059102253" calcext:value-type="float">
            <text:p>42.059102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411]+[.A412]" office:value-type="float" office:value="42.154272773" calcext:value-type="float">
            <text:p>42.154272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09485" calcext:value-type="float">
            <text:p>0.095109485</text:p>
          </table:table-cell>
          <table:table-cell office:value-type="float" office:value="10.514198" calcext:value-type="float">
            <text:p>10.514198</text:p>
          </table:table-cell>
          <table:table-cell table:formula="of:=[.C412]+[.A413]" office:value-type="float" office:value="42.249382258" calcext:value-type="float">
            <text:p>42.249382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413]+[.A414]" office:value-type="float" office:value="42.344705368" calcext:value-type="float">
            <text:p>42.344705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414]+[.A415]" office:value-type="float" office:value="42.440028478" calcext:value-type="float">
            <text:p>42.440028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85008" calcext:value-type="float">
            <text:p>0.09485008</text:p>
          </table:table-cell>
          <table:table-cell office:value-type="float" office:value="10.5429535" calcext:value-type="float">
            <text:p>10.5429535</text:p>
          </table:table-cell>
          <table:table-cell table:formula="of:=[.C415]+[.A416]" office:value-type="float" office:value="42.534878558" calcext:value-type="float">
            <text:p>42.534878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651714" calcext:value-type="float">
            <text:p>0.094651714</text:p>
          </table:table-cell>
          <table:table-cell office:value-type="float" office:value="10.565048" calcext:value-type="float">
            <text:p>10.565048</text:p>
          </table:table-cell>
          <table:table-cell table:formula="of:=[.C416]+[.A417]" office:value-type="float" office:value="42.629530272" calcext:value-type="float">
            <text:p>42.629530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00267" calcext:value-type="float">
            <text:p>0.09500267</text:p>
          </table:table-cell>
          <table:table-cell office:value-type="float" office:value="10.52602" calcext:value-type="float">
            <text:p>10.52602</text:p>
          </table:table-cell>
          <table:table-cell table:formula="of:=[.C417]+[.A418]" office:value-type="float" office:value="42.724532942" calcext:value-type="float">
            <text:p>42.724532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26207" calcext:value-type="float">
            <text:p>0.09526207</text:p>
          </table:table-cell>
          <table:table-cell office:value-type="float" office:value="10.497357" calcext:value-type="float">
            <text:p>10.497357</text:p>
          </table:table-cell>
          <table:table-cell table:formula="of:=[.C418]+[.A419]" office:value-type="float" office:value="42.819795012" calcext:value-type="float">
            <text:p>42.819795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419]+[.A420]" office:value-type="float" office:value="42.914660352" calcext:value-type="float">
            <text:p>42.914660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88876" calcext:value-type="float">
            <text:p>0.09388876</text:p>
          </table:table-cell>
          <table:table-cell office:value-type="float" office:value="10.650902" calcext:value-type="float">
            <text:p>10.650902</text:p>
          </table:table-cell>
          <table:table-cell table:formula="of:=[.C420]+[.A421]" office:value-type="float" office:value="43.008549112" calcext:value-type="float">
            <text:p>43.008549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421]+[.A422]" office:value-type="float" office:value="43.102239507" calcext:value-type="float">
            <text:p>43.102239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422]+[.A423]" office:value-type="float" office:value="43.196204557" calcext:value-type="float">
            <text:p>43.196204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423]+[.A424]" office:value-type="float" office:value="43.290322207" calcext:value-type="float">
            <text:p>43.290322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84298" calcext:value-type="float">
            <text:p>0.09384298</text:p>
          </table:table-cell>
          <table:table-cell office:value-type="float" office:value="10.656097" calcext:value-type="float">
            <text:p>10.656097</text:p>
          </table:table-cell>
          <table:table-cell table:formula="of:=[.C424]+[.A425]" office:value-type="float" office:value="43.384165187" calcext:value-type="float">
            <text:p>43.384165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52255" calcext:value-type="float">
            <text:p>0.09352255</text:p>
          </table:table-cell>
          <table:table-cell office:value-type="float" office:value="10.692609" calcext:value-type="float">
            <text:p>10.692609</text:p>
          </table:table-cell>
          <table:table-cell table:formula="of:=[.C425]+[.A426]" office:value-type="float" office:value="43.477687737" calcext:value-type="float">
            <text:p>43.477687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426]+[.A427]" office:value-type="float" office:value="43.571851162" calcext:value-type="float">
            <text:p>43.571851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06371" calcext:value-type="float">
            <text:p>0.09506371</text:p>
          </table:table-cell>
          <table:table-cell office:value-type="float" office:value="10.519261" calcext:value-type="float">
            <text:p>10.519261</text:p>
          </table:table-cell>
          <table:table-cell table:formula="of:=[.C427]+[.A428]" office:value-type="float" office:value="43.666914872" calcext:value-type="float">
            <text:p>43.666914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2992" calcext:value-type="float">
            <text:p>0.09542992</text:p>
          </table:table-cell>
          <table:table-cell office:value-type="float" office:value="10.478894" calcext:value-type="float">
            <text:p>10.478894</text:p>
          </table:table-cell>
          <table:table-cell table:formula="of:=[.C428]+[.A429]" office:value-type="float" office:value="43.762344792" calcext:value-type="float">
            <text:p>43.7623447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429]+[.A430]" office:value-type="float" office:value="43.857210132" calcext:value-type="float">
            <text:p>43.857210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72801" calcext:value-type="float">
            <text:p>0.09472801</text:p>
          </table:table-cell>
          <table:table-cell office:value-type="float" office:value="10.55654" calcext:value-type="float">
            <text:p>10.55654</text:p>
          </table:table-cell>
          <table:table-cell table:formula="of:=[.C430]+[.A431]" office:value-type="float" office:value="43.951938142" calcext:value-type="float">
            <text:p>43.9519381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431]+[.A432]" office:value-type="float" office:value="44.047245992" calcext:value-type="float">
            <text:p>44.047245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432]+[.A433]" office:value-type="float" office:value="44.143271022" calcext:value-type="float">
            <text:p>44.1432710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433]+[.A434]" office:value-type="float" office:value="44.239585966" calcext:value-type="float">
            <text:p>44.2395859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351" calcext:value-type="float">
            <text:p>0.0957351</text:p>
          </table:table-cell>
          <table:table-cell office:value-type="float" office:value="10.445489" calcext:value-type="float">
            <text:p>10.445489</text:p>
          </table:table-cell>
          <table:table-cell table:formula="of:=[.C434]+[.A435]" office:value-type="float" office:value="44.335321066" calcext:value-type="float">
            <text:p>44.3353210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9096" calcext:value-type="float">
            <text:p>0.09549096</text:p>
          </table:table-cell>
          <table:table-cell office:value-type="float" office:value="10.472196" calcext:value-type="float">
            <text:p>10.472196</text:p>
          </table:table-cell>
          <table:table-cell table:formula="of:=[.C435]+[.A436]" office:value-type="float" office:value="44.430812026" calcext:value-type="float">
            <text:p>44.4308120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10.418919" calcext:value-type="float">
            <text:p>10.418919</text:p>
          </table:table-cell>
          <table:table-cell table:formula="of:=[.C436]+[.A437]" office:value-type="float" office:value="44.526791276" calcext:value-type="float">
            <text:p>44.526791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437]+[.A438]" office:value-type="float" office:value="44.623380886" calcext:value-type="float">
            <text:p>44.623380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438]+[.A439]" office:value-type="float" office:value="44.719894202" calcext:value-type="float">
            <text:p>44.719894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10.418919" calcext:value-type="float">
            <text:p>10.418919</text:p>
          </table:table-cell>
          <table:table-cell table:formula="of:=[.C439]+[.A440]" office:value-type="float" office:value="44.815873452" calcext:value-type="float">
            <text:p>44.815873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8606" calcext:value-type="float">
            <text:p>0.09608606</text:p>
          </table:table-cell>
          <table:table-cell office:value-type="float" office:value="10.407336" calcext:value-type="float">
            <text:p>10.407336</text:p>
          </table:table-cell>
          <table:table-cell table:formula="of:=[.C440]+[.A441]" office:value-type="float" office:value="44.911959512" calcext:value-type="float">
            <text:p>44.911959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441]+[.A442]" office:value-type="float" office:value="45.008778002" calcext:value-type="float">
            <text:p>45.008778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442]+[.A443]" office:value-type="float" office:value="45.106039006" calcext:value-type="float">
            <text:p>45.106039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443]+[.A444]" office:value-type="float" office:value="45.203208456" calcext:value-type="float">
            <text:p>45.203208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444]+[.A445]" office:value-type="float" office:value="45.30059153" calcext:value-type="float">
            <text:p>45.30059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445]+[.A446]" office:value-type="float" office:value="45.398646006" calcext:value-type="float">
            <text:p>45.398646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446]+[.A447]" office:value-type="float" office:value="45.497219286" calcext:value-type="float">
            <text:p>45.497219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447]+[.A448]" office:value-type="float" office:value="45.595121176" calcext:value-type="float">
            <text:p>45.595121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448]+[.A449]" office:value-type="float" office:value="45.691634492" calcext:value-type="float">
            <text:p>45.691634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449]+[.A450]" office:value-type="float" office:value="45.787949436" calcext:value-type="float">
            <text:p>45.787949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450]+[.A451]" office:value-type="float" office:value="45.885012076" calcext:value-type="float">
            <text:p>45.8850120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451]+[.A452]" office:value-type="float" office:value="45.983264916" calcext:value-type="float">
            <text:p>45.9832649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452]+[.A453]" office:value-type="float" office:value="46.082204416" calcext:value-type="float">
            <text:p>46.082204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453]+[.A454]" office:value-type="float" office:value="46.180457256" calcext:value-type="float">
            <text:p>46.180457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454]+[.A455]" office:value-type="float" office:value="46.277168936" calcext:value-type="float">
            <text:p>46.2771689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455]+[.A456]" office:value-type="float" office:value="46.373468622" calcext:value-type="float">
            <text:p>46.3734686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456]+[.A457]" office:value-type="float" office:value="46.470485482" calcext:value-type="float">
            <text:p>46.470485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9862" calcext:value-type="float">
            <text:p>0.09829862</text:p>
          </table:table-cell>
          <table:table-cell office:value-type="float" office:value="10.173083" calcext:value-type="float">
            <text:p>10.173083</text:p>
          </table:table-cell>
          <table:table-cell table:formula="of:=[.C457]+[.A458]" office:value-type="float" office:value="46.568784102" calcext:value-type="float">
            <text:p>46.568784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458]+[.A459]" office:value-type="float" office:value="46.667738862" calcext:value-type="float">
            <text:p>46.6677388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459]+[.A460]" office:value-type="float" office:value="46.765961182" calcext:value-type="float">
            <text:p>46.765961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0487" calcext:value-type="float">
            <text:p>0.09660487</text:p>
          </table:table-cell>
          <table:table-cell office:value-type="float" office:value="10.351446" calcext:value-type="float">
            <text:p>10.351446</text:p>
          </table:table-cell>
          <table:table-cell table:formula="of:=[.C460]+[.A461]" office:value-type="float" office:value="46.862566052" calcext:value-type="float">
            <text:p>46.8625660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461]+[.A462]" office:value-type="float" office:value="46.958667372" calcext:value-type="float">
            <text:p>46.958667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462]+[.A463]" office:value-type="float" office:value="47.055440087" calcext:value-type="float">
            <text:p>47.055440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463]+[.A464]" office:value-type="float" office:value="47.153006277" calcext:value-type="float">
            <text:p>47.153006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464]+[.A465]" office:value-type="float" office:value="47.250450397" calcext:value-type="float">
            <text:p>47.250450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465]+[.A466]" office:value-type="float" office:value="47.346490683" calcext:value-type="float">
            <text:p>47.346490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466]+[.A467]" office:value-type="float" office:value="47.440791437" calcext:value-type="float">
            <text:p>47.440791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391928" calcext:value-type="float">
            <text:p>0.09391928</text:p>
          </table:table-cell>
          <table:table-cell office:value-type="float" office:value="10.647442" calcext:value-type="float">
            <text:p>10.647442</text:p>
          </table:table-cell>
          <table:table-cell table:formula="of:=[.C467]+[.A468]" office:value-type="float" office:value="47.534710717" calcext:value-type="float">
            <text:p>47.534710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468]+[.A469]" office:value-type="float" office:value="47.629301397" calcext:value-type="float">
            <text:p>47.629301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8414" calcext:value-type="float">
            <text:p>0.09538414</text:p>
          </table:table-cell>
          <table:table-cell office:value-type="float" office:value="10.483923" calcext:value-type="float">
            <text:p>10.483923</text:p>
          </table:table-cell>
          <table:table-cell table:formula="of:=[.C469]+[.A470]" office:value-type="float" office:value="47.724685537" calcext:value-type="float">
            <text:p>47.724685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29259" calcext:value-type="float">
            <text:p>0.09529259</text:p>
          </table:table-cell>
          <table:table-cell office:value-type="float" office:value="10.493996" calcext:value-type="float">
            <text:p>10.493996</text:p>
          </table:table-cell>
          <table:table-cell table:formula="of:=[.C470]+[.A471]" office:value-type="float" office:value="47.819978127" calcext:value-type="float">
            <text:p>47.819978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07566" calcext:value-type="float">
            <text:p>0.094407566</text:p>
          </table:table-cell>
          <table:table-cell office:value-type="float" office:value="10.592371" calcext:value-type="float">
            <text:p>10.592371</text:p>
          </table:table-cell>
          <table:table-cell table:formula="of:=[.C471]+[.A472]" office:value-type="float" office:value="47.914385693" calcext:value-type="float">
            <text:p>47.914385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472]+[.A473]" office:value-type="float" office:value="48.008900078" calcext:value-type="float">
            <text:p>48.008900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1466" calcext:value-type="float">
            <text:p>0.09541466</text:p>
          </table:table-cell>
          <table:table-cell office:value-type="float" office:value="10.48057" calcext:value-type="float">
            <text:p>10.48057</text:p>
          </table:table-cell>
          <table:table-cell table:formula="of:=[.C473]+[.A474]" office:value-type="float" office:value="48.104314738" calcext:value-type="float">
            <text:p>48.104314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4546" calcext:value-type="float">
            <text:p>0.09634546</text:p>
          </table:table-cell>
          <table:table-cell office:value-type="float" office:value="10.379315" calcext:value-type="float">
            <text:p>10.379315</text:p>
          </table:table-cell>
          <table:table-cell table:formula="of:=[.C474]+[.A475]" office:value-type="float" office:value="48.200660198" calcext:value-type="float">
            <text:p>48.200660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475]+[.A476]" office:value-type="float" office:value="48.297219288" calcext:value-type="float">
            <text:p>48.297219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476]+[.A477]" office:value-type="float" office:value="48.393625788" calcext:value-type="float">
            <text:p>48.393625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477]+[.A478]" office:value-type="float" office:value="48.490444278" calcext:value-type="float">
            <text:p>48.490444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478]+[.A479]" office:value-type="float" office:value="48.587995208" calcext:value-type="float">
            <text:p>48.587995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73" calcext:value-type="float">
            <text:p>0.097673</text:p>
          </table:table-cell>
          <table:table-cell office:value-type="float" office:value="10.238244" calcext:value-type="float">
            <text:p>10.238244</text:p>
          </table:table-cell>
          <table:table-cell table:formula="of:=[.C479]+[.A480]" office:value-type="float" office:value="48.685668208" calcext:value-type="float">
            <text:p>48.685668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10.3155985" calcext:value-type="float">
            <text:p>10.3155985</text:p>
          </table:table-cell>
          <table:table-cell table:formula="of:=[.C480]+[.A481]" office:value-type="float" office:value="48.782608778" calcext:value-type="float">
            <text:p>48.782608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21756" calcext:value-type="float">
            <text:p>0.096421756</text:p>
          </table:table-cell>
          <table:table-cell office:value-type="float" office:value="10.371103" calcext:value-type="float">
            <text:p>10.371103</text:p>
          </table:table-cell>
          <table:table-cell table:formula="of:=[.C481]+[.A482]" office:value-type="float" office:value="48.879030534" calcext:value-type="float">
            <text:p>48.879030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10045" calcext:value-type="float">
            <text:p>0.096910045</text:p>
          </table:table-cell>
          <table:table-cell office:value-type="float" office:value="10.318849" calcext:value-type="float">
            <text:p>10.318849</text:p>
          </table:table-cell>
          <table:table-cell table:formula="of:=[.C482]+[.A483]" office:value-type="float" office:value="48.975940579" calcext:value-type="float">
            <text:p>48.975940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96705" calcext:value-type="float">
            <text:p>0.097596705</text:p>
          </table:table-cell>
          <table:table-cell office:value-type="float" office:value="10.246247" calcext:value-type="float">
            <text:p>10.246247</text:p>
          </table:table-cell>
          <table:table-cell table:formula="of:=[.C483]+[.A484]" office:value-type="float" office:value="49.073537284" calcext:value-type="float">
            <text:p>49.073537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484]+[.A485]" office:value-type="float" office:value="49.170752514" calcext:value-type="float">
            <text:p>49.170752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485]+[.A486]" office:value-type="float" office:value="49.266701244" calcext:value-type="float">
            <text:p>49.266701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86]+[.A487]" office:value-type="float" office:value="49.362466864" calcext:value-type="float">
            <text:p>49.362466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487]+[.A488]" office:value-type="float" office:value="49.458919144" calcext:value-type="float">
            <text:p>49.458919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488]+[.A489]" office:value-type="float" office:value="49.555966524" calcext:value-type="float">
            <text:p>49.555966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489]+[.A490]" office:value-type="float" office:value="49.653013904" calcext:value-type="float">
            <text:p>49.653013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490]+[.A491]" office:value-type="float" office:value="49.749267814" calcext:value-type="float">
            <text:p>49.7492678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3184" calcext:value-type="float">
            <text:p>0.09613184</text:p>
          </table:table-cell>
          <table:table-cell office:value-type="float" office:value="10.402381" calcext:value-type="float">
            <text:p>10.402381</text:p>
          </table:table-cell>
          <table:table-cell table:formula="of:=[.C491]+[.A492]" office:value-type="float" office:value="49.845399654" calcext:value-type="float">
            <text:p>49.8453996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492]+[.A493]" office:value-type="float" office:value="49.941974004" calcext:value-type="float">
            <text:p>49.9419740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7598" calcext:value-type="float">
            <text:p>0.09637598</text:p>
          </table:table-cell>
          <table:table-cell office:value-type="float" office:value="10.376029" calcext:value-type="float">
            <text:p>10.376029</text:p>
          </table:table-cell>
          <table:table-cell table:formula="of:=[.C493]+[.A494]" office:value-type="float" office:value="50.038349984" calcext:value-type="float">
            <text:p>50.038349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2148" calcext:value-type="float">
            <text:p>0.09552148</text:p>
          </table:table-cell>
          <table:table-cell office:value-type="float" office:value="10.468849" calcext:value-type="float">
            <text:p>10.468849</text:p>
          </table:table-cell>
          <table:table-cell table:formula="of:=[.C494]+[.A495]" office:value-type="float" office:value="50.133871464" calcext:value-type="float">
            <text:p>50.133871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495]+[.A496]" office:value-type="float" office:value="50.229057244" calcext:value-type="float">
            <text:p>50.229057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757" calcext:value-type="float">
            <text:p>0.0954757</text:p>
          </table:table-cell>
          <table:table-cell office:value-type="float" office:value="10.473869" calcext:value-type="float">
            <text:p>10.473869</text:p>
          </table:table-cell>
          <table:table-cell table:formula="of:=[.C496]+[.A497]" office:value-type="float" office:value="50.324532944" calcext:value-type="float">
            <text:p>50.324532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97]+[.A498]" office:value-type="float" office:value="50.420298564" calcext:value-type="float">
            <text:p>50.420298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498]+[.A499]" office:value-type="float" office:value="50.516094704" calcext:value-type="float">
            <text:p>50.516094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499]+[.A500]" office:value-type="float" office:value="50.611692478" calcext:value-type="float">
            <text:p>50.611692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67256" calcext:value-type="float">
            <text:p>0.095567256</text:p>
          </table:table-cell>
          <table:table-cell office:value-type="float" office:value="10.463835" calcext:value-type="float">
            <text:p>10.463835</text:p>
          </table:table-cell>
          <table:table-cell table:formula="of:=[.C500]+[.A501]" office:value-type="float" office:value="50.707259734" calcext:value-type="float">
            <text:p>50.707259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501]+[.A502]" office:value-type="float" office:value="50.803071134" calcext:value-type="float">
            <text:p>50.803071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6399" calcext:value-type="float">
            <text:p>0.09596399</text:p>
          </table:table-cell>
          <table:table-cell office:value-type="float" office:value="10.420575" calcext:value-type="float">
            <text:p>10.420575</text:p>
          </table:table-cell>
          <table:table-cell table:formula="of:=[.C502]+[.A503]" office:value-type="float" office:value="50.899035124" calcext:value-type="float">
            <text:p>50.899035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503]+[.A504]" office:value-type="float" office:value="50.994831264" calcext:value-type="float">
            <text:p>50.994831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504]+[.A505]" office:value-type="float" office:value="51.090429038" calcext:value-type="float">
            <text:p>51.0904290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505]+[.A506]" office:value-type="float" office:value="51.186209918" calcext:value-type="float">
            <text:p>51.1862099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506]+[.A507]" office:value-type="float" office:value="51.282387533" calcext:value-type="float">
            <text:p>51.282387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507]+[.A508]" office:value-type="float" office:value="51.378870333" calcext:value-type="float">
            <text:p>51.378870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28575" calcext:value-type="float">
            <text:p>0.096528575</text:p>
          </table:table-cell>
          <table:table-cell office:value-type="float" office:value="10.359627" calcext:value-type="float">
            <text:p>10.359627</text:p>
          </table:table-cell>
          <table:table-cell table:formula="of:=[.C508]+[.A509]" office:value-type="float" office:value="51.475398908" calcext:value-type="float">
            <text:p>51.4753989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509]+[.A510]" office:value-type="float" office:value="51.571912224" calcext:value-type="float">
            <text:p>51.571912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510]+[.A511]" office:value-type="float" office:value="51.668562869" calcext:value-type="float">
            <text:p>51.668562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511]+[.A512]" office:value-type="float" office:value="51.765396619" calcext:value-type="float">
            <text:p>51.765396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512]+[.A513]" office:value-type="float" office:value="51.862382965" calcext:value-type="float">
            <text:p>51.862382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513]+[.A514]" office:value-type="float" office:value="51.95962871" calcext:value-type="float">
            <text:p>51.959628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136" calcext:value-type="float">
            <text:p>0.0974136</text:p>
          </table:table-cell>
          <table:table-cell office:value-type="float" office:value="10.265507" calcext:value-type="float">
            <text:p>10.265507</text:p>
          </table:table-cell>
          <table:table-cell table:formula="of:=[.C514]+[.A515]" office:value-type="float" office:value="52.05704231" calcext:value-type="float">
            <text:p>52.05704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515]+[.A516]" office:value-type="float" office:value="52.15459324" calcext:value-type="float">
            <text:p>52.15459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516]+[.A517]" office:value-type="float" office:value="52.25235779" calcext:value-type="float">
            <text:p>52.252357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0025" calcext:value-type="float">
            <text:p>0.09810025</text:p>
          </table:table-cell>
          <table:table-cell office:value-type="float" office:value="10.193653" calcext:value-type="float">
            <text:p>10.193653</text:p>
          </table:table-cell>
          <table:table-cell table:formula="of:=[.C517]+[.A518]" office:value-type="float" office:value="52.35045804" calcext:value-type="float">
            <text:p>52.350458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518]+[.A519]" office:value-type="float" office:value="52.44872614" calcext:value-type="float">
            <text:p>52.44872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519]+[.A520]" office:value-type="float" office:value="52.547055274" calcext:value-type="float">
            <text:p>52.547055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520]+[.A521]" office:value-type="float" office:value="52.645475968" calcext:value-type="float">
            <text:p>52.645475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521]+[.A522]" office:value-type="float" office:value="52.743972958" calcext:value-type="float">
            <text:p>52.7439729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522]+[.A523]" office:value-type="float" office:value="52.842561498" calcext:value-type="float">
            <text:p>52.842561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523]+[.A524]" office:value-type="float" office:value="52.941150038" calcext:value-type="float">
            <text:p>52.9411500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524]+[.A525]" office:value-type="float" office:value="53.039723318" calcext:value-type="float">
            <text:p>53.039723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25]+[.A526]" office:value-type="float" office:value="53.138403412" calcext:value-type="float">
            <text:p>53.138403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526]+[.A527]" office:value-type="float" office:value="53.237129282" calcext:value-type="float">
            <text:p>53.237129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27]+[.A528]" office:value-type="float" office:value="53.335839892" calcext:value-type="float">
            <text:p>53.335839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528]+[.A529]" office:value-type="float" office:value="53.434413172" calcext:value-type="float">
            <text:p>53.434413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529]+[.A530]" office:value-type="float" office:value="53.533139042" calcext:value-type="float">
            <text:p>53.533139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530]+[.A531]" office:value-type="float" office:value="53.631986982" calcext:value-type="float">
            <text:p>53.6319869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31]+[.A532]" office:value-type="float" office:value="53.730636562" calcext:value-type="float">
            <text:p>53.730636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3432" calcext:value-type="float">
            <text:p>0.09863432</text:p>
          </table:table-cell>
          <table:table-cell office:value-type="float" office:value="10.138458" calcext:value-type="float">
            <text:p>10.138458</text:p>
          </table:table-cell>
          <table:table-cell table:formula="of:=[.C532]+[.A533]" office:value-type="float" office:value="53.829270882" calcext:value-type="float">
            <text:p>53.829270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533]+[.A534]" office:value-type="float" office:value="53.928027272" calcext:value-type="float">
            <text:p>53.928027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1742" calcext:value-type="float">
            <text:p>0.09881742</text:p>
          </table:table-cell>
          <table:table-cell office:value-type="float" office:value="10.119673" calcext:value-type="float">
            <text:p>10.119673</text:p>
          </table:table-cell>
          <table:table-cell table:formula="of:=[.C534]+[.A535]" office:value-type="float" office:value="54.026844692" calcext:value-type="float">
            <text:p>54.026844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35]+[.A536]" office:value-type="float" office:value="54.125524786" calcext:value-type="float">
            <text:p>54.1255247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36]+[.A537]" office:value-type="float" office:value="54.22420488" calcext:value-type="float">
            <text:p>54.22420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537]+[.A538]" office:value-type="float" office:value="54.32305282" calcext:value-type="float">
            <text:p>54.32305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538]+[.A539]" office:value-type="float" office:value="54.42180921" calcext:value-type="float">
            <text:p>54.42180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39]+[.A540]" office:value-type="float" office:value="54.52045879" calcext:value-type="float">
            <text:p>54.520458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540]+[.A541]" office:value-type="float" office:value="54.61919992" calcext:value-type="float">
            <text:p>54.619199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541]+[.A542]" office:value-type="float" office:value="54.7180326" calcext:value-type="float">
            <text:p>54.7180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542]+[.A543]" office:value-type="float" office:value="54.81665166" calcext:value-type="float">
            <text:p>54.81665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543]+[.A544]" office:value-type="float" office:value="54.91511813" calcext:value-type="float">
            <text:p>54.915118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27506" calcext:value-type="float">
            <text:p>0.098527506</text:p>
          </table:table-cell>
          <table:table-cell office:value-type="float" office:value="10.149449" calcext:value-type="float">
            <text:p>10.149449</text:p>
          </table:table-cell>
          <table:table-cell table:formula="of:=[.C544]+[.A545]" office:value-type="float" office:value="55.013645636" calcext:value-type="float">
            <text:p>55.0136456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545]+[.A546]" office:value-type="float" office:value="55.11206633" calcext:value-type="float">
            <text:p>55.11206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546]+[.A547]" office:value-type="float" office:value="55.21033443" calcext:value-type="float">
            <text:p>55.21033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547]+[.A548]" office:value-type="float" office:value="55.3084652" calcext:value-type="float">
            <text:p>55.30846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548]+[.A549]" office:value-type="float" office:value="55.406657005" calcext:value-type="float">
            <text:p>55.406657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549]+[.A550]" office:value-type="float" office:value="55.504833555" calcext:value-type="float">
            <text:p>55.504833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550]+[.A551]" office:value-type="float" office:value="55.602735445" calcext:value-type="float">
            <text:p>55.602735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551]+[.A552]" office:value-type="float" office:value="55.700423705" calcext:value-type="float">
            <text:p>55.7004237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552]+[.A553]" office:value-type="float" office:value="55.798081445" calcext:value-type="float">
            <text:p>55.798081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0515" calcext:value-type="float">
            <text:p>0.09750515</text:p>
          </table:table-cell>
          <table:table-cell office:value-type="float" office:value="10.255868" calcext:value-type="float">
            <text:p>10.255868</text:p>
          </table:table-cell>
          <table:table-cell table:formula="of:=[.C553]+[.A554]" office:value-type="float" office:value="55.895586595" calcext:value-type="float">
            <text:p>55.895586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554]+[.A555]" office:value-type="float" office:value="55.992756045" calcext:value-type="float">
            <text:p>55.992756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10.3155985" calcext:value-type="float">
            <text:p>10.3155985</text:p>
          </table:table-cell>
          <table:table-cell table:formula="of:=[.C555]+[.A556]" office:value-type="float" office:value="56.089696615" calcext:value-type="float">
            <text:p>56.089696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556]+[.A557]" office:value-type="float" office:value="56.18646933" calcext:value-type="float">
            <text:p>56.186469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557]+[.A558]" office:value-type="float" office:value="56.28295213" calcext:value-type="float">
            <text:p>56.28295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558]+[.A559]" office:value-type="float" office:value="56.37902293" calcext:value-type="float">
            <text:p>56.37902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841914" calcext:value-type="float">
            <text:p>0.095841914</text:p>
          </table:table-cell>
          <table:table-cell office:value-type="float" office:value="10.433848" calcext:value-type="float">
            <text:p>10.433848</text:p>
          </table:table-cell>
          <table:table-cell table:formula="of:=[.C559]+[.A560]" office:value-type="float" office:value="56.474864844" calcext:value-type="float">
            <text:p>56.4748648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560]+[.A561]" office:value-type="float" office:value="56.570569429" calcext:value-type="float">
            <text:p>56.5705694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561]+[.A562]" office:value-type="float" office:value="56.666014609" calcext:value-type="float">
            <text:p>56.666014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562]+[.A563]" office:value-type="float" office:value="56.761200389" calcext:value-type="float">
            <text:p>56.761200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00267" calcext:value-type="float">
            <text:p>0.09500267</text:p>
          </table:table-cell>
          <table:table-cell office:value-type="float" office:value="10.52602" calcext:value-type="float">
            <text:p>10.52602</text:p>
          </table:table-cell>
          <table:table-cell table:formula="of:=[.C563]+[.A564]" office:value-type="float" office:value="56.856203059" calcext:value-type="float">
            <text:p>56.856203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564]+[.A565]" office:value-type="float" office:value="56.951068399" calcext:value-type="float">
            <text:p>56.951068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1111" calcext:value-type="float">
            <text:p>0.09491111</text:p>
          </table:table-cell>
          <table:table-cell office:value-type="float" office:value="10.536174" calcext:value-type="float">
            <text:p>10.536174</text:p>
          </table:table-cell>
          <table:table-cell table:formula="of:=[.C565]+[.A566]" office:value-type="float" office:value="57.045979509" calcext:value-type="float">
            <text:p>57.045979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87415" calcext:value-type="float">
            <text:p>0.094987415</text:p>
          </table:table-cell>
          <table:table-cell office:value-type="float" office:value="10.527711" calcext:value-type="float">
            <text:p>10.527711</text:p>
          </table:table-cell>
          <table:table-cell table:formula="of:=[.C566]+[.A567]" office:value-type="float" office:value="57.140966924" calcext:value-type="float">
            <text:p>57.1409669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01793" calcext:value-type="float">
            <text:p>0.09501793</text:p>
          </table:table-cell>
          <table:table-cell office:value-type="float" office:value="10.524329" calcext:value-type="float">
            <text:p>10.524329</text:p>
          </table:table-cell>
          <table:table-cell table:formula="of:=[.C567]+[.A568]" office:value-type="float" office:value="57.235984854" calcext:value-type="float">
            <text:p>57.2359848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568]+[.A569]" office:value-type="float" office:value="57.331307964" calcext:value-type="float">
            <text:p>57.331307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569]+[.A570]" office:value-type="float" office:value="57.427012549" calcext:value-type="float">
            <text:p>57.427012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570]+[.A571]" office:value-type="float" office:value="57.522961279" calcext:value-type="float">
            <text:p>57.522961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571]+[.A572]" office:value-type="float" office:value="57.619016824" calcext:value-type="float">
            <text:p>57.619016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572]+[.A573]" office:value-type="float" office:value="57.715469104" calcext:value-type="float">
            <text:p>57.715469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573]+[.A574]" office:value-type="float" office:value="57.812333374" calcext:value-type="float">
            <text:p>57.812333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74]+[.A575]" office:value-type="float" office:value="57.909350234" calcext:value-type="float">
            <text:p>57.909350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2204" calcext:value-type="float">
            <text:p>0.09732204</text:p>
          </table:table-cell>
          <table:table-cell office:value-type="float" office:value="10.275166" calcext:value-type="float">
            <text:p>10.275166</text:p>
          </table:table-cell>
          <table:table-cell table:formula="of:=[.C575]+[.A576]" office:value-type="float" office:value="58.006672274" calcext:value-type="float">
            <text:p>58.006672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576]+[.A577]" office:value-type="float" office:value="58.10425372" calcext:value-type="float">
            <text:p>58.10425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577]+[.A578]" office:value-type="float" office:value="58.20203353" calcext:value-type="float">
            <text:p>58.20203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578]+[.A579]" office:value-type="float" office:value="58.299889634" calcext:value-type="float">
            <text:p>58.299889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579]+[.A580]" office:value-type="float" office:value="58.39773048" calcext:value-type="float">
            <text:p>58.397730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580]+[.A581]" office:value-type="float" office:value="58.49590703" calcext:value-type="float">
            <text:p>58.49590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581]+[.A582]" office:value-type="float" office:value="58.59452609" calcext:value-type="float">
            <text:p>58.59452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82]+[.A583]" office:value-type="float" office:value="58.6932367" calcext:value-type="float">
            <text:p>58.6932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83]+[.A584]" office:value-type="float" office:value="58.79194731" calcext:value-type="float">
            <text:p>58.791947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584]+[.A585]" office:value-type="float" office:value="58.89081051" calcext:value-type="float">
            <text:p>58.89081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585]+[.A586]" office:value-type="float" office:value="58.98976527" calcext:value-type="float">
            <text:p>58.98976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586]+[.A587]" office:value-type="float" office:value="59.08853692" calcext:value-type="float">
            <text:p>59.08853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87]+[.A588]" office:value-type="float" office:value="59.1871865" calcext:value-type="float">
            <text:p>59.18718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588]+[.A589]" office:value-type="float" office:value="59.285973405" calcext:value-type="float">
            <text:p>59.285973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589]+[.A590]" office:value-type="float" office:value="59.38463824" calcext:value-type="float">
            <text:p>59.384638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0025" calcext:value-type="float">
            <text:p>0.09810025</text:p>
          </table:table-cell>
          <table:table-cell office:value-type="float" office:value="10.193653" calcext:value-type="float">
            <text:p>10.193653</text:p>
          </table:table-cell>
          <table:table-cell table:formula="of:=[.C590]+[.A591]" office:value-type="float" office:value="59.48273849" calcext:value-type="float">
            <text:p>59.482738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591]+[.A592]" office:value-type="float" office:value="59.580579336" calcext:value-type="float">
            <text:p>59.580579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592]+[.A593]" office:value-type="float" office:value="59.678588036" calcext:value-type="float">
            <text:p>59.6785880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593]+[.A594]" office:value-type="float" office:value="59.776398366" calcext:value-type="float">
            <text:p>59.776398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94]+[.A595]" office:value-type="float" office:value="59.873415226" calcext:value-type="float">
            <text:p>59.873415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595]+[.A596]" office:value-type="float" office:value="59.970187941" calcext:value-type="float">
            <text:p>59.970187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96]+[.A597]" office:value-type="float" office:value="60.067204801" calcext:value-type="float">
            <text:p>60.067204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7109" calcext:value-type="float">
            <text:p>0.09697109</text:p>
          </table:table-cell>
          <table:table-cell office:value-type="float" office:value="10.312352" calcext:value-type="float">
            <text:p>10.312352</text:p>
          </table:table-cell>
          <table:table-cell table:formula="of:=[.C597]+[.A598]" office:value-type="float" office:value="60.1641758909999" calcext:value-type="float">
            <text:p>60.16417589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598]+[.A599]" office:value-type="float" office:value="60.2604298009999" calcext:value-type="float">
            <text:p>60.26042980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8933" calcext:value-type="float">
            <text:p>0.09568933</text:p>
          </table:table-cell>
          <table:table-cell office:value-type="float" office:value="10.450486" calcext:value-type="float">
            <text:p>10.450486</text:p>
          </table:table-cell>
          <table:table-cell table:formula="of:=[.C599]+[.A600]" office:value-type="float" office:value="60.3561191309999" calcext:value-type="float">
            <text:p>60.35611913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600]+[.A601]" office:value-type="float" office:value="60.4518847509999" calcext:value-type="float">
            <text:p>60.45188475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0977" calcext:value-type="float">
            <text:p>0.09600977</text:p>
          </table:table-cell>
          <table:table-cell office:value-type="float" office:value="10.4156065" calcext:value-type="float">
            <text:p>10.4156065</text:p>
          </table:table-cell>
          <table:table-cell table:formula="of:=[.C601]+[.A602]" office:value-type="float" office:value="60.5478945209999" calcext:value-type="float">
            <text:p>60.54789452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757" calcext:value-type="float">
            <text:p>0.0954757</text:p>
          </table:table-cell>
          <table:table-cell office:value-type="float" office:value="10.473869" calcext:value-type="float">
            <text:p>10.473869</text:p>
          </table:table-cell>
          <table:table-cell table:formula="of:=[.C602]+[.A603]" office:value-type="float" office:value="60.643370221" calcext:value-type="float">
            <text:p>60.643370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603]+[.A604]" office:value-type="float" office:value="60.737823561" calcext:value-type="float">
            <text:p>60.737823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34653" calcext:value-type="float">
            <text:p>0.09434653</text:p>
          </table:table-cell>
          <table:table-cell office:value-type="float" office:value="10.599223" calcext:value-type="float">
            <text:p>10.599223</text:p>
          </table:table-cell>
          <table:table-cell table:formula="of:=[.C604]+[.A605]" office:value-type="float" office:value="60.832170091" calcext:value-type="float">
            <text:p>60.832170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69749" calcext:value-type="float">
            <text:p>0.09469749</text:p>
          </table:table-cell>
          <table:table-cell office:value-type="float" office:value="10.559941" calcext:value-type="float">
            <text:p>10.559941</text:p>
          </table:table-cell>
          <table:table-cell table:formula="of:=[.C605]+[.A606]" office:value-type="float" office:value="60.926867581" calcext:value-type="float">
            <text:p>60.9268675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5689" calcext:value-type="float">
            <text:p>0.09495689</text:p>
          </table:table-cell>
          <table:table-cell office:value-type="float" office:value="10.531095" calcext:value-type="float">
            <text:p>10.531095</text:p>
          </table:table-cell>
          <table:table-cell table:formula="of:=[.C606]+[.A607]" office:value-type="float" office:value="61.021824471" calcext:value-type="float">
            <text:p>61.021824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1111" calcext:value-type="float">
            <text:p>0.09491111</text:p>
          </table:table-cell>
          <table:table-cell office:value-type="float" office:value="10.536174" calcext:value-type="float">
            <text:p>10.536174</text:p>
          </table:table-cell>
          <table:table-cell table:formula="of:=[.C607]+[.A608]" office:value-type="float" office:value="61.116735581" calcext:value-type="float">
            <text:p>61.1167355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4972156" calcext:value-type="float">
            <text:p>0.094972156</text:p>
          </table:table-cell>
          <table:table-cell office:value-type="float" office:value="10.529402" calcext:value-type="float">
            <text:p>10.529402</text:p>
          </table:table-cell>
          <table:table-cell table:formula="of:=[.C608]+[.A609]" office:value-type="float" office:value="61.211707737" calcext:value-type="float">
            <text:p>61.211707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609]+[.A610]" office:value-type="float" office:value="61.306893517" calcext:value-type="float">
            <text:p>61.306893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8414" calcext:value-type="float">
            <text:p>0.09538414</text:p>
          </table:table-cell>
          <table:table-cell office:value-type="float" office:value="10.483923" calcext:value-type="float">
            <text:p>10.483923</text:p>
          </table:table-cell>
          <table:table-cell table:formula="of:=[.C610]+[.A611]" office:value-type="float" office:value="61.402277657" calcext:value-type="float">
            <text:p>61.402277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87243" calcext:value-type="float">
            <text:p>0.09587243</text:p>
          </table:table-cell>
          <table:table-cell office:value-type="float" office:value="10.430527" calcext:value-type="float">
            <text:p>10.430527</text:p>
          </table:table-cell>
          <table:table-cell table:formula="of:=[.C611]+[.A612]" office:value-type="float" office:value="61.498150087" calcext:value-type="float">
            <text:p>61.498150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612]+[.A613]" office:value-type="float" office:value="61.594327702" calcext:value-type="float">
            <text:p>61.5943277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613]+[.A614]" office:value-type="float" office:value="61.690581612" calcext:value-type="float">
            <text:p>61.690581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614]+[.A615]" office:value-type="float" office:value="61.786835522" calcext:value-type="float">
            <text:p>61.786835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9806" calcext:value-type="float">
            <text:p>0.09649806</text:p>
          </table:table-cell>
          <table:table-cell office:value-type="float" office:value="10.362904" calcext:value-type="float">
            <text:p>10.362904</text:p>
          </table:table-cell>
          <table:table-cell table:formula="of:=[.C615]+[.A616]" office:value-type="float" office:value="61.883333582" calcext:value-type="float">
            <text:p>61.883333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65904" calcext:value-type="float">
            <text:p>0.096665904</text:p>
          </table:table-cell>
          <table:table-cell office:value-type="float" office:value="10.34491" calcext:value-type="float">
            <text:p>10.34491</text:p>
          </table:table-cell>
          <table:table-cell table:formula="of:=[.C616]+[.A617]" office:value-type="float" office:value="61.979999486" calcext:value-type="float">
            <text:p>61.979999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617]+[.A618]" office:value-type="float" office:value="62.076726426" calcext:value-type="float">
            <text:p>62.076726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618]+[.A619]" office:value-type="float" office:value="62.173407586" calcext:value-type="float">
            <text:p>62.173407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619]+[.A620]" office:value-type="float" office:value="62.270180301" calcext:value-type="float">
            <text:p>62.270180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620]+[.A621]" office:value-type="float" office:value="62.367227681" calcext:value-type="float">
            <text:p>62.3672276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21]+[.A622]" office:value-type="float" office:value="62.464427651" calcext:value-type="float">
            <text:p>62.464427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22]+[.A623]" office:value-type="float" office:value="62.561627621" calcext:value-type="float">
            <text:p>62.5616276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623]+[.A624]" office:value-type="float" office:value="62.658995437" calcext:value-type="float">
            <text:p>62.658995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624]+[.A625]" office:value-type="float" office:value="62.756637917" calcext:value-type="float">
            <text:p>62.756637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625]+[.A626]" office:value-type="float" office:value="62.854280397" calcext:value-type="float">
            <text:p>62.854280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2722" calcext:value-type="float">
            <text:p>0.09762722</text:p>
          </table:table-cell>
          <table:table-cell office:value-type="float" office:value="10.243045" calcext:value-type="float">
            <text:p>10.243045</text:p>
          </table:table-cell>
          <table:table-cell table:formula="of:=[.C626]+[.A627]" office:value-type="float" office:value="62.951907617" calcext:value-type="float">
            <text:p>62.951907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627]+[.A628]" office:value-type="float" office:value="63.049641651" calcext:value-type="float">
            <text:p>63.0496416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628]+[.A629]" office:value-type="float" office:value="63.147497755" calcext:value-type="float">
            <text:p>63.1474977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629]+[.A630]" office:value-type="float" office:value="63.245292825" calcext:value-type="float">
            <text:p>63.245292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630]+[.A631]" office:value-type="float" office:value="63.342950565" calcext:value-type="float">
            <text:p>63.342950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631]+[.A632]" office:value-type="float" office:value="63.44066934" calcext:value-type="float">
            <text:p>63.440669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632]+[.A633]" office:value-type="float" office:value="63.5385407" calcext:value-type="float">
            <text:p>63.5385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633]+[.A634]" office:value-type="float" office:value="63.636473106" calcext:value-type="float">
            <text:p>63.636473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634]+[.A635]" office:value-type="float" office:value="63.7344055119999" calcext:value-type="float">
            <text:p>63.73440551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635]+[.A636]" office:value-type="float" office:value="63.832414212" calcext:value-type="float">
            <text:p>63.832414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636]+[.A637]" office:value-type="float" office:value="63.9305449819999" calcext:value-type="float">
            <text:p>63.930544981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637]+[.A638]" office:value-type="float" office:value="64.0287367869999" calcext:value-type="float">
            <text:p>64.028736786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4439" calcext:value-type="float">
            <text:p>0.09834439</text:p>
          </table:table-cell>
          <table:table-cell office:value-type="float" office:value="10.168347" calcext:value-type="float">
            <text:p>10.168347</text:p>
          </table:table-cell>
          <table:table-cell table:formula="of:=[.C638]+[.A639]" office:value-type="float" office:value="64.1270811769999" calcext:value-type="float">
            <text:p>64.127081176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3432" calcext:value-type="float">
            <text:p>0.09863432</text:p>
          </table:table-cell>
          <table:table-cell office:value-type="float" office:value="10.138458" calcext:value-type="float">
            <text:p>10.138458</text:p>
          </table:table-cell>
          <table:table-cell table:formula="of:=[.C639]+[.A640]" office:value-type="float" office:value="64.2257154969999" calcext:value-type="float">
            <text:p>64.225715496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4631" calcext:value-type="float">
            <text:p>0.09904631</text:p>
          </table:table-cell>
          <table:table-cell office:value-type="float" office:value="10.096288" calcext:value-type="float">
            <text:p>10.096288</text:p>
          </table:table-cell>
          <table:table-cell table:formula="of:=[.C640]+[.A641]" office:value-type="float" office:value="64.324761807" calcext:value-type="float">
            <text:p>64.324761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641]+[.A642]" office:value-type="float" office:value="64.4240522569999" calcext:value-type="float">
            <text:p>64.424052256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8364" calcext:value-type="float">
            <text:p>0.09918364</text:p>
          </table:table-cell>
          <table:table-cell office:value-type="float" office:value="10.082308" calcext:value-type="float">
            <text:p>10.082308</text:p>
          </table:table-cell>
          <table:table-cell table:formula="of:=[.C642]+[.A643]" office:value-type="float" office:value="64.523235897" calcext:value-type="float">
            <text:p>64.5232358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6157" calcext:value-type="float">
            <text:p>0.09906157</text:p>
          </table:table-cell>
          <table:table-cell office:value-type="float" office:value="10.094732" calcext:value-type="float">
            <text:p>10.094732</text:p>
          </table:table-cell>
          <table:table-cell table:formula="of:=[.C643]+[.A644]" office:value-type="float" office:value="64.622297467" calcext:value-type="float">
            <text:p>64.622297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644]+[.A645]" office:value-type="float" office:value="64.721420073" calcext:value-type="float">
            <text:p>64.721420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645]+[.A646]" office:value-type="float" office:value="64.820557938" calcext:value-type="float">
            <text:p>64.8205579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646]+[.A647]" office:value-type="float" office:value="64.919283808" calcext:value-type="float">
            <text:p>64.919283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5965" calcext:value-type="float">
            <text:p>0.09835965</text:p>
          </table:table-cell>
          <table:table-cell office:value-type="float" office:value="10.16677" calcext:value-type="float">
            <text:p>10.16677</text:p>
          </table:table-cell>
          <table:table-cell table:formula="of:=[.C647]+[.A648]" office:value-type="float" office:value="65.017643458" calcext:value-type="float">
            <text:p>65.017643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8173" calcext:value-type="float">
            <text:p>0.09848173</text:p>
          </table:table-cell>
          <table:table-cell office:value-type="float" office:value="10.154167" calcext:value-type="float">
            <text:p>10.154167</text:p>
          </table:table-cell>
          <table:table-cell table:formula="of:=[.C648]+[.A649]" office:value-type="float" office:value="65.116125188" calcext:value-type="float">
            <text:p>65.116125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649]+[.A650]" office:value-type="float" office:value="65.214622178" calcext:value-type="float">
            <text:p>65.214622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650]+[.A651]" office:value-type="float" office:value="65.312661398" calcext:value-type="float">
            <text:p>65.312661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651]+[.A652]" office:value-type="float" office:value="65.410197068" calcext:value-type="float">
            <text:p>65.410197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652]+[.A653]" office:value-type="float" office:value="65.508037914" calcext:value-type="float">
            <text:p>65.508037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653]+[.A654]" office:value-type="float" office:value="65.606244978" calcext:value-type="float">
            <text:p>65.606244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654]+[.A655]" office:value-type="float" office:value="65.704299454" calcext:value-type="float">
            <text:p>65.704299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655]+[.A656]" office:value-type="float" office:value="65.801484164" calcext:value-type="float">
            <text:p>65.801484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656]+[.A657]" office:value-type="float" office:value="65.8983179139999" calcext:value-type="float">
            <text:p>65.89831791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657]+[.A658]" office:value-type="float" office:value="65.995411074" calcext:value-type="float">
            <text:p>65.9954110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5256" calcext:value-type="float">
            <text:p>0.09735256</text:p>
          </table:table-cell>
          <table:table-cell office:value-type="float" office:value="10.271944" calcext:value-type="float">
            <text:p>10.271944</text:p>
          </table:table-cell>
          <table:table-cell table:formula="of:=[.C658]+[.A659]" office:value-type="float" office:value="66.092763634" calcext:value-type="float">
            <text:p>66.092763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659]+[.A660]" office:value-type="float" office:value="66.189597384" calcext:value-type="float">
            <text:p>66.189597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0295" calcext:value-type="float">
            <text:p>0.09590295</text:p>
          </table:table-cell>
          <table:table-cell office:value-type="float" office:value="10.427208" calcext:value-type="float">
            <text:p>10.427208</text:p>
          </table:table-cell>
          <table:table-cell table:formula="of:=[.C660]+[.A661]" office:value-type="float" office:value="66.2855003339999" calcext:value-type="float">
            <text:p>66.28550033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661]+[.A662]" office:value-type="float" office:value="66.381311734" calcext:value-type="float">
            <text:p>66.381311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662]+[.A663]" office:value-type="float" office:value="66.477489349" calcext:value-type="float">
            <text:p>66.477489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63]+[.A664]" office:value-type="float" office:value="66.573850069" calcext:value-type="float">
            <text:p>66.57385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664]+[.A665]" office:value-type="float" office:value="66.669768279" calcext:value-type="float">
            <text:p>66.669768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65]+[.A666]" office:value-type="float" office:value="66.765213459" calcext:value-type="float">
            <text:p>66.765213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666]+[.A667]" office:value-type="float" office:value="66.860811233" calcext:value-type="float">
            <text:p>66.860811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0295" calcext:value-type="float">
            <text:p>0.09590295</text:p>
          </table:table-cell>
          <table:table-cell office:value-type="float" office:value="10.427208" calcext:value-type="float">
            <text:p>10.427208</text:p>
          </table:table-cell>
          <table:table-cell table:formula="of:=[.C667]+[.A668]" office:value-type="float" office:value="66.9567141829999" calcext:value-type="float">
            <text:p>66.95671418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668]+[.A669]" office:value-type="float" office:value="67.052510323" calcext:value-type="float">
            <text:p>67.052510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53626" calcext:value-type="float">
            <text:p>0.095353626</text:p>
          </table:table-cell>
          <table:table-cell office:value-type="float" office:value="10.487279" calcext:value-type="float">
            <text:p>10.487279</text:p>
          </table:table-cell>
          <table:table-cell table:formula="of:=[.C669]+[.A670]" office:value-type="float" office:value="67.147863949" calcext:value-type="float">
            <text:p>67.1478639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670]+[.A671]" office:value-type="float" office:value="67.243171799" calcext:value-type="float">
            <text:p>67.243171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19844" calcext:value-type="float">
            <text:p>0.095719844</text:p>
          </table:table-cell>
          <table:table-cell office:value-type="float" office:value="10.447154" calcext:value-type="float">
            <text:p>10.447154</text:p>
          </table:table-cell>
          <table:table-cell table:formula="of:=[.C671]+[.A672]" office:value-type="float" office:value="67.338891643" calcext:value-type="float">
            <text:p>67.3388916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672]+[.A673]" office:value-type="float" office:value="67.434916673" calcext:value-type="float">
            <text:p>67.4349166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0977" calcext:value-type="float">
            <text:p>0.09600977</text:p>
          </table:table-cell>
          <table:table-cell office:value-type="float" office:value="10.4156065" calcext:value-type="float">
            <text:p>10.4156065</text:p>
          </table:table-cell>
          <table:table-cell table:formula="of:=[.C673]+[.A674]" office:value-type="float" office:value="67.530926443" calcext:value-type="float">
            <text:p>67.530926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674]+[.A675]" office:value-type="float" office:value="67.627149833" calcext:value-type="float">
            <text:p>67.6271498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675]+[.A676]" office:value-type="float" office:value="67.723876773" calcext:value-type="float">
            <text:p>67.7238767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76]+[.A677]" office:value-type="float" office:value="67.821076743" calcext:value-type="float">
            <text:p>67.821076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11964" calcext:value-type="float">
            <text:p>0.097611964</text:p>
          </table:table-cell>
          <table:table-cell office:value-type="float" office:value="10.244646" calcext:value-type="float">
            <text:p>10.244646</text:p>
          </table:table-cell>
          <table:table-cell table:formula="of:=[.C677]+[.A678]" office:value-type="float" office:value="67.918688707" calcext:value-type="float">
            <text:p>67.9186887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678]+[.A679]" office:value-type="float" office:value="68.016880512" calcext:value-type="float">
            <text:p>68.016880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679]+[.A680]" office:value-type="float" office:value="68.115652162" calcext:value-type="float">
            <text:p>68.115652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680]+[.A681]" office:value-type="float" office:value="68.214851062" calcext:value-type="float">
            <text:p>68.2148510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681]+[.A682]" office:value-type="float" office:value="68.314217816" calcext:value-type="float">
            <text:p>68.3142178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682]+[.A683]" office:value-type="float" office:value="68.413630346" calcext:value-type="float">
            <text:p>68.413630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1934" calcext:value-type="float">
            <text:p>0.09951934</text:p>
          </table:table-cell>
          <table:table-cell office:value-type="float" office:value="10.048298" calcext:value-type="float">
            <text:p>10.048298</text:p>
          </table:table-cell>
          <table:table-cell table:formula="of:=[.C683]+[.A684]" office:value-type="float" office:value="68.513149686" calcext:value-type="float">
            <text:p>68.513149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684]+[.A685]" office:value-type="float" office:value="68.612577476" calcext:value-type="float">
            <text:p>68.612577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685]+[.A686]" office:value-type="float" office:value="68.71185267" calcext:value-type="float">
            <text:p>68.71185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686]+[.A687]" office:value-type="float" office:value="68.81106683" calcext:value-type="float">
            <text:p>68.811066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687]+[.A688]" office:value-type="float" office:value="68.910204695" calcext:value-type="float">
            <text:p>68.9102046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688]+[.A689]" office:value-type="float" office:value="69.009205231" calcext:value-type="float">
            <text:p>69.009205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689]+[.A690]" office:value-type="float" office:value="69.108037911" calcext:value-type="float">
            <text:p>69.1080379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690]+[.A691]" office:value-type="float" office:value="69.206977411" calcext:value-type="float">
            <text:p>69.2069774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3105" calcext:value-type="float">
            <text:p>0.09903105</text:p>
          </table:table-cell>
          <table:table-cell office:value-type="float" office:value="10.097843" calcext:value-type="float">
            <text:p>10.097843</text:p>
          </table:table-cell>
          <table:table-cell table:formula="of:=[.C691]+[.A692]" office:value-type="float" office:value="69.306008461" calcext:value-type="float">
            <text:p>69.306008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692]+[.A693]" office:value-type="float" office:value="69.404886927" calcext:value-type="float">
            <text:p>69.4048869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693]+[.A694]" office:value-type="float" office:value="69.503719607" calcext:value-type="float">
            <text:p>69.503719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3105" calcext:value-type="float">
            <text:p>0.09903105</text:p>
          </table:table-cell>
          <table:table-cell office:value-type="float" office:value="10.097843" calcext:value-type="float">
            <text:p>10.097843</text:p>
          </table:table-cell>
          <table:table-cell table:formula="of:=[.C694]+[.A695]" office:value-type="float" office:value="69.602750657" calcext:value-type="float">
            <text:p>69.602750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695]+[.A696]" office:value-type="float" office:value="69.701873263" calcext:value-type="float">
            <text:p>69.701873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696]+[.A697]" office:value-type="float" office:value="69.800782243" calcext:value-type="float">
            <text:p>69.800782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697]+[.A698]" office:value-type="float" office:value="69.899538633" calcext:value-type="float">
            <text:p>69.8995386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2424" calcext:value-type="float">
            <text:p>0.09892424</text:p>
          </table:table-cell>
          <table:table-cell office:value-type="float" office:value="10.108746" calcext:value-type="float">
            <text:p>10.108746</text:p>
          </table:table-cell>
          <table:table-cell table:formula="of:=[.C698]+[.A699]" office:value-type="float" office:value="69.998462873" calcext:value-type="float">
            <text:p>69.9984628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699]+[.A700]" office:value-type="float" office:value="70.097692293" calcext:value-type="float">
            <text:p>70.097692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6157" calcext:value-type="float">
            <text:p>0.09906157</text:p>
          </table:table-cell>
          <table:table-cell office:value-type="float" office:value="10.094732" calcext:value-type="float">
            <text:p>10.094732</text:p>
          </table:table-cell>
          <table:table-cell table:formula="of:=[.C700]+[.A701]" office:value-type="float" office:value="70.196753863" calcext:value-type="float">
            <text:p>70.1967538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701]+[.A702]" office:value-type="float" office:value="70.295449213" calcext:value-type="float">
            <text:p>70.295449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702]+[.A703]" office:value-type="float" office:value="70.394312413" calcext:value-type="float">
            <text:p>70.394312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703]+[.A704]" office:value-type="float" office:value="70.493724943" calcext:value-type="float">
            <text:p>70.4937249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704]+[.A705]" office:value-type="float" office:value="70.593259543" calcext:value-type="float">
            <text:p>70.593259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4468" calcext:value-type="float">
            <text:p>0.09924468</text:p>
          </table:table-cell>
          <table:table-cell office:value-type="float" office:value="10.076107" calcext:value-type="float">
            <text:p>10.076107</text:p>
          </table:table-cell>
          <table:table-cell table:formula="of:=[.C705]+[.A706]" office:value-type="float" office:value="70.692504223" calcext:value-type="float">
            <text:p>70.692504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706]+[.A707]" office:value-type="float" office:value="70.791840453" calcext:value-type="float">
            <text:p>70.791840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707]+[.A708]" office:value-type="float" office:value="70.891634453" calcext:value-type="float">
            <text:p>70.891634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708]+[.A709]" office:value-type="float" office:value="70.991718378" calcext:value-type="float">
            <text:p>70.9917183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09]+[.A710]" office:value-type="float" office:value="71.091466602" calcext:value-type="float">
            <text:p>71.091466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710]+[.A711]" office:value-type="float" office:value="71.191016462" calcext:value-type="float">
            <text:p>71.1910164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711]+[.A712]" office:value-type="float" office:value="71.290871502" calcext:value-type="float">
            <text:p>71.2908715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712]+[.A713]" office:value-type="float" office:value="71.391108012" calcext:value-type="float">
            <text:p>71.3911080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13]+[.A714]" office:value-type="float" office:value="71.490856236" calcext:value-type="float">
            <text:p>71.490856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714]+[.A715]" office:value-type="float" office:value="71.589704176" calcext:value-type="float">
            <text:p>71.589704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15]+[.A716]" office:value-type="float" office:value="71.688582642" calcext:value-type="float">
            <text:p>71.688582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716]+[.A717]" office:value-type="float" office:value="71.787918872" calcext:value-type="float">
            <text:p>71.7879188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717]+[.A718]" office:value-type="float" office:value="71.887636582" calcext:value-type="float">
            <text:p>71.887636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718]+[.A719]" office:value-type="float" office:value="71.986774447" calcext:value-type="float">
            <text:p>71.986774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719]+[.A720]" office:value-type="float" office:value="72.085088322" calcext:value-type="float">
            <text:p>72.085088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3595" calcext:value-type="float">
            <text:p>0.09843595</text:p>
          </table:table-cell>
          <table:table-cell office:value-type="float" office:value="10.158889" calcext:value-type="float">
            <text:p>10.158889</text:p>
          </table:table-cell>
          <table:table-cell table:formula="of:=[.C720]+[.A721]" office:value-type="float" office:value="72.183524272" calcext:value-type="float">
            <text:p>72.183524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721]+[.A722]" office:value-type="float" office:value="72.282494292" calcext:value-type="float">
            <text:p>72.282494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722]+[.A723]" office:value-type="float" office:value="72.381632157" calcext:value-type="float">
            <text:p>72.381632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27506" calcext:value-type="float">
            <text:p>0.098527506</text:p>
          </table:table-cell>
          <table:table-cell office:value-type="float" office:value="10.149449" calcext:value-type="float">
            <text:p>10.149449</text:p>
          </table:table-cell>
          <table:table-cell table:formula="of:=[.C723]+[.A724]" office:value-type="float" office:value="72.480159663" calcext:value-type="float">
            <text:p>72.4801596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724]+[.A725]" office:value-type="float" office:value="72.578000509" calcext:value-type="float">
            <text:p>72.578000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25]+[.A726]" office:value-type="float" office:value="72.6760092089999" calcext:value-type="float">
            <text:p>72.67600920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05436" calcext:value-type="float">
            <text:p>0.098405436</text:p>
          </table:table-cell>
          <table:table-cell office:value-type="float" office:value="10.16204" calcext:value-type="float">
            <text:p>10.16204</text:p>
          </table:table-cell>
          <table:table-cell table:formula="of:=[.C726]+[.A727]" office:value-type="float" office:value="72.7744146449999" calcext:value-type="float">
            <text:p>72.7744146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27]+[.A728]" office:value-type="float" office:value="72.8724233449999" calcext:value-type="float">
            <text:p>72.8724233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728]+[.A729]" office:value-type="float" office:value="72.9692723549999" calcext:value-type="float">
            <text:p>72.96927235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4383" calcext:value-type="float">
            <text:p>0.09654383</text:p>
          </table:table-cell>
          <table:table-cell office:value-type="float" office:value="10.35799" calcext:value-type="float">
            <text:p>10.35799</text:p>
          </table:table-cell>
          <table:table-cell table:formula="of:=[.C729]+[.A730]" office:value-type="float" office:value="73.0658161849999" calcext:value-type="float">
            <text:p>73.06581618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730]+[.A731]" office:value-type="float" office:value="73.1626651949999" calcext:value-type="float">
            <text:p>73.1626651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731]+[.A732]" office:value-type="float" office:value="73.2598499049999" calcext:value-type="float">
            <text:p>73.2598499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732]+[.A733]" office:value-type="float" office:value="73.3567141749999" calcext:value-type="float">
            <text:p>73.35671417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3702" calcext:value-type="float">
            <text:p>0.09643702</text:p>
          </table:table-cell>
          <table:table-cell office:value-type="float" office:value="10.369462" calcext:value-type="float">
            <text:p>10.369462</text:p>
          </table:table-cell>
          <table:table-cell table:formula="of:=[.C733]+[.A734]" office:value-type="float" office:value="73.4531511949999" calcext:value-type="float">
            <text:p>73.4531511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734]+[.A735]" office:value-type="float" office:value="73.5498781349999" calcext:value-type="float">
            <text:p>73.54987813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735]+[.A736]" office:value-type="float" office:value="73.6471391389999" calcext:value-type="float">
            <text:p>73.64713913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736]+[.A737]" office:value-type="float" office:value="73.7445222129999" calcext:value-type="float">
            <text:p>73.74452221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737]+[.A738]" office:value-type="float" office:value="73.8415848529999" calcext:value-type="float">
            <text:p>73.84158485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738]+[.A739]" office:value-type="float" office:value="73.9384643829999" calcext:value-type="float">
            <text:p>73.93846438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739]+[.A740]" office:value-type="float" office:value="74.0356948729999" calcext:value-type="float">
            <text:p>74.035694872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59376" calcext:value-type="float">
            <text:p>0.097459376</text:p>
          </table:table-cell>
          <table:table-cell office:value-type="float" office:value="10.260686" calcext:value-type="float">
            <text:p>10.260686</text:p>
          </table:table-cell>
          <table:table-cell table:formula="of:=[.C740]+[.A741]" office:value-type="float" office:value="74.1331542489999" calcext:value-type="float">
            <text:p>74.13315424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741]+[.A742]" office:value-type="float" office:value="74.2301711089999" calcext:value-type="float">
            <text:p>74.23017110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742]+[.A743]" office:value-type="float" office:value="74.3262113949999" calcext:value-type="float">
            <text:p>74.3262113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3347" calcext:value-type="float">
            <text:p>0.09593347</text:p>
          </table:table-cell>
          <table:table-cell office:value-type="float" office:value="10.423891" calcext:value-type="float">
            <text:p>10.423891</text:p>
          </table:table-cell>
          <table:table-cell table:formula="of:=[.C743]+[.A744]" office:value-type="float" office:value="74.4221448649999" calcext:value-type="float">
            <text:p>74.4221448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744]+[.A745]" office:value-type="float" office:value="74.5184292949999" calcext:value-type="float">
            <text:p>74.5184292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745]+[.A746]" office:value-type="float" office:value="74.6146221689999" calcext:value-type="float">
            <text:p>74.61462216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1303" calcext:value-type="float">
            <text:p>0.09561303</text:p>
          </table:table-cell>
          <table:table-cell office:value-type="float" office:value="10.458825" calcext:value-type="float">
            <text:p>10.458825</text:p>
          </table:table-cell>
          <table:table-cell table:formula="of:=[.C746]+[.A747]" office:value-type="float" office:value="74.7102351989999" calcext:value-type="float">
            <text:p>74.71023519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747]+[.A748]" office:value-type="float" office:value="74.8058634889999" calcext:value-type="float">
            <text:p>74.80586348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748]+[.A749]" office:value-type="float" office:value="74.9018122189999" calcext:value-type="float">
            <text:p>74.90181221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749]+[.A750]" office:value-type="float" office:value="74.9982187189999" calcext:value-type="float">
            <text:p>74.99821871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750]+[.A751]" office:value-type="float" office:value="75.0948693639999" calcext:value-type="float">
            <text:p>75.09486936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751]+[.A752]" office:value-type="float" office:value="75.1917488939999" calcext:value-type="float">
            <text:p>75.19174889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752]+[.A753]" office:value-type="float" office:value="75.2890556739999" calcext:value-type="float">
            <text:p>75.2890556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0352" calcext:value-type="float">
            <text:p>0.09770352</text:p>
          </table:table-cell>
          <table:table-cell office:value-type="float" office:value="10.235046" calcext:value-type="float">
            <text:p>10.235046</text:p>
          </table:table-cell>
          <table:table-cell table:formula="of:=[.C753]+[.A754]" office:value-type="float" office:value="75.3867591939999" calcext:value-type="float">
            <text:p>75.38675919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8499" calcext:value-type="float">
            <text:p>0.09808499</text:p>
          </table:table-cell>
          <table:table-cell office:value-type="float" office:value="10.195239" calcext:value-type="float">
            <text:p>10.195239</text:p>
          </table:table-cell>
          <table:table-cell table:formula="of:=[.C754]+[.A755]" office:value-type="float" office:value="75.4848441839999" calcext:value-type="float">
            <text:p>75.48484418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755]+[.A756]" office:value-type="float" office:value="75.5834174639999" calcext:value-type="float">
            <text:p>75.58341746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756]+[.A757]" office:value-type="float" office:value="75.6823264439999" calcext:value-type="float">
            <text:p>75.6823264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757]+[.A758]" office:value-type="float" office:value="75.7817084539999" calcext:value-type="float">
            <text:p>75.78170845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758]+[.A759]" office:value-type="float" office:value="75.8815177139999" calcext:value-type="float">
            <text:p>75.88151771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759]+[.A760]" office:value-type="float" office:value="75.9814032739999" calcext:value-type="float">
            <text:p>75.9814032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760]+[.A761]" office:value-type="float" office:value="76.0812277939999" calcext:value-type="float">
            <text:p>76.08122779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761]+[.A762]" office:value-type="float" office:value="76.1813422339999" calcext:value-type="float">
            <text:p>76.18134223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762]+[.A763]" office:value-type="float" office:value="76.2815787439999" calcext:value-type="float">
            <text:p>76.28157874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763]+[.A764]" office:value-type="float" office:value="76.3815711139999" calcext:value-type="float">
            <text:p>76.38157111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764]+[.A765]" office:value-type="float" office:value="76.4813803739999" calcext:value-type="float">
            <text:p>76.48138037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765]+[.A766]" office:value-type="float" office:value="76.5813269699999" calcext:value-type="float">
            <text:p>76.58132696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66]+[.A767]" office:value-type="float" office:value="76.6810751939999" calcext:value-type="float">
            <text:p>76.68107519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767]+[.A768]" office:value-type="float" office:value="76.7804572039999" calcext:value-type="float">
            <text:p>76.78045720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768]+[.A769]" office:value-type="float" office:value="76.8800375839999" calcext:value-type="float">
            <text:p>76.88003758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769]+[.A770]" office:value-type="float" office:value="76.9799384039999" calcext:value-type="float">
            <text:p>76.97993840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770]+[.A771]" office:value-type="float" office:value="77.0795492989999" calcext:value-type="float">
            <text:p>77.07954929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771]+[.A772]" office:value-type="float" office:value="77.1785040589999" calcext:value-type="float">
            <text:p>77.178504058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772]+[.A773]" office:value-type="float" office:value="77.2776266649999" calcext:value-type="float">
            <text:p>77.2776266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773]+[.A774]" office:value-type="float" office:value="77.3772985949999" calcext:value-type="float">
            <text:p>77.3772985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774]+[.A775]" office:value-type="float" office:value="77.4772757049999" calcext:value-type="float">
            <text:p>77.47727570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775]+[.A776]" office:value-type="float" office:value="77.5765051249999" calcext:value-type="float">
            <text:p>77.57650512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776]+[.A777]" office:value-type="float" office:value="77.6744985649999" calcext:value-type="float">
            <text:p>77.6744985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2559" calcext:value-type="float">
            <text:p>0.09782559</text:p>
          </table:table-cell>
          <table:table-cell office:value-type="float" office:value="10.222275" calcext:value-type="float">
            <text:p>10.222275</text:p>
          </table:table-cell>
          <table:table-cell table:formula="of:=[.C777]+[.A778]" office:value-type="float" office:value="77.7723241549999" calcext:value-type="float">
            <text:p>77.77232415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3758" calcext:value-type="float">
            <text:p>0.09823758</text:p>
          </table:table-cell>
          <table:table-cell office:value-type="float" office:value="10.179403" calcext:value-type="float">
            <text:p>10.179403</text:p>
          </table:table-cell>
          <table:table-cell table:formula="of:=[.C778]+[.A779]" office:value-type="float" office:value="77.8705617349999" calcext:value-type="float">
            <text:p>77.87056173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779]+[.A780]" office:value-type="float" office:value="77.9693333849999" calcext:value-type="float">
            <text:p>77.96933338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780]+[.A781]" office:value-type="float" office:value="78.0679219249999" calcext:value-type="float">
            <text:p>78.06792192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781]+[.A782]" office:value-type="float" office:value="78.1656864749999" calcext:value-type="float">
            <text:p>78.16568647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782]+[.A783]" office:value-type="float" office:value="78.2634815449999" calcext:value-type="float">
            <text:p>78.26348154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783]+[.A784]" office:value-type="float" office:value="78.3616275749999" calcext:value-type="float">
            <text:p>78.36162757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9862" calcext:value-type="float">
            <text:p>0.09829862</text:p>
          </table:table-cell>
          <table:table-cell office:value-type="float" office:value="10.173083" calcext:value-type="float">
            <text:p>10.173083</text:p>
          </table:table-cell>
          <table:table-cell table:formula="of:=[.C784]+[.A785]" office:value-type="float" office:value="78.4599261949999" calcext:value-type="float">
            <text:p>78.4599261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85]+[.A786]" office:value-type="float" office:value="78.5579348949999" calcext:value-type="float">
            <text:p>78.55793489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786]+[.A787]" office:value-type="float" office:value="78.6557452249999" calcext:value-type="float">
            <text:p>78.65574522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787]+[.A788]" office:value-type="float" office:value="78.7537386649999" calcext:value-type="float">
            <text:p>78.75373866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1715" calcext:value-type="float">
            <text:p>0.09791715</text:p>
          </table:table-cell>
          <table:table-cell office:value-type="float" office:value="10.212715" calcext:value-type="float">
            <text:p>10.212715</text:p>
          </table:table-cell>
          <table:table-cell table:formula="of:=[.C788]+[.A789]" office:value-type="float" office:value="78.8516558149999" calcext:value-type="float">
            <text:p>78.85165581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789]+[.A790]" office:value-type="float" office:value="78.9489473349999" calcext:value-type="float">
            <text:p>78.94894733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790]+[.A791]" office:value-type="float" office:value="79.0459336809999" calcext:value-type="float">
            <text:p>79.04593368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791]+[.A792]" office:value-type="float" office:value="79.1431336509999" calcext:value-type="float">
            <text:p>79.14313365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2886" calcext:value-type="float">
            <text:p>0.09742886</text:p>
          </table:table-cell>
          <table:table-cell office:value-type="float" office:value="10.2639" calcext:value-type="float">
            <text:p>10.2639</text:p>
          </table:table-cell>
          <table:table-cell table:formula="of:=[.C792]+[.A793]" office:value-type="float" office:value="79.2405625109999" calcext:value-type="float">
            <text:p>79.24056251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01605" calcext:value-type="float">
            <text:p>0.097001605</text:p>
          </table:table-cell>
          <table:table-cell office:value-type="float" office:value="10.309108" calcext:value-type="float">
            <text:p>10.309108</text:p>
          </table:table-cell>
          <table:table-cell table:formula="of:=[.C793]+[.A794]" office:value-type="float" office:value="79.3375641159999" calcext:value-type="float">
            <text:p>79.33756411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794]+[.A795]" office:value-type="float" office:value="79.4336349159999" calcext:value-type="float">
            <text:p>79.43363491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795]+[.A796]" office:value-type="float" office:value="79.5296294259999" calcext:value-type="float">
            <text:p>79.52962942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6754" calcext:value-type="float">
            <text:p>0.09646754</text:p>
          </table:table-cell>
          <table:table-cell office:value-type="float" office:value="10.366181" calcext:value-type="float">
            <text:p>10.366181</text:p>
          </table:table-cell>
          <table:table-cell table:formula="of:=[.C796]+[.A797]" office:value-type="float" office:value="79.6260969659999" calcext:value-type="float">
            <text:p>79.62609696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797]+[.A798]" office:value-type="float" office:value="79.7229001959999" calcext:value-type="float">
            <text:p>79.722900195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01605" calcext:value-type="float">
            <text:p>0.097001605</text:p>
          </table:table-cell>
          <table:table-cell office:value-type="float" office:value="10.309108" calcext:value-type="float">
            <text:p>10.309108</text:p>
          </table:table-cell>
          <table:table-cell table:formula="of:=[.C798]+[.A799]" office:value-type="float" office:value="79.8199018009999" calcext:value-type="float">
            <text:p>79.81990180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799]+[.A800]" office:value-type="float" office:value="79.9172085809999" calcext:value-type="float">
            <text:p>79.91720858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800]+[.A801]" office:value-type="float" office:value="80.0149731309999" calcext:value-type="float">
            <text:p>80.01497313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7491" calcext:value-type="float">
            <text:p>0.09837491</text:p>
          </table:table-cell>
          <table:table-cell office:value-type="float" office:value="10.165194" calcext:value-type="float">
            <text:p>10.165194</text:p>
          </table:table-cell>
          <table:table-cell table:formula="of:=[.C801]+[.A802]" office:value-type="float" office:value="80.1133480409999" calcext:value-type="float">
            <text:p>80.11334804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802]+[.A803]" office:value-type="float" office:value="80.2121959809999" calcext:value-type="float">
            <text:p>80.21219598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03]+[.A804]" office:value-type="float" office:value="80.3116237709999" calcext:value-type="float">
            <text:p>80.31162377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804]+[.A805]" office:value-type="float" office:value="80.4114025109999" calcext:value-type="float">
            <text:p>80.41140251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805]+[.A806]" office:value-type="float" office:value="80.5111659909999" calcext:value-type="float">
            <text:p>80.51116599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806]+[.A807]" office:value-type="float" office:value="80.6108837009999" calcext:value-type="float">
            <text:p>80.61088370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807]+[.A808]" office:value-type="float" office:value="80.7105098509999" calcext:value-type="float">
            <text:p>80.71050985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808]+[.A809]" office:value-type="float" office:value="80.8100444509999" calcext:value-type="float">
            <text:p>80.810044450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53124" calcext:value-type="float">
            <text:p>0.099153124</text:p>
          </table:table-cell>
          <table:table-cell office:value-type="float" office:value="10.085411" calcext:value-type="float">
            <text:p>10.085411</text:p>
          </table:table-cell>
          <table:table-cell table:formula="of:=[.C809]+[.A810]" office:value-type="float" office:value="80.9091975749999" calcext:value-type="float">
            <text:p>80.909197574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810]+[.A811]" office:value-type="float" office:value="81.0075114499999" calcext:value-type="float">
            <text:p>81.0075114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811]+[.A812]" office:value-type="float" office:value="81.1055506699999" calcext:value-type="float">
            <text:p>81.10555066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812]+[.A813]" office:value-type="float" office:value="81.2035441099999" calcext:value-type="float">
            <text:p>81.20354410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813]+[.A814]" office:value-type="float" office:value="81.3007288199999" calcext:value-type="float">
            <text:p>81.3007288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93347" calcext:value-type="float">
            <text:p>0.09593347</text:p>
          </table:table-cell>
          <table:table-cell office:value-type="float" office:value="10.423891" calcext:value-type="float">
            <text:p>10.423891</text:p>
          </table:table-cell>
          <table:table-cell table:formula="of:=[.C814]+[.A815]" office:value-type="float" office:value="81.3966622899999" calcext:value-type="float">
            <text:p>81.39666228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575036" calcext:value-type="float">
            <text:p>0.09575036</text:p>
          </table:table-cell>
          <table:table-cell office:value-type="float" office:value="10.443825" calcext:value-type="float">
            <text:p>10.443825</text:p>
          </table:table-cell>
          <table:table-cell table:formula="of:=[.C815]+[.A816]" office:value-type="float" office:value="81.4924126499999" calcext:value-type="float">
            <text:p>81.4924126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816]+[.A817]" office:value-type="float" office:value="81.5886360399999" calcext:value-type="float">
            <text:p>81.58863603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817]+[.A818]" office:value-type="float" office:value="81.6852256499999" calcext:value-type="float">
            <text:p>81.6852256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818]+[.A819]" office:value-type="float" office:value="81.7819678499999" calcext:value-type="float">
            <text:p>81.78196784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819]+[.A820]" office:value-type="float" office:value="81.8789847099999" calcext:value-type="float">
            <text:p>81.87898470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820]+[.A821]" office:value-type="float" office:value="81.9763830399999" calcext:value-type="float">
            <text:p>81.97638303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821]+[.A822]" office:value-type="float" office:value="82.0742543999999" calcext:value-type="float">
            <text:p>82.07425439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822]+[.A823]" office:value-type="float" office:value="82.1725224999999" calcext:value-type="float">
            <text:p>82.17252249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823]+[.A824]" office:value-type="float" office:value="82.2710805199999" calcext:value-type="float">
            <text:p>82.27108051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92424" calcext:value-type="float">
            <text:p>0.09892424</text:p>
          </table:table-cell>
          <table:table-cell office:value-type="float" office:value="10.108746" calcext:value-type="float">
            <text:p>10.108746</text:p>
          </table:table-cell>
          <table:table-cell table:formula="of:=[.C824]+[.A825]" office:value-type="float" office:value="82.3700047599999" calcext:value-type="float">
            <text:p>82.37000475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53124" calcext:value-type="float">
            <text:p>0.099153124</text:p>
          </table:table-cell>
          <table:table-cell office:value-type="float" office:value="10.085411" calcext:value-type="float">
            <text:p>10.085411</text:p>
          </table:table-cell>
          <table:table-cell table:formula="of:=[.C825]+[.A826]" office:value-type="float" office:value="82.4691578839999" calcext:value-type="float">
            <text:p>82.469157883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826]+[.A827]" office:value-type="float" office:value="82.5685246379999" calcext:value-type="float">
            <text:p>82.56852463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827]+[.A828]" office:value-type="float" office:value="82.6682881179999" calcext:value-type="float">
            <text:p>82.66828811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828]+[.A829]" office:value-type="float" office:value="82.7685246279999" calcext:value-type="float">
            <text:p>82.76852462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829]+[.A830]" office:value-type="float" office:value="82.8689137379999" calcext:value-type="float">
            <text:p>82.868913737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830]+[.A831]" office:value-type="float" office:value="82.9688450779998" calcext:value-type="float">
            <text:p>82.96884507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831]+[.A832]" office:value-type="float" office:value="83.0685322679998" calcext:value-type="float">
            <text:p>83.06853226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832]+[.A833]" office:value-type="float" office:value="83.1685093779998" calcext:value-type="float">
            <text:p>83.16850937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833]+[.A834]" office:value-type="float" office:value="83.2685780439998" calcext:value-type="float">
            <text:p>83.26857804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4468" calcext:value-type="float">
            <text:p>0.09924468</text:p>
          </table:table-cell>
          <table:table-cell office:value-type="float" office:value="10.076107" calcext:value-type="float">
            <text:p>10.076107</text:p>
          </table:table-cell>
          <table:table-cell table:formula="of:=[.C834]+[.A835]" office:value-type="float" office:value="83.3678227239998" calcext:value-type="float">
            <text:p>83.36782272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835]+[.A836]" office:value-type="float" office:value="83.4661518579998" calcext:value-type="float">
            <text:p>83.46615185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9018" calcext:value-type="float">
            <text:p>0.09839018</text:p>
          </table:table-cell>
          <table:table-cell office:value-type="float" office:value="10.163616" calcext:value-type="float">
            <text:p>10.163616</text:p>
          </table:table-cell>
          <table:table-cell table:formula="of:=[.C836]+[.A837]" office:value-type="float" office:value="83.5645420379998" calcext:value-type="float">
            <text:p>83.56454203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837]+[.A838]" office:value-type="float" office:value="83.6634205039998" calcext:value-type="float">
            <text:p>83.66342050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838]+[.A839]" office:value-type="float" office:value="83.7622074089998" calcext:value-type="float">
            <text:p>83.76220740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839]+[.A840]" office:value-type="float" office:value="83.8600635129998" calcext:value-type="float">
            <text:p>83.86006351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840]+[.A841]" office:value-type="float" office:value="83.9572329629998" calcext:value-type="float">
            <text:p>83.95723296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841]+[.A842]" office:value-type="float" office:value="84.0545397429998" calcext:value-type="float">
            <text:p>84.05453974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842]+[.A843]" office:value-type="float" office:value="84.1521059329998" calcext:value-type="float">
            <text:p>84.15210593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843]+[.A844]" office:value-type="float" office:value="84.2492906429998" calcext:value-type="float">
            <text:p>84.24929064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844]+[.A845]" office:value-type="float" office:value="84.3454835169998" calcext:value-type="float">
            <text:p>84.34548351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845]+[.A846]" office:value-type="float" office:value="84.4415238029998" calcext:value-type="float">
            <text:p>84.44152380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3702" calcext:value-type="float">
            <text:p>0.09643702</text:p>
          </table:table-cell>
          <table:table-cell office:value-type="float" office:value="10.369462" calcext:value-type="float">
            <text:p>10.369462</text:p>
          </table:table-cell>
          <table:table-cell table:formula="of:=[.C846]+[.A847]" office:value-type="float" office:value="84.5379608229998" calcext:value-type="float">
            <text:p>84.53796082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847]+[.A848]" office:value-type="float" office:value="84.6345504329998" calcext:value-type="float">
            <text:p>84.63455043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6917" calcext:value-type="float">
            <text:p>0.09626917</text:p>
          </table:table-cell>
          <table:table-cell office:value-type="float" office:value="10.387542" calcext:value-type="float">
            <text:p>10.387542</text:p>
          </table:table-cell>
          <table:table-cell table:formula="of:=[.C848]+[.A849]" office:value-type="float" office:value="84.7308196029998" calcext:value-type="float">
            <text:p>84.73081960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849]+[.A850]" office:value-type="float" office:value="84.8269209229998" calcext:value-type="float">
            <text:p>84.82692092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4546" calcext:value-type="float">
            <text:p>0.09634546</text:p>
          </table:table-cell>
          <table:table-cell office:value-type="float" office:value="10.379315" calcext:value-type="float">
            <text:p>10.379315</text:p>
          </table:table-cell>
          <table:table-cell table:formula="of:=[.C850]+[.A851]" office:value-type="float" office:value="84.9232663829998" calcext:value-type="float">
            <text:p>84.92326638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851]+[.A852]" office:value-type="float" office:value="85.0197796989998" calcext:value-type="float">
            <text:p>85.01977969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852]+[.A853]" office:value-type="float" office:value="85.1160641289998" calcext:value-type="float">
            <text:p>85.11606412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853]+[.A854]" office:value-type="float" office:value="85.2122570029998" calcext:value-type="float">
            <text:p>85.21225700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854]+[.A855]" office:value-type="float" office:value="85.3087398029998" calcext:value-type="float">
            <text:p>85.30873980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855]+[.A856]" office:value-type="float" office:value="85.4053904479998" calcext:value-type="float">
            <text:p>85.40539044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421756" calcext:value-type="float">
            <text:p>0.096421756</text:p>
          </table:table-cell>
          <table:table-cell office:value-type="float" office:value="10.371103" calcext:value-type="float">
            <text:p>10.371103</text:p>
          </table:table-cell>
          <table:table-cell table:formula="of:=[.C856]+[.A857]" office:value-type="float" office:value="85.5018122039998" calcext:value-type="float">
            <text:p>85.50181220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857]+[.A858]" office:value-type="float" office:value="85.5982034439998" calcext:value-type="float">
            <text:p>85.59820344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858]+[.A859]" office:value-type="float" office:value="85.6949151239998" calcext:value-type="float">
            <text:p>85.69491512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10045" calcext:value-type="float">
            <text:p>0.096910045</text:p>
          </table:table-cell>
          <table:table-cell office:value-type="float" office:value="10.318849" calcext:value-type="float">
            <text:p>10.318849</text:p>
          </table:table-cell>
          <table:table-cell table:formula="of:=[.C859]+[.A860]" office:value-type="float" office:value="85.7918251689998" calcext:value-type="float">
            <text:p>85.79182516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860]+[.A861]" office:value-type="float" office:value="85.8888115149998" calcext:value-type="float">
            <text:p>85.88881151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861]+[.A862]" office:value-type="float" office:value="85.9859504489998" calcext:value-type="float">
            <text:p>85.98595044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862]+[.A863]" office:value-type="float" office:value="86.0832572289998" calcext:value-type="float">
            <text:p>86.08325722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74635" calcext:value-type="float">
            <text:p>0.097474635</text:p>
          </table:table-cell>
          <table:table-cell office:value-type="float" office:value="10.259079" calcext:value-type="float">
            <text:p>10.259079</text:p>
          </table:table-cell>
          <table:table-cell table:formula="of:=[.C863]+[.A864]" office:value-type="float" office:value="86.1807318639998" calcext:value-type="float">
            <text:p>86.18073186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864]+[.A865]" office:value-type="float" office:value="86.2782827939998" calcext:value-type="float">
            <text:p>86.27828279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865]+[.A866]" office:value-type="float" office:value="86.3759710539998" calcext:value-type="float">
            <text:p>86.37597105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866]+[.A867]" office:value-type="float" office:value="86.4738729439998" calcext:value-type="float">
            <text:p>86.47387294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867]+[.A868]" office:value-type="float" office:value="86.5720189739998" calcext:value-type="float">
            <text:p>86.57201897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868]+[.A869]" office:value-type="float" office:value="86.6704854439998" calcext:value-type="float">
            <text:p>86.67048544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869]+[.A870]" office:value-type="float" office:value="86.7693181239998" calcext:value-type="float">
            <text:p>86.76931812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870]+[.A871]" office:value-type="float" office:value="86.8685780589998" calcext:value-type="float">
            <text:p>86.86857805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871]+[.A872]" office:value-type="float" office:value="86.9684025789998" calcext:value-type="float">
            <text:p>86.96840257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872]+[.A873]" office:value-type="float" office:value="87.0687001289998" calcext:value-type="float">
            <text:p>87.06870012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873]+[.A874]" office:value-type="float" office:value="87.1691502689998" calcext:value-type="float">
            <text:p>87.16915026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874]+[.A875]" office:value-type="float" office:value="87.2695851529998" calcext:value-type="float">
            <text:p>87.26958515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541696" calcext:value-type="float">
            <text:p>0.100541696</text:p>
          </table:table-cell>
          <table:table-cell office:value-type="float" office:value="9.946123" calcext:value-type="float">
            <text:p>9.946123</text:p>
          </table:table-cell>
          <table:table-cell table:formula="of:=[.C875]+[.A876]" office:value-type="float" office:value="87.3701268489998" calcext:value-type="float">
            <text:p>87.37012684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876]+[.A877]" office:value-type="float" office:value="87.4707448389998" calcext:value-type="float">
            <text:p>87.47074483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877]+[.A878]" office:value-type="float" office:value="87.5707524689998" calcext:value-type="float">
            <text:p>87.57075246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878]+[.A879]" office:value-type="float" office:value="87.6700124039998" calcext:value-type="float">
            <text:p>87.67001240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879]+[.A880]" office:value-type="float" office:value="87.7693028539998" calcext:value-type="float">
            <text:p>87.76930285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880]+[.A881]" office:value-type="float" office:value="87.8689900439998" calcext:value-type="float">
            <text:p>87.86899004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81]+[.A882]" office:value-type="float" office:value="87.9684178339998" calcext:value-type="float">
            <text:p>87.96841783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882]+[.A883]" office:value-type="float" office:value="88.0667317089998" calcext:value-type="float">
            <text:p>88.06673170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7818" calcext:value-type="float">
            <text:p>0.09797818</text:p>
          </table:table-cell>
          <table:table-cell office:value-type="float" office:value="10.206353" calcext:value-type="float">
            <text:p>10.206353</text:p>
          </table:table-cell>
          <table:table-cell table:formula="of:=[.C883]+[.A884]" office:value-type="float" office:value="88.1647098889998" calcext:value-type="float">
            <text:p>88.16470988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884]+[.A885]" office:value-type="float" office:value="88.2629169529998" calcext:value-type="float">
            <text:p>88.26291695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885]+[.A886]" office:value-type="float" office:value="88.3614139429998" calcext:value-type="float">
            <text:p>88.36141394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947665" calcext:value-type="float">
            <text:p>0.097947665</text:p>
          </table:table-cell>
          <table:table-cell office:value-type="float" office:value="10.209534" calcext:value-type="float">
            <text:p>10.209534</text:p>
          </table:table-cell>
          <table:table-cell table:formula="of:=[.C886]+[.A887]" office:value-type="float" office:value="88.4593616079998" calcext:value-type="float">
            <text:p>88.45936160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887]+[.A888]" office:value-type="float" office:value="88.5565615779998" calcext:value-type="float">
            <text:p>88.55656157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888]+[.A889]" office:value-type="float" office:value="88.6537615479998" calcext:value-type="float">
            <text:p>88.65376154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889]+[.A890]" office:value-type="float" office:value="88.7514803229998" calcext:value-type="float">
            <text:p>88.75148032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4929" calcext:value-type="float">
            <text:p>0.09774929</text:p>
          </table:table-cell>
          <table:table-cell office:value-type="float" office:value="10.230253" calcext:value-type="float">
            <text:p>10.230253</text:p>
          </table:table-cell>
          <table:table-cell table:formula="of:=[.C890]+[.A891]" office:value-type="float" office:value="88.8492296129998" calcext:value-type="float">
            <text:p>88.84922961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891]+[.A892]" office:value-type="float" office:value="88.9461854429998" calcext:value-type="float">
            <text:p>88.94618544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892]+[.A893]" office:value-type="float" office:value="89.0424698729998" calcext:value-type="float">
            <text:p>89.04246987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893]+[.A894]" office:value-type="float" office:value="89.1388611129998" calcext:value-type="float">
            <text:p>89.13886111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894]+[.A895]" office:value-type="float" office:value="89.2356490869998" calcext:value-type="float">
            <text:p>89.23564908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94786" calcext:value-type="float">
            <text:p>0.096894786</text:p>
          </table:table-cell>
          <table:table-cell office:value-type="float" office:value="10.320474" calcext:value-type="float">
            <text:p>10.320474</text:p>
          </table:table-cell>
          <table:table-cell table:formula="of:=[.C895]+[.A896]" office:value-type="float" office:value="89.3325438729998" calcext:value-type="float">
            <text:p>89.33254387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9642" calcext:value-type="float">
            <text:p>0.09669642</text:p>
          </table:table-cell>
          <table:table-cell office:value-type="float" office:value="10.341645" calcext:value-type="float">
            <text:p>10.341645</text:p>
          </table:table-cell>
          <table:table-cell table:formula="of:=[.C896]+[.A897]" office:value-type="float" office:value="89.4292402929998" calcext:value-type="float">
            <text:p>89.42924029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897]+[.A898]" office:value-type="float" office:value="89.5258146429998" calcext:value-type="float">
            <text:p>89.52581464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898]+[.A899]" office:value-type="float" office:value="89.6226178729998" calcext:value-type="float">
            <text:p>89.62261787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899]+[.A900]" office:value-type="float" office:value="89.7194363629998" calcext:value-type="float">
            <text:p>89.71943636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63539" calcext:value-type="float">
            <text:p>0.09663539</text:p>
          </table:table-cell>
          <table:table-cell office:value-type="float" office:value="10.348177" calcext:value-type="float">
            <text:p>10.348177</text:p>
          </table:table-cell>
          <table:table-cell table:formula="of:=[.C900]+[.A901]" office:value-type="float" office:value="89.8160717529998" calcext:value-type="float">
            <text:p>89.81607175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901]+[.A902]" office:value-type="float" office:value="89.9128597269998" calcext:value-type="float">
            <text:p>89.91285972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902]+[.A903]" office:value-type="float" office:value="90.0099223669998" calcext:value-type="float">
            <text:p>90.00992236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903]+[.A904]" office:value-type="float" office:value="90.1071070769998" calcext:value-type="float">
            <text:p>90.10710707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04]+[.A905]" office:value-type="float" office:value="90.2043528219998" calcext:value-type="float">
            <text:p>90.20435282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905]+[.A906]" office:value-type="float" office:value="90.3016290819998" calcext:value-type="float">
            <text:p>90.30162908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2886" calcext:value-type="float">
            <text:p>0.09742886</text:p>
          </table:table-cell>
          <table:table-cell office:value-type="float" office:value="10.2639" calcext:value-type="float">
            <text:p>10.2639</text:p>
          </table:table-cell>
          <table:table-cell table:formula="of:=[.C906]+[.A907]" office:value-type="float" office:value="90.3990579419998" calcext:value-type="float">
            <text:p>90.39905794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907]+[.A908]" office:value-type="float" office:value="90.4967462019998" calcext:value-type="float">
            <text:p>90.49674620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08]+[.A909]" office:value-type="float" office:value="90.5948006779998" calcext:value-type="float">
            <text:p>90.59480067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909]+[.A910]" office:value-type="float" office:value="90.6932671479998" calcext:value-type="float">
            <text:p>90.69326714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910]+[.A911]" office:value-type="float" office:value="90.7922676839998" calcext:value-type="float">
            <text:p>90.79226768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911]+[.A912]" office:value-type="float" office:value="90.8916954739998" calcext:value-type="float">
            <text:p>90.89169547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912]+[.A913]" office:value-type="float" office:value="90.9915810339998" calcext:value-type="float">
            <text:p>90.99158103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913]+[.A914]" office:value-type="float" office:value="91.0919396239998" calcext:value-type="float">
            <text:p>91.09193962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914]+[.A915]" office:value-type="float" office:value="91.1926339079998" calcext:value-type="float">
            <text:p>91.19263390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915]+[.A916]" office:value-type="float" office:value="91.2933739679998" calcext:value-type="float">
            <text:p>91.29337396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916]+[.A917]" office:value-type="float" office:value="91.3939461779998" calcext:value-type="float">
            <text:p>91.39394617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917]+[.A918]" office:value-type="float" office:value="91.4944268379998" calcext:value-type="float">
            <text:p>91.49442683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918]+[.A919]" office:value-type="float" office:value="91.5948006879998" calcext:value-type="float">
            <text:p>91.59480068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919]+[.A920]" office:value-type="float" office:value="91.6950219419998" calcext:value-type="float">
            <text:p>91.69502194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920]+[.A921]" office:value-type="float" office:value="91.7948312019998" calcext:value-type="float">
            <text:p>91.79483120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921]+[.A922]" office:value-type="float" office:value="91.8944268379998" calcext:value-type="float">
            <text:p>91.89442683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922]+[.A923]" office:value-type="float" office:value="91.9941445479998" calcext:value-type="float">
            <text:p>91.99414454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23]+[.A924]" office:value-type="float" office:value="92.0936791479998" calcext:value-type="float">
            <text:p>92.09367914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924]+[.A925]" office:value-type="float" office:value="92.1928933079998" calcext:value-type="float">
            <text:p>92.19289330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925]+[.A926]" office:value-type="float" office:value="92.2920311729998" calcext:value-type="float">
            <text:p>92.29203117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926]+[.A927]" office:value-type="float" office:value="92.3913979269998" calcext:value-type="float">
            <text:p>92.39139792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927]+[.A928]" office:value-type="float" office:value="92.4905663069998" calcext:value-type="float">
            <text:p>92.49056630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928]+[.A929]" office:value-type="float" office:value="92.5891090719998" calcext:value-type="float">
            <text:p>92.58910907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929]+[.A930]" office:value-type="float" office:value="92.6876060619998" calcext:value-type="float">
            <text:p>92.68760606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930]+[.A931]" office:value-type="float" office:value="92.7864997859998" calcext:value-type="float">
            <text:p>92.78649978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931]+[.A932]" office:value-type="float" office:value="92.8853019499998" calcext:value-type="float">
            <text:p>92.885301949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932]+[.A933]" office:value-type="float" office:value="92.9834327199998" calcext:value-type="float">
            <text:p>92.983432719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933]+[.A934]" office:value-type="float" office:value="93.0813040799998" calcext:value-type="float">
            <text:p>93.081304079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934]+[.A935]" office:value-type="float" office:value="93.1794195899998" calcext:value-type="float">
            <text:p>93.179419589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35]+[.A936]" office:value-type="float" office:value="93.2774740659998" calcext:value-type="float">
            <text:p>93.27747406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36]+[.A937]" office:value-type="float" office:value="93.3748723959998" calcext:value-type="float">
            <text:p>93.37487239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37]+[.A938]" office:value-type="float" office:value="93.4719197759998" calcext:value-type="float">
            <text:p>93.47191977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938]+[.A939]" office:value-type="float" office:value="93.5692265559998" calcext:value-type="float">
            <text:p>93.56922655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39]+[.A940]" office:value-type="float" office:value="93.6664723009998" calcext:value-type="float">
            <text:p>93.666472300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94786" calcext:value-type="float">
            <text:p>0.096894786</text:p>
          </table:table-cell>
          <table:table-cell office:value-type="float" office:value="10.320474" calcext:value-type="float">
            <text:p>10.320474</text:p>
          </table:table-cell>
          <table:table-cell table:formula="of:=[.C940]+[.A941]" office:value-type="float" office:value="93.7633670869998" calcext:value-type="float">
            <text:p>93.76336708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941]+[.A942]" office:value-type="float" office:value="93.8602313569998" calcext:value-type="float">
            <text:p>93.86023135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42]+[.A943]" office:value-type="float" office:value="93.9572787369998" calcext:value-type="float">
            <text:p>93.95727873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943]+[.A944]" office:value-type="float" office:value="94.0544634469998" calcext:value-type="float">
            <text:p>94.05446344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44]+[.A945]" office:value-type="float" office:value="94.1515566069998" calcext:value-type="float">
            <text:p>94.15155660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45]+[.A946]" office:value-type="float" office:value="94.2485734669998" calcext:value-type="float">
            <text:p>94.24857346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46]+[.A947]" office:value-type="float" office:value="94.3458192119998" calcext:value-type="float">
            <text:p>94.34581921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947]+[.A948]" office:value-type="float" office:value="94.4431870279998" calcext:value-type="float">
            <text:p>94.443187027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48]+[.A949]" office:value-type="float" office:value="94.5403107029998" calcext:value-type="float">
            <text:p>94.54031070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949]+[.A950]" office:value-type="float" office:value="94.6371902329998" calcext:value-type="float">
            <text:p>94.63719023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950]+[.A951]" office:value-type="float" office:value="94.7342681329998" calcext:value-type="float">
            <text:p>94.73426813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951]+[.A952]" office:value-type="float" office:value="94.8316512069998" calcext:value-type="float">
            <text:p>94.83165120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952]+[.A953]" office:value-type="float" office:value="94.9288206569998" calcext:value-type="float">
            <text:p>94.92882065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953]+[.A954]" office:value-type="float" office:value="95.0257001869998" calcext:value-type="float">
            <text:p>95.02570018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3212" calcext:value-type="float">
            <text:p>0.09703212</text:p>
          </table:table-cell>
          <table:table-cell office:value-type="float" office:value="10.305865" calcext:value-type="float">
            <text:p>10.305865</text:p>
          </table:table-cell>
          <table:table-cell table:formula="of:=[.C954]+[.A955]" office:value-type="float" office:value="95.1227323069998" calcext:value-type="float">
            <text:p>95.12273230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955]+[.A956]" office:value-type="float" office:value="95.2201001229998" calcext:value-type="float">
            <text:p>95.22010012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56]+[.A957]" office:value-type="float" office:value="95.3174984529998" calcext:value-type="float">
            <text:p>95.31749845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57]+[.A958]" office:value-type="float" office:value="95.4146373869998" calcext:value-type="float">
            <text:p>95.41463738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58]+[.A959]" office:value-type="float" office:value="95.5116542469998" calcext:value-type="float">
            <text:p>95.511654246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59]+[.A960]" office:value-type="float" office:value="95.6087779219998" calcext:value-type="float">
            <text:p>95.60877792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60]+[.A961]" office:value-type="float" office:value="95.7058710819998" calcext:value-type="float">
            <text:p>95.70587108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61]+[.A962]" office:value-type="float" office:value="95.8028879419998" calcext:value-type="float">
            <text:p>95.80288794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62]+[.A963]" office:value-type="float" office:value="95.8999353219998" calcext:value-type="float">
            <text:p>95.89993532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963]+[.A964]" office:value-type="float" office:value="95.9970895119998" calcext:value-type="float">
            <text:p>95.99708951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64]+[.A965]" office:value-type="float" office:value="96.0942284459998" calcext:value-type="float">
            <text:p>96.09422844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65]+[.A966]" office:value-type="float" office:value="96.1914284159998" calcext:value-type="float">
            <text:p>96.19142841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66]+[.A967]" office:value-type="float" office:value="96.2886589059998" calcext:value-type="float">
            <text:p>96.28865890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67]+[.A968]" office:value-type="float" office:value="96.3858893959998" calcext:value-type="float">
            <text:p>96.38588939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3212" calcext:value-type="float">
            <text:p>0.09703212</text:p>
          </table:table-cell>
          <table:table-cell office:value-type="float" office:value="10.305865" calcext:value-type="float">
            <text:p>10.305865</text:p>
          </table:table-cell>
          <table:table-cell table:formula="of:=[.C968]+[.A969]" office:value-type="float" office:value="96.4829215159998" calcext:value-type="float">
            <text:p>96.48292151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08416" calcext:value-type="float">
            <text:p>0.097108416</text:p>
          </table:table-cell>
          <table:table-cell office:value-type="float" office:value="10.297769" calcext:value-type="float">
            <text:p>10.297769</text:p>
          </table:table-cell>
          <table:table-cell table:formula="of:=[.C969]+[.A970]" office:value-type="float" office:value="96.5800299319998" calcext:value-type="float">
            <text:p>96.580029931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970]+[.A971]" office:value-type="float" office:value="96.6772909359998" calcext:value-type="float">
            <text:p>96.67729093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71]+[.A972]" office:value-type="float" office:value="96.7744909059998" calcext:value-type="float">
            <text:p>96.77449090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72]+[.A973]" office:value-type="float" office:value="96.8717213959998" calcext:value-type="float">
            <text:p>96.87172139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73]+[.A974]" office:value-type="float" office:value="96.9689518859998" calcext:value-type="float">
            <text:p>96.96895188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74]+[.A975]" office:value-type="float" office:value="97.0659992659998" calcext:value-type="float">
            <text:p>97.06599926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975]+[.A976]" office:value-type="float" office:value="97.1630771659998" calcext:value-type="float">
            <text:p>97.16307716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976]+[.A977]" office:value-type="float" office:value="97.2602466159998" calcext:value-type="float">
            <text:p>97.260246615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77]+[.A978]" office:value-type="float" office:value="97.3573702909998" calcext:value-type="float">
            <text:p>97.357370290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78]+[.A979]" office:value-type="float" office:value="97.4544634509998" calcext:value-type="float">
            <text:p>97.454463450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79]+[.A980]" office:value-type="float" office:value="97.5516023849998" calcext:value-type="float">
            <text:p>97.55160238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980]+[.A981]" office:value-type="float" office:value="97.6488176149998" calcext:value-type="float">
            <text:p>97.64881761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81]+[.A982]" office:value-type="float" office:value="97.7460175849998" calcext:value-type="float">
            <text:p>97.74601758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982]+[.A983]" office:value-type="float" office:value="97.8433091049998" calcext:value-type="float">
            <text:p>97.84330910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983]+[.A984]" office:value-type="float" office:value="97.9405701089998" calcext:value-type="float">
            <text:p>97.94057010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84]+[.A985]" office:value-type="float" office:value="98.0379684389998" calcext:value-type="float">
            <text:p>98.03796843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985]+[.A986]" office:value-type="float" office:value="98.1354583289998" calcext:value-type="float">
            <text:p>98.13545832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986]+[.A987]" office:value-type="float" office:value="98.2331923629998" calcext:value-type="float">
            <text:p>98.233192362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87]+[.A988]" office:value-type="float" office:value="98.3312468389998" calcext:value-type="float">
            <text:p>98.33124683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988]+[.A989]" office:value-type="float" office:value="98.4295607139998" calcext:value-type="float">
            <text:p>98.429560713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989]+[.A990]" office:value-type="float" office:value="98.5281034789998" calcext:value-type="float">
            <text:p>98.52810347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990]+[.A991]" office:value-type="float" office:value="98.6268598689998" calcext:value-type="float">
            <text:p>98.62685986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07683" calcext:value-type="float">
            <text:p>0.09907683</text:p>
          </table:table-cell>
          <table:table-cell office:value-type="float" office:value="10.093178" calcext:value-type="float">
            <text:p>10.093178</text:p>
          </table:table-cell>
          <table:table-cell table:formula="of:=[.C991]+[.A992]" office:value-type="float" office:value="98.7259366989998" calcext:value-type="float">
            <text:p>98.72593669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32097" calcext:value-type="float">
            <text:p>0.09932097</text:p>
          </table:table-cell>
          <table:table-cell office:value-type="float" office:value="10.068367" calcext:value-type="float">
            <text:p>10.068367</text:p>
          </table:table-cell>
          <table:table-cell table:formula="of:=[.C992]+[.A993]" office:value-type="float" office:value="98.8252576689998" calcext:value-type="float">
            <text:p>98.825257668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993]+[.A994]" office:value-type="float" office:value="98.9247312349998" calcext:value-type="float">
            <text:p>98.92473123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994]+[.A995]" office:value-type="float" office:value="99.0242200599998" calcext:value-type="float">
            <text:p>99.024220059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995]+[.A996]" office:value-type="float" office:value="99.1237088849998" calcext:value-type="float">
            <text:p>99.12370888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96]+[.A997]" office:value-type="float" office:value="99.2232434849998" calcext:value-type="float">
            <text:p>99.223243484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997]+[.A998]" office:value-type="float" office:value="99.3228391209998" calcext:value-type="float">
            <text:p>99.322839120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998]+[.A999]" office:value-type="float" office:value="99.4225110509998" calcext:value-type="float">
            <text:p>99.4225110509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999]+[.A1000]" office:value-type="float" office:value="99.5222592749998" calcext:value-type="float">
            <text:p>99.5222592749998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0:45:40.424836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55.438604035</dc:date>
    <meta:editing-duration>PT2H59M35S</meta:editing-duration>
    <meta:editing-cycles>2</meta:editing-cycles>
    <meta:generator>LibreOffice/6.3.1.2$Linux_X86_64 LibreOffice_project/30$Build-2</meta:generator>
    <meta:document-statistic meta:table-count="1" meta:cell-count="4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586cm" xlink:href=".." xlink:type="simple" chart:class="chart:scatter" chart:column-mapping="1 0 2" chart:style-name="ch1">
        <chart:title svg:x="3.7cm" svg:y="0.307cm" chart:style-name="ch2">
          <text:p>PID Control Loop Under Varying Loads</text:p>
        </chart:title>
        <chart:plot-area chart:style-name="ch3" table:cell-range-address="data.B1:data.D1000" svg:x="1.315cm" svg:y="1.257cm" svg:width="13.622cm" svg:height="6.177cm">
          <chartooo:coordinate-region svg:x="1.751cm" svg:y="1.456cm" svg:width="12.814cm" svg:height="5.331cm"/>
          <chart:axis chart:dimension="x" chart:name="primary-x" chart:style-name="ch4">
            <chart:title svg:x="6.957cm" svg:y="7.605cm" chart:style-name="ch5">
              <text:p>Time (seconds)</text:p>
            </chart:title>
          </chart:axis>
          <chart:axis chart:dimension="y" chart:name="primary-y" chart:style-name="ch6">
            <chart:title svg:x="0.451cm" svg:y="6.664cm" chart:style-name="ch7">
              <text:p>Speed (revolutions per second)</text:p>
            </chart:title>
            <chart:grid chart:style-name="ch8" chart:class="major"/>
          </chart:axis>
          <chart:series chart:style-name="ch9" chart:values-cell-range-address="data.B1:data.B1000" chart:class="chart:scatter">
            <chart:domain table:cell-range-address="data.C1:data.C1000"/>
            <chart:data-point chart:repeated="1000"/>
          </chart:series>
          <chart:series chart:style-name="ch10" chart:values-cell-range-address="data.D1:data.D1000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994335">
                <text:p>-2.994335</text:p>
                <draw:g>
                  <svg:desc>data.C1:data.C1000</svg:desc>
                </draw:g>
              </table:table-cell>
              <table:table-cell office:value-type="float" office:value="0.37655354">
                <text:p>0.37655354</text:p>
                <draw:g>
                  <svg:desc>data.B1:data.B1000</svg:desc>
                </draw:g>
              </table:table-cell>
              <table:table-cell office:value-type="float" office:value="10">
                <text:p>10</text:p>
                <draw:g>
                  <svg:desc>data.D1: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89004000000002">
                <text:p>-0.0789004000000002</text:p>
              </table:table-cell>
              <table:table-cell office:value-type="float" office:value="0.34300205">
                <text:p>0.34300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95396">
                <text:p>0.20795396</text:p>
              </table:table-cell>
              <table:table-cell office:value-type="float" office:value="3.4860897">
                <text:p>3.48608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70028">
                <text:p>0.38270028</text:p>
              </table:table-cell>
              <table:table-cell office:value-type="float" office:value="5.7225814">
                <text:p>5.7225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780365">
                <text:p>0.51780365</text:p>
              </table:table-cell>
              <table:table-cell office:value-type="float" office:value="7.4017396">
                <text:p>7.40173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287194">
                <text:p>0.63287194</text:p>
              </table:table-cell>
              <table:table-cell office:value-type="float" office:value="8.690492">
                <text:p>8.690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771668">
                <text:p>0.73771668</text:p>
              </table:table-cell>
              <table:table-cell office:value-type="float" office:value="9.537913">
                <text:p>9.537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706817">
                <text:p>0.83706817</text:p>
              </table:table-cell>
              <table:table-cell office:value-type="float" office:value="10.065275">
                <text:p>10.065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50625">
                <text:p>0.93150625</text:p>
              </table:table-cell>
              <table:table-cell office:value-type="float" office:value="10.588948">
                <text:p>10.5889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4128515">
                <text:p>1.024128515</text:p>
              </table:table-cell>
              <table:table-cell office:value-type="float" office:value="10.79654">
                <text:p>10.79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7651065">
                <text:p>1.117651065</text:p>
              </table:table-cell>
              <table:table-cell office:value-type="float" office:value="10.692609">
                <text:p>10.6926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2119665">
                <text:p>1.212119665</text:p>
              </table:table-cell>
              <table:table-cell office:value-type="float" office:value="10.585527">
                <text:p>10.585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7564845">
                <text:p>1.307564845</text:p>
              </table:table-cell>
              <table:table-cell office:value-type="float" office:value="10.477219">
                <text:p>10.477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03971345">
                <text:p>1.403971345</text:p>
              </table:table-cell>
              <table:table-cell office:value-type="float" office:value="10.372745">
                <text:p>10.372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1323905">
                <text:p>1.501323905</text:p>
              </table:table-cell>
              <table:table-cell office:value-type="float" office:value="10.271944">
                <text:p>10.271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9607265">
                <text:p>1.599607265</text:p>
              </table:table-cell>
              <table:table-cell office:value-type="float" office:value="10.174663">
                <text:p>10.1746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88672">
                <text:p>1.6988672</text:p>
              </table:table-cell>
              <table:table-cell office:value-type="float" office:value="10.074558">
                <text:p>10.074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9905794">
                <text:p>1.79905794</text:p>
              </table:table-cell>
              <table:table-cell office:value-type="float" office:value="9.980963">
                <text:p>9.980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0004215">
                <text:p>1.90004215</text:p>
              </table:table-cell>
              <table:table-cell office:value-type="float" office:value="9.902538">
                <text:p>9.902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0134679">
                <text:p>2.00134679</text:p>
              </table:table-cell>
              <table:table-cell office:value-type="float" office:value="9.871216">
                <text:p>9.871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019953">
                <text:p>2.1019953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01011095">
                <text:p>2.201011095</text:p>
              </table:table-cell>
              <table:table-cell office:value-type="float" office:value="10.099399">
                <text:p>10.0993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99431789">
                <text:p>2.299431789</text:p>
              </table:table-cell>
              <table:table-cell office:value-type="float" office:value="10.160464">
                <text:p>10.160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98172919">
                <text:p>2.398172919</text:p>
              </table:table-cell>
              <table:table-cell office:value-type="float" office:value="10.127492">
                <text:p>10.127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97387079">
                <text:p>2.497387079</text:p>
              </table:table-cell>
              <table:table-cell office:value-type="float" office:value="10.079206">
                <text:p>10.079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96479169">
                <text:p>2.596479169</text:p>
              </table:table-cell>
              <table:table-cell office:value-type="float" office:value="10.091623">
                <text:p>10.091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94274239">
                <text:p>2.694274239</text:p>
              </table:table-cell>
              <table:table-cell office:value-type="float" office:value="10.225465">
                <text:p>10.22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90985919">
                <text:p>2.790985919</text:p>
              </table:table-cell>
              <table:table-cell office:value-type="float" office:value="10.3400135">
                <text:p>10.3400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7728119">
                <text:p>2.887728119</text:p>
              </table:table-cell>
              <table:table-cell office:value-type="float" office:value="10.336751">
                <text:p>10.33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84912829">
                <text:p>2.984912829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82067019">
                <text:p>3.082067019</text:p>
              </table:table-cell>
              <table:table-cell office:value-type="float" office:value="10.292917">
                <text:p>10.292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78519299">
                <text:p>3.178519299</text:p>
              </table:table-cell>
              <table:table-cell office:value-type="float" office:value="10.367822">
                <text:p>10.36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74239143">
                <text:p>3.274239143</text:p>
              </table:table-cell>
              <table:table-cell office:value-type="float" office:value="10.447154">
                <text:p>10.447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70065799">
                <text:p>3.370065799</text:p>
              </table:table-cell>
              <table:table-cell office:value-type="float" office:value="10.43551">
                <text:p>10.435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66304449">
                <text:p>3.466304449</text:p>
              </table:table-cell>
              <table:table-cell office:value-type="float" office:value="10.390836">
                <text:p>10.390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62634649">
                <text:p>3.562634649</text:p>
              </table:table-cell>
              <table:table-cell office:value-type="float" office:value="10.3809595">
                <text:p>10.3809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58812264">
                <text:p>3.658812264</text:p>
              </table:table-cell>
              <table:table-cell office:value-type="float" office:value="10.397429">
                <text:p>10.397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55203504">
                <text:p>3.755203504</text:p>
              </table:table-cell>
              <table:table-cell office:value-type="float" office:value="10.374387">
                <text:p>10.37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51960964">
                <text:p>3.851960964</text:p>
              </table:table-cell>
              <table:table-cell office:value-type="float" office:value="10.335121">
                <text:p>10.335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49099898">
                <text:p>3.949099898</text:p>
              </table:table-cell>
              <table:table-cell office:value-type="float" office:value="10.294534">
                <text:p>10.294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46498228">
                <text:p>4.046498228</text:p>
              </table:table-cell>
              <table:table-cell office:value-type="float" office:value="10.267117">
                <text:p>10.267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44217003">
                <text:p>4.144217003</text:p>
              </table:table-cell>
              <table:table-cell office:value-type="float" office:value="10.233448">
                <text:p>10.233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42408808">
                <text:p>4.242408808</text:p>
              </table:table-cell>
              <table:table-cell office:value-type="float" office:value="10.184149">
                <text:p>10.184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41012608">
                <text:p>4.341012608</text:p>
              </table:table-cell>
              <table:table-cell office:value-type="float" office:value="10.141597">
                <text:p>10.141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40013144">
                <text:p>4.440013144</text:p>
              </table:table-cell>
              <table:table-cell office:value-type="float" office:value="10.100956">
                <text:p>10.100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39425674">
                <text:p>4.539425674</text:p>
              </table:table-cell>
              <table:table-cell office:value-type="float" office:value="10.059094">
                <text:p>10.059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39204414">
                <text:p>4.639204414</text:p>
              </table:table-cell>
              <table:table-cell office:value-type="float" office:value="10.022175">
                <text:p>10.02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3927308">
                <text:p>4.73927308</text:p>
              </table:table-cell>
              <table:table-cell office:value-type="float" office:value="9.993138">
                <text:p>9.993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946382">
                <text:p>4.83946382</text:p>
              </table:table-cell>
              <table:table-cell office:value-type="float" office:value="9.980963">
                <text:p>9.980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3974611">
                <text:p>4.93974611</text:p>
              </table:table-cell>
              <table:table-cell office:value-type="float" office:value="9.97185">
                <text:p>9.97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4021151">
                <text:p>5.04021151</text:p>
              </table:table-cell>
              <table:table-cell office:value-type="float" office:value="9.953676">
                <text:p>9.953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4066165">
                <text:p>5.14066165</text:p>
              </table:table-cell>
              <table:table-cell office:value-type="float" office:value="9.955188">
                <text:p>9.95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409592">
                <text:p>5.2409592</text:p>
              </table:table-cell>
              <table:table-cell office:value-type="float" office:value="9.970333">
                <text:p>9.97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41394084">
                <text:p>5.341394084</text:p>
              </table:table-cell>
              <table:table-cell office:value-type="float" office:value="9.9567">
                <text:p>9.9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4205785">
                <text:p>5.44205785</text:p>
              </table:table-cell>
              <table:table-cell office:value-type="float" office:value="9.934062">
                <text:p>9.934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255377">
                <text:p>5.54255377</text:p>
              </table:table-cell>
              <table:table-cell office:value-type="float" office:value="9.950653">
                <text:p>9.950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428208">
                <text:p>5.6428208</text:p>
              </table:table-cell>
              <table:table-cell office:value-type="float" office:value="9.973368">
                <text:p>9.973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4343879">
                <text:p>5.74343879</text:p>
              </table:table-cell>
              <table:table-cell office:value-type="float" office:value="9.938581">
                <text:p>9.9385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44255144">
                <text:p>5.844255144</text:p>
              </table:table-cell>
              <table:table-cell office:value-type="float" office:value="9.919026">
                <text:p>9.9190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4812099">
                <text:p>5.944812099</text:p>
              </table:table-cell>
              <table:table-cell office:value-type="float" office:value="9.944613">
                <text:p>9.944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45033353">
                <text:p>6.045033353</text:p>
              </table:table-cell>
              <table:table-cell office:value-type="float" office:value="9.977923">
                <text:p>9.977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45498753">
                <text:p>6.145498753</text:p>
              </table:table-cell>
              <table:table-cell office:value-type="float" office:value="9.953676">
                <text:p>9.953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46086223">
                <text:p>6.246086223</text:p>
              </table:table-cell>
              <table:table-cell office:value-type="float" office:value="9.941596">
                <text:p>9.9415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46322733">
                <text:p>6.346322733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46040443">
                <text:p>6.446040443</text:p>
              </table:table-cell>
              <table:table-cell office:value-type="float" office:value="10.028309">
                <text:p>10.028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46215923">
                <text:p>6.546215923</text:p>
              </table:table-cell>
              <table:table-cell office:value-type="float" office:value="9.982483">
                <text:p>9.98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47200133">
                <text:p>6.647200133</text:p>
              </table:table-cell>
              <table:table-cell office:value-type="float" office:value="9.902538">
                <text:p>9.902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8092789">
                <text:p>6.748092789</text:p>
              </table:table-cell>
              <table:table-cell office:value-type="float" office:value="9.911525">
                <text:p>9.91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8191969">
                <text:p>6.848191969</text:p>
              </table:table-cell>
              <table:table-cell office:value-type="float" office:value="9.990091">
                <text:p>9.9900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48260635">
                <text:p>6.948260635</text:p>
              </table:table-cell>
              <table:table-cell office:value-type="float" office:value="9.993138">
                <text:p>9.993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49107515">
                <text:p>7.049107515</text:p>
              </table:table-cell>
              <table:table-cell office:value-type="float" office:value="9.916023">
                <text:p>9.91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50091725">
                <text:p>7.150091725</text:p>
              </table:table-cell>
              <table:table-cell office:value-type="float" office:value="9.902538">
                <text:p>9.902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50099355">
                <text:p>7.250099355</text:p>
              </table:table-cell>
              <table:table-cell office:value-type="float" office:value="9.999237">
                <text:p>9.999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9862835">
                <text:p>7.349862835</text:p>
              </table:table-cell>
              <table:table-cell office:value-type="float" office:value="10.023707">
                <text:p>10.023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50511345">
                <text:p>7.450511345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52304275">
                <text:p>7.552304275</text:p>
              </table:table-cell>
              <table:table-cell office:value-type="float" office:value="9.823865">
                <text:p>9.823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54188765">
                <text:p>7.654188765</text:p>
              </table:table-cell>
              <table:table-cell office:value-type="float" office:value="9.815036">
                <text:p>9.8150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54959345">
                <text:p>7.754959345</text:p>
              </table:table-cell>
              <table:table-cell office:value-type="float" office:value="9.923532">
                <text:p>9.9235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55241635">
                <text:p>7.855241635</text:p>
              </table:table-cell>
              <table:table-cell office:value-type="float" office:value="9.97185">
                <text:p>9.97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56378431">
                <text:p>7.956378431</text:p>
              </table:table-cell>
              <table:table-cell office:value-type="float" office:value="9.887598">
                <text:p>9.887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58842761">
                <text:p>8.058842761</text:p>
              </table:table-cell>
              <table:table-cell office:value-type="float" office:value="9.759493">
                <text:p>9.759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61322351">
                <text:p>8.161322351</text:p>
              </table:table-cell>
              <table:table-cell office:value-type="float" office:value="9.758039">
                <text:p>9.75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62413371">
                <text:p>8.262413371</text:p>
              </table:table-cell>
              <table:table-cell office:value-type="float" office:value="9.892076">
                <text:p>9.892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62558331">
                <text:p>8.362558331</text:p>
              </table:table-cell>
              <table:table-cell office:value-type="float" office:value="9.985525">
                <text:p>9.985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63267871">
                <text:p>8.463267871</text:p>
              </table:table-cell>
              <table:table-cell office:value-type="float" office:value="9.929546">
                <text:p>9.9295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65610131">
                <text:p>8.565610131</text:p>
              </table:table-cell>
              <table:table-cell office:value-type="float" office:value="9.771133">
                <text:p>9.771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68700081">
                <text:p>8.668700081</text:p>
              </table:table-cell>
              <table:table-cell office:value-type="float" office:value="9.700267">
                <text:p>9.700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70706641">
                <text:p>8.770706641</text:p>
              </table:table-cell>
              <table:table-cell office:value-type="float" office:value="9.80329">
                <text:p>9.80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70042871">
                <text:p>8.870042871</text:p>
              </table:table-cell>
              <table:table-cell office:value-type="float" office:value="10.066821">
                <text:p>10.066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68707706">
                <text:p>8.968707706</text:p>
              </table:table-cell>
              <table:table-cell office:value-type="float" office:value="10.135323">
                <text:p>10.135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68486446">
                <text:p>9.068486446</text:p>
              </table:table-cell>
              <table:table-cell office:value-type="float" office:value="10.022175">
                <text:p>10.02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70172566">
                <text:p>9.170172566</text:p>
              </table:table-cell>
              <table:table-cell office:value-type="float" office:value="9.834184">
                <text:p>9.834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72667416">
                <text:p>9.272667416</text:p>
              </table:table-cell>
              <table:table-cell office:value-type="float" office:value="9.756587">
                <text:p>9.756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74033101">
                <text:p>9.374033101</text:p>
              </table:table-cell>
              <table:table-cell office:value-type="float" office:value="9.865272">
                <text:p>9.865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72835265">
                <text:p>9.472835265</text:p>
              </table:table-cell>
              <table:table-cell office:value-type="float" office:value="10.121235">
                <text:p>10.12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71042329">
                <text:p>9.571042329</text:p>
              </table:table-cell>
              <table:table-cell office:value-type="float" office:value="10.182567">
                <text:p>10.182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70576929">
                <text:p>9.670576929</text:p>
              </table:table-cell>
              <table:table-cell office:value-type="float" office:value="10.046758">
                <text:p>10.046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72217269">
                <text:p>9.772217269</text:p>
              </table:table-cell>
              <table:table-cell office:value-type="float" office:value="9.838613">
                <text:p>9.838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74712119">
                <text:p>9.874712119</text:p>
              </table:table-cell>
              <table:table-cell office:value-type="float" office:value="9.756587">
                <text:p>9.756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76016759">
                <text:p>9.976016759</text:p>
              </table:table-cell>
              <table:table-cell office:value-type="float" office:value="9.871216">
                <text:p>9.871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74910483">
                <text:p>10.074910483</text:p>
              </table:table-cell>
              <table:table-cell office:value-type="float" office:value="10.111865">
                <text:p>10.111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72842889">
                <text:p>10.172842889</text:p>
              </table:table-cell>
              <table:table-cell office:value-type="float" office:value="10.211124">
                <text:p>10.211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72057049">
                <text:p>10.272057049</text:p>
              </table:table-cell>
              <table:table-cell office:value-type="float" office:value="10.079206">
                <text:p>10.079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74048349">
                <text:p>10.374048349</text:p>
              </table:table-cell>
              <table:table-cell office:value-type="float" office:value="9.804757">
                <text:p>9.804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77855479">
                <text:p>10.477855479</text:p>
              </table:table-cell>
              <table:table-cell office:value-type="float" office:value="9.633249">
                <text:p>9.6332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81616829">
                <text:p>10.581616829</text:p>
              </table:table-cell>
              <table:table-cell office:value-type="float" office:value="9.6375">
                <text:p>9.6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85500249">
                <text:p>10.685500249</text:p>
              </table:table-cell>
              <table:table-cell office:value-type="float" office:value="9.626175">
                <text:p>9.626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89704109">
                <text:p>10.789704109</text:p>
              </table:table-cell>
              <table:table-cell office:value-type="float" office:value="9.596574">
                <text:p>9.5965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94792989">
                <text:p>10.894792989</text:p>
              </table:table-cell>
              <table:table-cell office:value-type="float" office:value="9.515755">
                <text:p>9.51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02506429">
                <text:p>11.002506429</text:p>
              </table:table-cell>
              <table:table-cell office:value-type="float" office:value="9.283893">
                <text:p>9.283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11928874">
                <text:p>11.111928874</text:p>
              </table:table-cell>
              <table:table-cell office:value-type="float" office:value="9.138893">
                <text:p>9.138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21671764">
                <text:p>11.221671764</text:p>
              </table:table-cell>
              <table:table-cell office:value-type="float" office:value="9.112207">
                <text:p>9.112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30544884">
                <text:p>11.330544884</text:p>
              </table:table-cell>
              <table:table-cell office:value-type="float" office:value="9.185003">
                <text:p>9.1850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37449594">
                <text:p>11.437449594</text:p>
              </table:table-cell>
              <table:table-cell office:value-type="float" office:value="9.354125">
                <text:p>9.354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43515054">
                <text:p>11.543515054</text:p>
              </table:table-cell>
              <table:table-cell office:value-type="float" office:value="9.42814">
                <text:p>9.42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50267174">
                <text:p>11.650267174</text:p>
              </table:table-cell>
              <table:table-cell office:value-type="float" office:value="9.367496">
                <text:p>9.367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58194234">
                <text:p>11.758194234</text:p>
              </table:table-cell>
              <table:table-cell office:value-type="float" office:value="9.265516">
                <text:p>9.265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66273884">
                <text:p>11.866273884</text:p>
              </table:table-cell>
              <table:table-cell office:value-type="float" office:value="9.252436">
                <text:p>9.252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73239624">
                <text:p>11.973239624</text:p>
              </table:table-cell>
              <table:table-cell office:value-type="float" office:value="9.348787">
                <text:p>9.3487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078679464">
                <text:p>12.078679464</text:p>
              </table:table-cell>
              <table:table-cell office:value-type="float" office:value="9.484081">
                <text:p>9.484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8431767">
                <text:p>12.18431767</text:p>
              </table:table-cell>
              <table:table-cell office:value-type="float" office:value="9.466272">
                <text:p>9.466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9119186">
                <text:p>12.29119186</text:p>
              </table:table-cell>
              <table:table-cell office:value-type="float" office:value="9.356796">
                <text:p>9.356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98478045">
                <text:p>12.398478045</text:p>
              </table:table-cell>
              <table:table-cell office:value-type="float" office:value="9.320865">
                <text:p>9.320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04482469">
                <text:p>12.504482469</text:p>
              </table:table-cell>
              <table:table-cell office:value-type="float" office:value="9.433568">
                <text:p>9.433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610013863">
                <text:p>12.610013863</text:p>
              </table:table-cell>
              <table:table-cell office:value-type="float" office:value="9.475853">
                <text:p>9.475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16903313">
                <text:p>12.716903313</text:p>
              </table:table-cell>
              <table:table-cell office:value-type="float" office:value="9.35546">
                <text:p>9.355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826875083">
                <text:p>12.826875083</text:p>
              </table:table-cell>
              <table:table-cell office:value-type="float" office:value="9.093243">
                <text:p>9.093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939440893">
                <text:p>12.939440893</text:p>
              </table:table-cell>
              <table:table-cell office:value-type="float" office:value="8.883693">
                <text:p>8.883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052632319">
                <text:p>13.052632319</text:p>
              </table:table-cell>
              <table:table-cell office:value-type="float" office:value="8.834592">
                <text:p>8.8345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162604089">
                <text:p>13.162604089</text:p>
              </table:table-cell>
              <table:table-cell office:value-type="float" office:value="9.093243">
                <text:p>9.093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268898439">
                <text:p>13.268898439</text:p>
              </table:table-cell>
              <table:table-cell office:value-type="float" office:value="9.407838">
                <text:p>9.4078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373956804">
                <text:p>13.373956804</text:p>
              </table:table-cell>
              <table:table-cell office:value-type="float" office:value="9.518518">
                <text:p>9.5185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481288764">
                <text:p>13.481288764</text:p>
              </table:table-cell>
              <table:table-cell office:value-type="float" office:value="9.316889">
                <text:p>9.316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591764084">
                <text:p>13.591764084</text:p>
              </table:table-cell>
              <table:table-cell office:value-type="float" office:value="9.051795">
                <text:p>9.051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703872124">
                <text:p>13.703872124</text:p>
              </table:table-cell>
              <table:table-cell office:value-type="float" office:value="8.919968">
                <text:p>8.919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814820474">
                <text:p>13.814820474</text:p>
              </table:table-cell>
              <table:table-cell office:value-type="float" office:value="9.013204">
                <text:p>9.013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92282383">
                <text:p>13.92282383</text:p>
              </table:table-cell>
              <table:table-cell office:value-type="float" office:value="9.258971">
                <text:p>9.258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02772961">
                <text:p>14.02772961</text:p>
              </table:table-cell>
              <table:table-cell office:value-type="float" office:value="9.532364">
                <text:p>9.532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13391714">
                <text:p>14.13391714</text:p>
              </table:table-cell>
              <table:table-cell office:value-type="float" office:value="9.417301">
                <text:p>9.417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24419409">
                <text:p>14.24419409</text:p>
              </table:table-cell>
              <table:table-cell office:value-type="float" office:value="9.068077">
                <text:p>9.068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35424215">
                <text:p>14.35424215</text:p>
              </table:table-cell>
              <table:table-cell office:value-type="float" office:value="9.086939">
                <text:p>9.0869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46372563">
                <text:p>14.46372563</text:p>
              </table:table-cell>
              <table:table-cell office:value-type="float" office:value="9.133798">
                <text:p>9.1337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571378026">
                <text:p>14.571378026</text:p>
              </table:table-cell>
              <table:table-cell office:value-type="float" office:value="9.289157">
                <text:p>9.289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680022266">
                <text:p>14.680022266</text:p>
              </table:table-cell>
              <table:table-cell office:value-type="float" office:value="9.204354">
                <text:p>9.204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791886156">
                <text:p>14.791886156</text:p>
              </table:table-cell>
              <table:table-cell office:value-type="float" office:value="8.939435">
                <text:p>8.9394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05672682">
                <text:p>14.905672682</text:p>
              </table:table-cell>
              <table:table-cell office:value-type="float" office:value="8.788386">
                <text:p>8.7883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019443952">
                <text:p>15.019443952</text:p>
              </table:table-cell>
              <table:table-cell office:value-type="float" office:value="8.789565">
                <text:p>8.789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132650637">
                <text:p>15.132650637</text:p>
              </table:table-cell>
              <table:table-cell office:value-type="float" office:value="8.833401">
                <text:p>8.833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244789191">
                <text:p>15.244789191</text:p>
              </table:table-cell>
              <table:table-cell office:value-type="float" office:value="8.91754">
                <text:p>8.917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356698856">
                <text:p>15.356698856</text:p>
              </table:table-cell>
              <table:table-cell office:value-type="float" office:value="8.935779">
                <text:p>8.9357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69752956">
                <text:p>15.469752956</text:p>
              </table:table-cell>
              <table:table-cell office:value-type="float" office:value="8.845323">
                <text:p>8.845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58321904">
                <text:p>15.58321904</text:p>
              </table:table-cell>
              <table:table-cell office:value-type="float" office:value="8.813207">
                <text:p>8.81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7884733">
                <text:p>15.67884733</text:p>
              </table:table-cell>
              <table:table-cell office:value-type="float" office:value="10.457156">
                <text:p>10.457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80548196">
                <text:p>15.80548196</text:p>
              </table:table-cell>
              <table:table-cell office:value-type="float" office:value="7.896734">
                <text:p>7.896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01421012">
                <text:p>16.01421012</text:p>
              </table:table-cell>
              <table:table-cell office:value-type="float" office:value="4.7909207">
                <text:p>4.7909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27169086">
                <text:p>16.27169086</text:p>
              </table:table-cell>
              <table:table-cell office:value-type="float" office:value="3.8837857">
                <text:p>3.88378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51249349">
                <text:p>16.51249349</text:p>
              </table:table-cell>
              <table:table-cell office:value-type="float" office:value="4.1527786">
                <text:p>4.1527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70985368">
                <text:p>16.70985368</text:p>
              </table:table-cell>
              <table:table-cell office:value-type="float" office:value="5.066878">
                <text:p>5.066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7283529">
                <text:p>16.87283529</text:p>
              </table:table-cell>
              <table:table-cell office:value-type="float" office:value="6.1356616">
                <text:p>6.13566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1236379">
                <text:p>17.01236379</text:p>
              </table:table-cell>
              <table:table-cell office:value-type="float" office:value="7.166995">
                <text:p>7.166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3529047">
                <text:p>17.13529047</text:p>
              </table:table-cell>
              <table:table-cell office:value-type="float" office:value="8.134931">
                <text:p>8.134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462083">
                <text:p>17.2462083</text:p>
              </table:table-cell>
              <table:table-cell office:value-type="float" office:value="9.015683">
                <text:p>9.0156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4836745">
                <text:p>17.34836745</text:p>
              </table:table-cell>
              <table:table-cell office:value-type="float" office:value="9.788649">
                <text:p>9.7886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4532328">
                <text:p>17.44532328</text:p>
              </table:table-cell>
              <table:table-cell office:value-type="float" office:value="10.313975">
                <text:p>10.313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37945545">
                <text:p>17.537945545</text:p>
              </table:table-cell>
              <table:table-cell office:value-type="float" office:value="10.79654">
                <text:p>10.79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29118205">
                <text:p>17.629118205</text:p>
              </table:table-cell>
              <table:table-cell office:value-type="float" office:value="10.968201">
                <text:p>10.968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721435285">
                <text:p>17.721435285</text:p>
              </table:table-cell>
              <table:table-cell office:value-type="float" office:value="10.8322315">
                <text:p>10.8322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815690265">
                <text:p>17.815690265</text:p>
              </table:table-cell>
              <table:table-cell office:value-type="float" office:value="10.609519">
                <text:p>10.6095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12981785">
                <text:p>17.912981785</text:p>
              </table:table-cell>
              <table:table-cell office:value-type="float" office:value="10.278388">
                <text:p>10.278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014942571">
                <text:p>18.014942571</text:p>
              </table:table-cell>
              <table:table-cell office:value-type="float" office:value="9.807692">
                <text:p>9.807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124197171">
                <text:p>18.124197171</text:p>
              </table:table-cell>
              <table:table-cell office:value-type="float" office:value="9.152933">
                <text:p>9.152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244102571">
                <text:p>18.244102571</text:p>
              </table:table-cell>
              <table:table-cell office:value-type="float" office:value="8.339909">
                <text:p>8.3399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379404321">
                <text:p>18.379404321</text:p>
              </table:table-cell>
              <table:table-cell office:value-type="float" office:value="7.3908873">
                <text:p>7.39088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533474671">
                <text:p>18.533474671</text:p>
              </table:table-cell>
              <table:table-cell office:value-type="float" office:value="6.4905415">
                <text:p>6.49054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700118451">
                <text:p>18.700118451</text:p>
              </table:table-cell>
              <table:table-cell office:value-type="float" office:value="6.000824">
                <text:p>6.0008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869386771">
                <text:p>18.869386771</text:p>
              </table:table-cell>
              <table:table-cell office:value-type="float" office:value="5.9077797">
                <text:p>5.90777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033650141">
                <text:p>19.033650141</text:p>
              </table:table-cell>
              <table:table-cell office:value-type="float" office:value="6.087785">
                <text:p>6.087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185233261">
                <text:p>19.185233261</text:p>
              </table:table-cell>
              <table:table-cell office:value-type="float" office:value="6.5970407">
                <text:p>6.5970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322350821">
                <text:p>19.322350821</text:p>
              </table:table-cell>
              <table:table-cell office:value-type="float" office:value="7.2930117">
                <text:p>7.2930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445536901">
                <text:p>19.445536901</text:p>
              </table:table-cell>
              <table:table-cell office:value-type="float" office:value="8.1178">
                <text:p>8.1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557293981">
                <text:p>19.557293981</text:p>
              </table:table-cell>
              <table:table-cell office:value-type="float" office:value="8.947979">
                <text:p>8.947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660155051">
                <text:p>19.660155051</text:p>
              </table:table-cell>
              <table:table-cell office:value-type="float" office:value="9.721851">
                <text:p>9.72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757934861">
                <text:p>19.757934861</text:p>
              </table:table-cell>
              <table:table-cell office:value-type="float" office:value="10.22706">
                <text:p>10.22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853990406">
                <text:p>19.853990406</text:p>
              </table:table-cell>
              <table:table-cell office:value-type="float" office:value="10.410643">
                <text:p>10.410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949984916">
                <text:p>19.949984916</text:p>
              </table:table-cell>
              <table:table-cell office:value-type="float" office:value="10.417262">
                <text:p>10.417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048146206">
                <text:p>20.048146206</text:p>
              </table:table-cell>
              <table:table-cell office:value-type="float" office:value="10.187315">
                <text:p>10.187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15047321">
                <text:p>20.15047321</text:p>
              </table:table-cell>
              <table:table-cell office:value-type="float" office:value="9.772591">
                <text:p>9.7725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25595883">
                <text:p>20.25595883</text:p>
              </table:table-cell>
              <table:table-cell office:value-type="float" office:value="9.479965">
                <text:p>9.479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362771985">
                <text:p>20.362771985</text:p>
              </table:table-cell>
              <table:table-cell office:value-type="float" office:value="9.362143">
                <text:p>9.36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46816605">
                <text:p>20.46816605</text:p>
              </table:table-cell>
              <table:table-cell office:value-type="float" office:value="9.4882">
                <text:p>9.4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56915026">
                <text:p>20.56915026</text:p>
              </table:table-cell>
              <table:table-cell office:value-type="float" office:value="9.902538">
                <text:p>9.902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66812028">
                <text:p>20.66812028</text:p>
              </table:table-cell>
              <table:table-cell office:value-type="float" office:value="10.104071">
                <text:p>10.1040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766922444">
                <text:p>20.766922444</text:p>
              </table:table-cell>
              <table:table-cell office:value-type="float" office:value="10.121235">
                <text:p>10.12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866792744">
                <text:p>20.866792744</text:p>
              </table:table-cell>
              <table:table-cell office:value-type="float" office:value="10.012986">
                <text:p>10.012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968570414">
                <text:p>20.968570414</text:p>
              </table:table-cell>
              <table:table-cell office:value-type="float" office:value="9.825337">
                <text:p>9.825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071446744">
                <text:p>21.071446744</text:p>
              </table:table-cell>
              <table:table-cell office:value-type="float" office:value="9.720409">
                <text:p>9.7204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173819524">
                <text:p>21.173819524</text:p>
              </table:table-cell>
              <table:table-cell office:value-type="float" office:value="9.768221">
                <text:p>9.768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274910544">
                <text:p>21.274910544</text:p>
              </table:table-cell>
              <table:table-cell office:value-type="float" office:value="9.892076">
                <text:p>9.8920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375147054">
                <text:p>21.375147054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476070224">
                <text:p>21.476070224</text:p>
              </table:table-cell>
              <table:table-cell office:value-type="float" office:value="9.908527">
                <text:p>9.908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57874818">
                <text:p>21.57874818</text:p>
              </table:table-cell>
              <table:table-cell office:value-type="float" office:value="9.739188">
                <text:p>9.73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68299782">
                <text:p>21.68299782</text:p>
              </table:table-cell>
              <table:table-cell office:value-type="float" office:value="9.59236">
                <text:p>9.59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78736953">
                <text:p>21.78736953</text:p>
              </table:table-cell>
              <table:table-cell office:value-type="float" office:value="9.5811405">
                <text:p>9.581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890871476">
                <text:p>21.890871476</text:p>
              </table:table-cell>
              <table:table-cell office:value-type="float" office:value="9.661654">
                <text:p>9.661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992328716">
                <text:p>21.992328716</text:p>
              </table:table-cell>
              <table:table-cell office:value-type="float" office:value="9.856369">
                <text:p>9.856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092672046">
                <text:p>22.092672046</text:p>
              </table:table-cell>
              <table:table-cell office:value-type="float" office:value="9.965785">
                <text:p>9.965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193518926">
                <text:p>22.193518926</text:p>
              </table:table-cell>
              <table:table-cell office:value-type="float" office:value="9.916023">
                <text:p>9.916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295586526">
                <text:p>22.295586526</text:p>
              </table:table-cell>
              <table:table-cell office:value-type="float" office:value="9.797428">
                <text:p>9.7974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397928786">
                <text:p>22.397928786</text:p>
              </table:table-cell>
              <table:table-cell office:value-type="float" office:value="9.771133">
                <text:p>9.771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499035066">
                <text:p>22.499035066</text:p>
              </table:table-cell>
              <table:table-cell office:value-type="float" office:value="9.890583">
                <text:p>9.890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598523891">
                <text:p>22.598523891</text:p>
              </table:table-cell>
              <table:table-cell office:value-type="float" office:value="10.05138">
                <text:p>10.05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697371831">
                <text:p>22.697371831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796952211">
                <text:p>22.796952211</text:p>
              </table:table-cell>
              <table:table-cell office:value-type="float" office:value="10.042139">
                <text:p>10.042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898058491">
                <text:p>22.898058491</text:p>
              </table:table-cell>
              <table:table-cell office:value-type="float" office:value="9.890583">
                <text:p>9.890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999515731">
                <text:p>22.999515731</text:p>
              </table:table-cell>
              <table:table-cell office:value-type="float" office:value="9.856369">
                <text:p>9.856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099859061">
                <text:p>23.099859061</text:p>
              </table:table-cell>
              <table:table-cell office:value-type="float" office:value="9.965785">
                <text:p>9.9657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198798561">
                <text:p>23.198798561</text:p>
              </table:table-cell>
              <table:table-cell office:value-type="float" office:value="10.107187">
                <text:p>10.10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297646501">
                <text:p>23.297646501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397516801">
                <text:p>23.397516801</text:p>
              </table:table-cell>
              <table:table-cell office:value-type="float" office:value="10.012986">
                <text:p>10.012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498928261">
                <text:p>23.498928261</text:p>
              </table:table-cell>
              <table:table-cell office:value-type="float" office:value="9.860818">
                <text:p>9.8608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600492311">
                <text:p>23.600492311</text:p>
              </table:table-cell>
              <table:table-cell office:value-type="float" office:value="9.846004">
                <text:p>9.8460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701140821">
                <text:p>23.701140821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800705941">
                <text:p>23.800705941</text:p>
              </table:table-cell>
              <table:table-cell office:value-type="float" office:value="10.043678">
                <text:p>10.0436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900530461">
                <text:p>23.900530461</text:p>
              </table:table-cell>
              <table:table-cell office:value-type="float" office:value="10.017579">
                <text:p>10.0175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001835101">
                <text:p>24.001835101</text:p>
              </table:table-cell>
              <table:table-cell office:value-type="float" office:value="9.871216">
                <text:p>9.871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.105016601">
                <text:p>24.105016601</text:p>
              </table:table-cell>
              <table:table-cell office:value-type="float" office:value="9.69166">
                <text:p>9.69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208884765">
                <text:p>24.208884765</text:p>
              </table:table-cell>
              <table:table-cell office:value-type="float" office:value="9.627589">
                <text:p>9.627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311745835">
                <text:p>24.311745835</text:p>
              </table:table-cell>
              <table:table-cell office:value-type="float" office:value="9.721851">
                <text:p>9.72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410227565">
                <text:p>24.410227565</text:p>
              </table:table-cell>
              <table:table-cell office:value-type="float" office:value="10.154167">
                <text:p>10.154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502407315">
                <text:p>24.502407315</text:p>
              </table:table-cell>
              <table:table-cell office:value-type="float" office:value="10.848369">
                <text:p>10.848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592374505">
                <text:p>24.592374505</text:p>
              </table:table-cell>
              <table:table-cell office:value-type="float" office:value="11.115163">
                <text:p>11.115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683165685">
                <text:p>24.683165685</text:p>
              </table:table-cell>
              <table:table-cell office:value-type="float" office:value="11.014285">
                <text:p>11.0142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774918185">
                <text:p>24.774918185</text:p>
              </table:table-cell>
              <table:table-cell office:value-type="float" office:value="10.898886">
                <text:p>10.8988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867479415">
                <text:p>24.867479415</text:p>
              </table:table-cell>
              <table:table-cell office:value-type="float" office:value="10.80366">
                <text:p>10.80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960879885">
                <text:p>24.960879885</text:p>
              </table:table-cell>
              <table:table-cell office:value-type="float" office:value="10.706584">
                <text:p>10.7065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055134865">
                <text:p>25.055134865</text:p>
              </table:table-cell>
              <table:table-cell office:value-type="float" office:value="10.609519">
                <text:p>10.6095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150351165">
                <text:p>25.150351165</text:p>
              </table:table-cell>
              <table:table-cell office:value-type="float" office:value="10.502404">
                <text:p>10.502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246376195">
                <text:p>25.246376195</text:p>
              </table:table-cell>
              <table:table-cell office:value-type="float" office:value="10.413952">
                <text:p>10.413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43332025">
                <text:p>25.343332025</text:p>
              </table:table-cell>
              <table:table-cell office:value-type="float" office:value="10.313975">
                <text:p>10.313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441020285">
                <text:p>25.441020285</text:p>
              </table:table-cell>
              <table:table-cell office:value-type="float" office:value="10.236645">
                <text:p>10.236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539349419">
                <text:p>25.539349419</text:p>
              </table:table-cell>
              <table:table-cell office:value-type="float" office:value="10.169926">
                <text:p>10.169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637754855">
                <text:p>25.637754855</text:p>
              </table:table-cell>
              <table:table-cell office:value-type="float" office:value="10.16204">
                <text:p>10.16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735519405">
                <text:p>25.735519405</text:p>
              </table:table-cell>
              <table:table-cell office:value-type="float" office:value="10.228657">
                <text:p>10.228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831727535">
                <text:p>25.831727535</text:p>
              </table:table-cell>
              <table:table-cell office:value-type="float" office:value="10.394132">
                <text:p>10.394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926898055">
                <text:p>25.926898055</text:p>
              </table:table-cell>
              <table:table-cell office:value-type="float" office:value="10.507456">
                <text:p>10.507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022114355">
                <text:p>26.022114355</text:p>
              </table:table-cell>
              <table:table-cell office:value-type="float" office:value="10.502404">
                <text:p>10.502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117788425">
                <text:p>26.117788425</text:p>
              </table:table-cell>
              <table:table-cell office:value-type="float" office:value="10.452153">
                <text:p>10.452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213187825">
                <text:p>26.213187825</text:p>
              </table:table-cell>
              <table:table-cell office:value-type="float" office:value="10.482246">
                <text:p>10.482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307717465">
                <text:p>26.307717465</text:p>
              </table:table-cell>
              <table:table-cell office:value-type="float" office:value="10.5786915">
                <text:p>10.5786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401804595">
                <text:p>26.401804595</text:p>
              </table:table-cell>
              <table:table-cell office:value-type="float" office:value="10.628446">
                <text:p>10.628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496273195">
                <text:p>26.496273195</text:p>
              </table:table-cell>
              <table:table-cell office:value-type="float" office:value="10.585527">
                <text:p>10.585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591016465">
                <text:p>26.591016465</text:p>
              </table:table-cell>
              <table:table-cell office:value-type="float" office:value="10.554839">
                <text:p>10.554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685240925">
                <text:p>26.685240925</text:p>
              </table:table-cell>
              <table:table-cell office:value-type="float" office:value="10.612955">
                <text:p>10.612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778534585">
                <text:p>26.778534585</text:p>
              </table:table-cell>
              <table:table-cell office:value-type="float" office:value="10.7188425">
                <text:p>10.7188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87175195">
                <text:p>26.87175195</text:p>
              </table:table-cell>
              <table:table-cell office:value-type="float" office:value="10.727615">
                <text:p>10.727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96547286">
                <text:p>26.96547286</text:p>
              </table:table-cell>
              <table:table-cell office:value-type="float" office:value="10.669977">
                <text:p>10.669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05972784">
                <text:p>27.05972784</text:p>
              </table:table-cell>
              <table:table-cell office:value-type="float" office:value="10.609519">
                <text:p>10.6095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153555564">
                <text:p>27.153555564</text:p>
              </table:table-cell>
              <table:table-cell office:value-type="float" office:value="10.65783">
                <text:p>10.65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246055754">
                <text:p>27.246055754</text:p>
              </table:table-cell>
              <table:table-cell office:value-type="float" office:value="10.810788">
                <text:p>10.810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33832706">
                <text:p>27.33832706</text:p>
              </table:table-cell>
              <table:table-cell office:value-type="float" office:value="10.837605">
                <text:p>10.837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43145287">
                <text:p>27.43145287</text:p>
              </table:table-cell>
              <table:table-cell office:value-type="float" office:value="10.738162">
                <text:p>10.738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52557052">
                <text:p>27.52557052</text:p>
              </table:table-cell>
              <table:table-cell office:value-type="float" office:value="10.624999">
                <text:p>10.624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61984076">
                <text:p>27.61984076</text:p>
              </table:table-cell>
              <table:table-cell office:value-type="float" office:value="10.607801">
                <text:p>10.6078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71334805">
                <text:p>27.71334805</text:p>
              </table:table-cell>
              <table:table-cell office:value-type="float" office:value="10.694353">
                <text:p>10.694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80650438">
                <text:p>27.80650438</text:p>
              </table:table-cell>
              <table:table-cell office:value-type="float" office:value="10.734644">
                <text:p>10.734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90057625">
                <text:p>27.90057625</text:p>
              </table:table-cell>
              <table:table-cell office:value-type="float" office:value="10.63017">
                <text:p>10.63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9962198">
                <text:p>27.9962198</text:p>
              </table:table-cell>
              <table:table-cell office:value-type="float" office:value="10.455488">
                <text:p>10.455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093007774">
                <text:p>28.093007774</text:p>
              </table:table-cell>
              <table:table-cell office:value-type="float" office:value="10.331862">
                <text:p>10.331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189734714">
                <text:p>28.189734714</text:p>
              </table:table-cell>
              <table:table-cell office:value-type="float" office:value="10.338382">
                <text:p>10.338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284355914">
                <text:p>28.284355914</text:p>
              </table:table-cell>
              <table:table-cell office:value-type="float" office:value="10.568456">
                <text:p>10.568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377893724">
                <text:p>28.377893724</text:p>
              </table:table-cell>
              <table:table-cell office:value-type="float" office:value="10.690865">
                <text:p>10.690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47239285">
                <text:p>28.47239285</text:p>
              </table:table-cell>
              <table:table-cell office:value-type="float" office:value="10.582108">
                <text:p>10.582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56907401">
                <text:p>28.56907401</text:p>
              </table:table-cell>
              <table:table-cell office:value-type="float" office:value="10.343277">
                <text:p>10.343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666655456">
                <text:p>28.666655456</text:p>
              </table:table-cell>
              <table:table-cell office:value-type="float" office:value="10.247849">
                <text:p>10.247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763061956">
                <text:p>28.763061956</text:p>
              </table:table-cell>
              <table:table-cell office:value-type="float" office:value="10.372745">
                <text:p>10.372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858644471">
                <text:p>28.858644471</text:p>
              </table:table-cell>
              <table:table-cell office:value-type="float" office:value="10.462165">
                <text:p>10.462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955508741">
                <text:p>28.955508741</text:p>
              </table:table-cell>
              <table:table-cell office:value-type="float" office:value="10.323725">
                <text:p>10.323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054707641">
                <text:p>29.054707641</text:p>
              </table:table-cell>
              <table:table-cell office:value-type="float" office:value="10.080757">
                <text:p>10.080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155157781">
                <text:p>29.155157781</text:p>
              </table:table-cell>
              <table:table-cell office:value-type="float" office:value="9.955188">
                <text:p>9.95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254463491">
                <text:p>29.254463491</text:p>
              </table:table-cell>
              <table:table-cell office:value-type="float" office:value="10.069915">
                <text:p>10.069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351709236">
                <text:p>29.351709236</text:p>
              </table:table-cell>
              <table:table-cell office:value-type="float" office:value="10.283227">
                <text:p>10.283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447352786">
                <text:p>29.447352786</text:p>
              </table:table-cell>
              <table:table-cell office:value-type="float" office:value="10.455488">
                <text:p>10.455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543728766">
                <text:p>29.543728766</text:p>
              </table:table-cell>
              <table:table-cell office:value-type="float" office:value="10.376029">
                <text:p>10.376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642286786">
                <text:p>29.642286786</text:p>
              </table:table-cell>
              <table:table-cell office:value-type="float" office:value="10.146307">
                <text:p>10.146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742019751">
                <text:p>29.742019751</text:p>
              </table:table-cell>
              <table:table-cell office:value-type="float" office:value="10.026775">
                <text:p>10.0267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841249171">
                <text:p>29.841249171</text:p>
              </table:table-cell>
              <table:table-cell office:value-type="float" office:value="10.077657">
                <text:p>10.077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939517271">
                <text:p>29.939517271</text:p>
              </table:table-cell>
              <table:table-cell office:value-type="float" office:value="10.176242">
                <text:p>10.176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037098717">
                <text:p>30.037098717</text:p>
              </table:table-cell>
              <table:table-cell office:value-type="float" office:value="10.247849">
                <text:p>10.247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134466533">
                <text:p>30.134466533</text:p>
              </table:table-cell>
              <table:table-cell office:value-type="float" office:value="10.270334">
                <text:p>10.270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232475233">
                <text:p>30.232475233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329690463">
                <text:p>30.329690463</text:p>
              </table:table-cell>
              <table:table-cell office:value-type="float" office:value="10.286454">
                <text:p>10.286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425639193">
                <text:p>30.425639193</text:p>
              </table:table-cell>
              <table:table-cell office:value-type="float" office:value="10.422233">
                <text:p>10.422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521435333">
                <text:p>30.521435333</text:p>
              </table:table-cell>
              <table:table-cell office:value-type="float" office:value="10.438834">
                <text:p>10.438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619276179">
                <text:p>30.619276179</text:p>
              </table:table-cell>
              <table:table-cell office:value-type="float" office:value="10.22068">
                <text:p>10.2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718871815">
                <text:p>30.718871815</text:p>
              </table:table-cell>
              <table:table-cell office:value-type="float" office:value="10.040601">
                <text:p>10.040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.819108325">
                <text:p>30.819108325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92061134">
                <text:p>30.92061134</text:p>
              </table:table-cell>
              <table:table-cell office:value-type="float" office:value="9.851924">
                <text:p>9.85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.02290783">
                <text:p>31.02290783</text:p>
              </table:table-cell>
              <table:table-cell office:value-type="float" office:value="9.775506">
                <text:p>9.77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.124532915">
                <text:p>31.124532915</text:p>
              </table:table-cell>
              <table:table-cell office:value-type="float" office:value="9.84009">
                <text:p>9.84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22486098">
                <text:p>31.22486098</text:p>
              </table:table-cell>
              <table:table-cell office:value-type="float" office:value="9.9673">
                <text:p>9.96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.32463972">
                <text:p>31.32463972</text:p>
              </table:table-cell>
              <table:table-cell office:value-type="float" office:value="10.022175">
                <text:p>10.02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.42492201">
                <text:p>31.42492201</text:p>
              </table:table-cell>
              <table:table-cell office:value-type="float" office:value="9.97185">
                <text:p>9.971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52590622">
                <text:p>31.52590622</text:p>
              </table:table-cell>
              <table:table-cell office:value-type="float" office:value="9.902538">
                <text:p>9.902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62655473">
                <text:p>31.62655473</text:p>
              </table:table-cell>
              <table:table-cell office:value-type="float" office:value="9.935568">
                <text:p>9.935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72593674">
                <text:p>31.72593674</text:p>
              </table:table-cell>
              <table:table-cell office:value-type="float" office:value="10.062183">
                <text:p>10.062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82527297">
                <text:p>31.82527297</text:p>
              </table:table-cell>
              <table:table-cell office:value-type="float" office:value="10.066821">
                <text:p>10.066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.92558578">
                <text:p>31.92558578</text:p>
              </table:table-cell>
              <table:table-cell office:value-type="float" office:value="9.968817">
                <text:p>9.968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.026875164">
                <text:p>32.026875164</text:p>
              </table:table-cell>
              <table:table-cell office:value-type="float" office:value="9.872704">
                <text:p>9.8727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.127752564">
                <text:p>32.127752564</text:p>
              </table:table-cell>
              <table:table-cell office:value-type="float" office:value="9.913024">
                <text:p>9.913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.227195614">
                <text:p>32.227195614</text:p>
              </table:table-cell>
              <table:table-cell office:value-type="float" office:value="10.056007">
                <text:p>10.056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.326455549">
                <text:p>32.326455549</text:p>
              </table:table-cell>
              <table:table-cell office:value-type="float" office:value="10.074558">
                <text:p>10.074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426936209">
                <text:p>32.426936209</text:p>
              </table:table-cell>
              <table:table-cell office:value-type="float" office:value="9.952165">
                <text:p>9.952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.529431059">
                <text:p>32.529431059</text:p>
              </table:table-cell>
              <table:table-cell office:value-type="float" office:value="9.756587">
                <text:p>9.756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.632582045">
                <text:p>32.632582045</text:p>
              </table:table-cell>
              <table:table-cell office:value-type="float" office:value="9.694527">
                <text:p>9.694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734954825">
                <text:p>32.734954825</text:p>
              </table:table-cell>
              <table:table-cell office:value-type="float" office:value="9.768221">
                <text:p>9.768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.835679625">
                <text:p>32.835679625</text:p>
              </table:table-cell>
              <table:table-cell office:value-type="float" office:value="9.928041">
                <text:p>9.928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.935946655">
                <text:p>32.935946655</text:p>
              </table:table-cell>
              <table:table-cell office:value-type="float" office:value="9.973368">
                <text:p>9.973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036839311">
                <text:p>33.036839311</text:p>
              </table:table-cell>
              <table:table-cell office:value-type="float" office:value="9.911525">
                <text:p>9.911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.138861131">
                <text:p>33.138861131</text:p>
              </table:table-cell>
              <table:table-cell office:value-type="float" office:value="9.801825">
                <text:p>9.801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.241066061">
                <text:p>33.241066061</text:p>
              </table:table-cell>
              <table:table-cell office:value-type="float" office:value="9.784264">
                <text:p>9.784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.342523301">
                <text:p>33.342523301</text:p>
              </table:table-cell>
              <table:table-cell office:value-type="float" office:value="9.856369">
                <text:p>9.856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.443568541">
                <text:p>33.443568541</text:p>
              </table:table-cell>
              <table:table-cell office:value-type="float" office:value="9.896557">
                <text:p>9.8965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.545422515">
                <text:p>33.545422515</text:p>
              </table:table-cell>
              <table:table-cell office:value-type="float" office:value="9.817977">
                <text:p>9.817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.649290679">
                <text:p>33.649290679</text:p>
              </table:table-cell>
              <table:table-cell office:value-type="float" office:value="9.627589">
                <text:p>9.627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754181199">
                <text:p>33.754181199</text:p>
              </table:table-cell>
              <table:table-cell office:value-type="float" office:value="9.533751">
                <text:p>9.533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858644463">
                <text:p>33.858644463</text:p>
              </table:table-cell>
              <table:table-cell office:value-type="float" office:value="9.572743">
                <text:p>9.5727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961078279">
                <text:p>33.961078279</text:p>
              </table:table-cell>
              <table:table-cell office:value-type="float" office:value="9.762401">
                <text:p>9.7624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.061803079">
                <text:p>34.061803079</text:p>
              </table:table-cell>
              <table:table-cell office:value-type="float" office:value="9.928041">
                <text:p>9.9280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.162405809">
                <text:p>34.162405809</text:p>
              </table:table-cell>
              <table:table-cell office:value-type="float" office:value="9.940088">
                <text:p>9.9400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.264610739">
                <text:p>34.264610739</text:p>
              </table:table-cell>
              <table:table-cell office:value-type="float" office:value="9.784264">
                <text:p>9.784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.368906159">
                <text:p>34.368906159</text:p>
              </table:table-cell>
              <table:table-cell office:value-type="float" office:value="9.588149">
                <text:p>9.588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.473644089">
                <text:p>34.473644089</text:p>
              </table:table-cell>
              <table:table-cell office:value-type="float" office:value="9.54764">
                <text:p>9.5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.577588549">
                <text:p>34.577588549</text:p>
              </table:table-cell>
              <table:table-cell office:value-type="float" office:value="9.6205225">
                <text:p>9.6205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.680342799">
                <text:p>34.680342799</text:p>
              </table:table-cell>
              <table:table-cell office:value-type="float" office:value="9.731957">
                <text:p>9.731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.783295419">
                <text:p>34.783295419</text:p>
              </table:table-cell>
              <table:table-cell office:value-type="float" office:value="9.713206">
                <text:p>9.713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.887468759">
                <text:p>34.887468759</text:p>
              </table:table-cell>
              <table:table-cell office:value-type="float" office:value="9.599385">
                <text:p>9.5993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.991397959">
                <text:p>34.991397959</text:p>
              </table:table-cell>
              <table:table-cell office:value-type="float" office:value="9.621935">
                <text:p>9.6219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.093984359">
                <text:p>35.093984359</text:p>
              </table:table-cell>
              <table:table-cell office:value-type="float" office:value="9.74788">
                <text:p>9.74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.195487374">
                <text:p>35.195487374</text:p>
              </table:table-cell>
              <table:table-cell office:value-type="float" office:value="9.851924">
                <text:p>9.85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.297081944">
                <text:p>35.297081944</text:p>
              </table:table-cell>
              <table:table-cell office:value-type="float" office:value="9.843046">
                <text:p>9.8430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.399851454">
                <text:p>35.399851454</text:p>
              </table:table-cell>
              <table:table-cell office:value-type="float" office:value="9.730512">
                <text:p>9.730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.503261844">
                <text:p>35.503261844</text:p>
              </table:table-cell>
              <table:table-cell office:value-type="float" office:value="9.670208">
                <text:p>9.670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.605878764">
                <text:p>35.605878764</text:p>
              </table:table-cell>
              <table:table-cell office:value-type="float" office:value="9.744981">
                <text:p>9.744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.707107114">
                <text:p>35.707107114</text:p>
              </table:table-cell>
              <table:table-cell office:value-type="float" office:value="9.878655">
                <text:p>9.878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.807603034">
                <text:p>35.807603034</text:p>
              </table:table-cell>
              <table:table-cell office:value-type="float" office:value="9.950653">
                <text:p>9.950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.908388874">
                <text:p>35.908388874</text:p>
              </table:table-cell>
              <table:table-cell office:value-type="float" office:value="9.9220295">
                <text:p>9.9220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.009144194">
                <text:p>36.009144194</text:p>
              </table:table-cell>
              <table:table-cell office:value-type="float" office:value="9.9250345">
                <text:p>9.9250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.107580144">
                <text:p>36.107580144</text:p>
              </table:table-cell>
              <table:table-cell office:value-type="float" office:value="10.158889">
                <text:p>10.158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.202689629">
                <text:p>36.202689629</text:p>
              </table:table-cell>
              <table:table-cell office:value-type="float" office:value="10.514198">
                <text:p>10.514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.294396349">
                <text:p>36.294396349</text:p>
              </table:table-cell>
              <table:table-cell office:value-type="float" office:value="10.9043255">
                <text:p>10.90432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.384180435">
                <text:p>36.384180435</text:p>
              </table:table-cell>
              <table:table-cell office:value-type="float" office:value="11.137832">
                <text:p>11.1378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.474819025">
                <text:p>36.474819025</text:p>
              </table:table-cell>
              <table:table-cell office:value-type="float" office:value="11.032827">
                <text:p>11.03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.566342635">
                <text:p>36.566342635</text:p>
              </table:table-cell>
              <table:table-cell office:value-type="float" office:value="10.926143">
                <text:p>10.926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.658690235">
                <text:p>36.658690235</text:p>
              </table:table-cell>
              <table:table-cell office:value-type="float" office:value="10.828651">
                <text:p>10.828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.751861825">
                <text:p>36.751861825</text:p>
              </table:table-cell>
              <table:table-cell office:value-type="float" office:value="10.732885">
                <text:p>10.732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.845964215">
                <text:p>36.845964215</text:p>
              </table:table-cell>
              <table:table-cell office:value-type="float" office:value="10.626722">
                <text:p>10.6267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.940921105">
                <text:p>36.940921105</text:p>
              </table:table-cell>
              <table:table-cell office:value-type="float" office:value="10.531095">
                <text:p>10.531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.036717245">
                <text:p>37.036717245</text:p>
              </table:table-cell>
              <table:table-cell office:value-type="float" office:value="10.438834">
                <text:p>10.438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.133398405">
                <text:p>37.133398405</text:p>
              </table:table-cell>
              <table:table-cell office:value-type="float" office:value="10.343277">
                <text:p>10.343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.230842525">
                <text:p>37.230842525</text:p>
              </table:table-cell>
              <table:table-cell office:value-type="float" office:value="10.262292">
                <text:p>10.262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.328881745">
                <text:p>37.328881745</text:p>
              </table:table-cell>
              <table:table-cell office:value-type="float" office:value="10.2">
                <text:p>10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426905705">
                <text:p>37.426905705</text:p>
              </table:table-cell>
              <table:table-cell office:value-type="float" office:value="10.201588">
                <text:p>10.2015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.523724195">
                <text:p>37.523724195</text:p>
              </table:table-cell>
              <table:table-cell office:value-type="float" office:value="10.328606">
                <text:p>10.328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.61848272">
                <text:p>37.61848272</text:p>
              </table:table-cell>
              <table:table-cell office:value-type="float" office:value="10.55314">
                <text:p>10.55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.711944226">
                <text:p>37.711944226</text:p>
              </table:table-cell>
              <table:table-cell office:value-type="float" office:value="10.699593">
                <text:p>10.6995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.805268406">
                <text:p>37.805268406</text:p>
              </table:table-cell>
              <table:table-cell office:value-type="float" office:value="10.715337">
                <text:p>10.715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.898867246">
                <text:p>37.898867246</text:p>
              </table:table-cell>
              <table:table-cell office:value-type="float" office:value="10.683893">
                <text:p>10.683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992313496">
                <text:p>37.992313496</text:p>
              </table:table-cell>
              <table:table-cell office:value-type="float" office:value="10.70134">
                <text:p>10.70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.085225676">
                <text:p>38.085225676</text:p>
              </table:table-cell>
              <table:table-cell office:value-type="float" office:value="10.762852">
                <text:p>10.762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.178015786">
                <text:p>38.178015786</text:p>
              </table:table-cell>
              <table:table-cell office:value-type="float" office:value="10.777011">
                <text:p>10.7770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.271111081">
                <text:p>38.271111081</text:p>
              </table:table-cell>
              <table:table-cell office:value-type="float" office:value="10.741682">
                <text:p>10.7416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.364358961">
                <text:p>38.364358961</text:p>
              </table:table-cell>
              <table:table-cell office:value-type="float" office:value="10.724104">
                <text:p>10.7241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.457332181">
                <text:p>38.457332181</text:p>
              </table:table-cell>
              <table:table-cell office:value-type="float" office:value="10.755786">
                <text:p>10.755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.550183331">
                <text:p>38.550183331</text:p>
              </table:table-cell>
              <table:table-cell office:value-type="float" office:value="10.769927">
                <text:p>10.769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.643339661">
                <text:p>38.643339661</text:p>
              </table:table-cell>
              <table:table-cell office:value-type="float" office:value="10.734644">
                <text:p>10.734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.736755391">
                <text:p>38.736755391</text:p>
              </table:table-cell>
              <table:table-cell office:value-type="float" office:value="10.704836">
                <text:p>10.7048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829957501">
                <text:p>38.829957501</text:p>
              </table:table-cell>
              <table:table-cell office:value-type="float" office:value="10.729371">
                <text:p>10.729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922671321">
                <text:p>38.922671321</text:p>
              </table:table-cell>
              <table:table-cell office:value-type="float" office:value="10.785879">
                <text:p>10.785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.015522471">
                <text:p>39.015522471</text:p>
              </table:table-cell>
              <table:table-cell office:value-type="float" office:value="10.769927">
                <text:p>10.769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.108709321">
                <text:p>39.108709321</text:p>
              </table:table-cell>
              <table:table-cell office:value-type="float" office:value="10.731129">
                <text:p>10.731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.201682541">
                <text:p>39.201682541</text:p>
              </table:table-cell>
              <table:table-cell office:value-type="float" office:value="10.755786">
                <text:p>10.755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.294121691">
                <text:p>39.294121691</text:p>
              </table:table-cell>
              <table:table-cell office:value-type="float" office:value="10.817926">
                <text:p>10.817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.386698181">
                <text:p>39.386698181</text:p>
              </table:table-cell>
              <table:table-cell office:value-type="float" office:value="10.801879">
                <text:p>10.8018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.479549331">
                <text:p>39.479549331</text:p>
              </table:table-cell>
              <table:table-cell office:value-type="float" office:value="10.769927">
                <text:p>10.769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572720921">
                <text:p>39.572720921</text:p>
              </table:table-cell>
              <table:table-cell office:value-type="float" office:value="10.732885">
                <text:p>10.732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.665892511">
                <text:p>39.665892511</text:p>
              </table:table-cell>
              <table:table-cell office:value-type="float" office:value="10.732885">
                <text:p>10.7328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.759186171">
                <text:p>39.759186171</text:p>
              </table:table-cell>
              <table:table-cell office:value-type="float" office:value="10.7188425">
                <text:p>10.7188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.852891825">
                <text:p>39.852891825</text:p>
              </table:table-cell>
              <table:table-cell office:value-type="float" office:value="10.671715">
                <text:p>10.671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.946978955">
                <text:p>39.946978955</text:p>
              </table:table-cell>
              <table:table-cell office:value-type="float" office:value="10.628446">
                <text:p>10.628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.041584895">
                <text:p>40.041584895</text:p>
              </table:table-cell>
              <table:table-cell office:value-type="float" office:value="10.570161">
                <text:p>10.570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.13657231">
                <text:p>40.13657231</text:p>
              </table:table-cell>
              <table:table-cell office:value-type="float" office:value="10.527711">
                <text:p>10.527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.23197171">
                <text:p>40.23197171</text:p>
              </table:table-cell>
              <table:table-cell office:value-type="float" office:value="10.482246">
                <text:p>10.4822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.32788992">
                <text:p>40.32788992</text:p>
              </table:table-cell>
              <table:table-cell office:value-type="float" office:value="10.4255495">
                <text:p>10.4255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.424189606">
                <text:p>40.424189606</text:p>
              </table:table-cell>
              <table:table-cell office:value-type="float" office:value="10.38425">
                <text:p>10.38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.520763956">
                <text:p>40.520763956</text:p>
              </table:table-cell>
              <table:table-cell office:value-type="float" office:value="10.354716">
                <text:p>10.354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.617567186">
                <text:p>40.617567186</text:p>
              </table:table-cell>
              <table:table-cell office:value-type="float" office:value="10.330234">
                <text:p>10.330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.714309386">
                <text:p>40.714309386</text:p>
              </table:table-cell>
              <table:table-cell office:value-type="float" office:value="10.336751">
                <text:p>10.33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.811021066">
                <text:p>40.811021066</text:p>
              </table:table-cell>
              <table:table-cell office:value-type="float" office:value="10.3400135">
                <text:p>10.3400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907763266">
                <text:p>40.907763266</text:p>
              </table:table-cell>
              <table:table-cell office:value-type="float" office:value="10.336751">
                <text:p>10.33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.004322356">
                <text:p>41.004322356</text:p>
              </table:table-cell>
              <table:table-cell office:value-type="float" office:value="10.356353">
                <text:p>10.356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.100713596">
                <text:p>41.100713596</text:p>
              </table:table-cell>
              <table:table-cell office:value-type="float" office:value="10.374387">
                <text:p>10.37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197013282">
                <text:p>41.197013282</text:p>
              </table:table-cell>
              <table:table-cell office:value-type="float" office:value="10.38425">
                <text:p>10.38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.293267192">
                <text:p>41.293267192</text:p>
              </table:table-cell>
              <table:table-cell office:value-type="float" office:value="10.389188">
                <text:p>10.38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.389261702">
                <text:p>41.389261702</text:p>
              </table:table-cell>
              <table:table-cell office:value-type="float" office:value="10.417262">
                <text:p>10.417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.485042582">
                <text:p>41.485042582</text:p>
              </table:table-cell>
              <table:table-cell office:value-type="float" office:value="10.440497">
                <text:p>10.440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.580808202">
                <text:p>41.580808202</text:p>
              </table:table-cell>
              <table:table-cell office:value-type="float" office:value="10.442161">
                <text:p>10.44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.676497532">
                <text:p>41.676497532</text:p>
              </table:table-cell>
              <table:table-cell office:value-type="float" office:value="10.450486">
                <text:p>10.4504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.772064788">
                <text:p>41.772064788</text:p>
              </table:table-cell>
              <table:table-cell office:value-type="float" office:value="10.463835">
                <text:p>10.463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867616788">
                <text:p>41.867616788</text:p>
              </table:table-cell>
              <table:table-cell office:value-type="float" office:value="10.465506">
                <text:p>10.4655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963397668">
                <text:p>41.963397668</text:p>
              </table:table-cell>
              <table:table-cell office:value-type="float" office:value="10.440497">
                <text:p>10.440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.059102253">
                <text:p>42.059102253</text:p>
              </table:table-cell>
              <table:table-cell office:value-type="float" office:value="10.44882">
                <text:p>10.44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154272773">
                <text:p>42.154272773</text:p>
              </table:table-cell>
              <table:table-cell office:value-type="float" office:value="10.507456">
                <text:p>10.507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249382258">
                <text:p>42.249382258</text:p>
              </table:table-cell>
              <table:table-cell office:value-type="float" office:value="10.514198">
                <text:p>10.514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344705368">
                <text:p>42.344705368</text:p>
              </table:table-cell>
              <table:table-cell office:value-type="float" office:value="10.490636">
                <text:p>10.49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440028478">
                <text:p>42.440028478</text:p>
              </table:table-cell>
              <table:table-cell office:value-type="float" office:value="10.490636">
                <text:p>10.49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534878558">
                <text:p>42.534878558</text:p>
              </table:table-cell>
              <table:table-cell office:value-type="float" office:value="10.5429535">
                <text:p>10.54295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.629530272">
                <text:p>42.629530272</text:p>
              </table:table-cell>
              <table:table-cell office:value-type="float" office:value="10.565048">
                <text:p>10.5650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724532942">
                <text:p>42.724532942</text:p>
              </table:table-cell>
              <table:table-cell office:value-type="float" office:value="10.52602">
                <text:p>10.52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819795012">
                <text:p>42.819795012</text:p>
              </table:table-cell>
              <table:table-cell office:value-type="float" office:value="10.497357">
                <text:p>10.497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914660352">
                <text:p>42.914660352</text:p>
              </table:table-cell>
              <table:table-cell office:value-type="float" office:value="10.541258">
                <text:p>10.541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.008549112">
                <text:p>43.008549112</text:p>
              </table:table-cell>
              <table:table-cell office:value-type="float" office:value="10.650902">
                <text:p>10.650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102239507">
                <text:p>43.102239507</text:p>
              </table:table-cell>
              <table:table-cell office:value-type="float" office:value="10.673452">
                <text:p>10.673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196204557">
                <text:p>43.196204557</text:p>
              </table:table-cell>
              <table:table-cell office:value-type="float" office:value="10.642254">
                <text:p>10.6422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.290322207">
                <text:p>43.290322207</text:p>
              </table:table-cell>
              <table:table-cell office:value-type="float" office:value="10.624999">
                <text:p>10.624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.384165187">
                <text:p>43.384165187</text:p>
              </table:table-cell>
              <table:table-cell office:value-type="float" office:value="10.656097">
                <text:p>10.656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477687737">
                <text:p>43.477687737</text:p>
              </table:table-cell>
              <table:table-cell office:value-type="float" office:value="10.692609">
                <text:p>10.6926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571851162">
                <text:p>43.571851162</text:p>
              </table:table-cell>
              <table:table-cell office:value-type="float" office:value="10.619834">
                <text:p>10.619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666914872">
                <text:p>43.666914872</text:p>
              </table:table-cell>
              <table:table-cell office:value-type="float" office:value="10.519261">
                <text:p>10.519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762344792">
                <text:p>43.762344792</text:p>
              </table:table-cell>
              <table:table-cell office:value-type="float" office:value="10.478894">
                <text:p>10.478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857210132">
                <text:p>43.857210132</text:p>
              </table:table-cell>
              <table:table-cell office:value-type="float" office:value="10.541258">
                <text:p>10.541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951938142">
                <text:p>43.951938142</text:p>
              </table:table-cell>
              <table:table-cell office:value-type="float" office:value="10.55654">
                <text:p>10.55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047245992">
                <text:p>44.047245992</text:p>
              </table:table-cell>
              <table:table-cell office:value-type="float" office:value="10.492315">
                <text:p>10.492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143271022">
                <text:p>44.143271022</text:p>
              </table:table-cell>
              <table:table-cell office:value-type="float" office:value="10.413952">
                <text:p>10.413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239585966">
                <text:p>44.239585966</text:p>
              </table:table-cell>
              <table:table-cell office:value-type="float" office:value="10.382605">
                <text:p>10.382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335321066">
                <text:p>44.335321066</text:p>
              </table:table-cell>
              <table:table-cell office:value-type="float" office:value="10.445489">
                <text:p>10.445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430812026">
                <text:p>44.430812026</text:p>
              </table:table-cell>
              <table:table-cell office:value-type="float" office:value="10.472196">
                <text:p>10.4721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526791276">
                <text:p>44.526791276</text:p>
              </table:table-cell>
              <table:table-cell office:value-type="float" office:value="10.418919">
                <text:p>10.418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623380886">
                <text:p>44.623380886</text:p>
              </table:table-cell>
              <table:table-cell office:value-type="float" office:value="10.353081">
                <text:p>10.353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719894202">
                <text:p>44.719894202</text:p>
              </table:table-cell>
              <table:table-cell office:value-type="float" office:value="10.361265">
                <text:p>10.36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815873452">
                <text:p>44.815873452</text:p>
              </table:table-cell>
              <table:table-cell office:value-type="float" office:value="10.418919">
                <text:p>10.418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911959512">
                <text:p>44.911959512</text:p>
              </table:table-cell>
              <table:table-cell office:value-type="float" office:value="10.407336">
                <text:p>10.407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008778002">
                <text:p>45.008778002</text:p>
              </table:table-cell>
              <table:table-cell office:value-type="float" office:value="10.328606">
                <text:p>10.328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106039006">
                <text:p>45.106039006</text:p>
              </table:table-cell>
              <table:table-cell office:value-type="float" office:value="10.281613">
                <text:p>10.28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203208456">
                <text:p>45.203208456</text:p>
              </table:table-cell>
              <table:table-cell office:value-type="float" office:value="10.291301">
                <text:p>10.29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30059153">
                <text:p>45.30059153</text:p>
              </table:table-cell>
              <table:table-cell office:value-type="float" office:value="10.268725">
                <text:p>10.268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398646006">
                <text:p>45.398646006</text:p>
              </table:table-cell>
              <table:table-cell office:value-type="float" office:value="10.198412">
                <text:p>10.198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497219286">
                <text:p>45.497219286</text:p>
              </table:table-cell>
              <table:table-cell office:value-type="float" office:value="10.144736">
                <text:p>10.14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595121176">
                <text:p>45.595121176</text:p>
              </table:table-cell>
              <table:table-cell office:value-type="float" office:value="10.214308">
                <text:p>10.214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691634492">
                <text:p>45.691634492</text:p>
              </table:table-cell>
              <table:table-cell office:value-type="float" office:value="10.361265">
                <text:p>10.36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787949436">
                <text:p>45.787949436</text:p>
              </table:table-cell>
              <table:table-cell office:value-type="float" office:value="10.382605">
                <text:p>10.382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885012076">
                <text:p>45.885012076</text:p>
              </table:table-cell>
              <table:table-cell office:value-type="float" office:value="10.302626">
                <text:p>10.302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983264916">
                <text:p>45.983264916</text:p>
              </table:table-cell>
              <table:table-cell office:value-type="float" office:value="10.177822">
                <text:p>10.17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082204416">
                <text:p>46.082204416</text:p>
              </table:table-cell>
              <table:table-cell office:value-type="float" office:value="10.107187">
                <text:p>10.10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180457256">
                <text:p>46.180457256</text:p>
              </table:table-cell>
              <table:table-cell office:value-type="float" office:value="10.177822">
                <text:p>10.17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277168936">
                <text:p>46.277168936</text:p>
              </table:table-cell>
              <table:table-cell office:value-type="float" office:value="10.3400135">
                <text:p>10.3400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373468622">
                <text:p>46.373468622</text:p>
              </table:table-cell>
              <table:table-cell office:value-type="float" office:value="10.38425">
                <text:p>10.38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470485482">
                <text:p>46.470485482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568784102">
                <text:p>46.568784102</text:p>
              </table:table-cell>
              <table:table-cell office:value-type="float" office:value="10.173083">
                <text:p>10.173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667738862">
                <text:p>46.667738862</text:p>
              </table:table-cell>
              <table:table-cell office:value-type="float" office:value="10.105628">
                <text:p>10.105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765961182">
                <text:p>46.765961182</text:p>
              </table:table-cell>
              <table:table-cell office:value-type="float" office:value="10.1809845">
                <text:p>10.18098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862566052">
                <text:p>46.862566052</text:p>
              </table:table-cell>
              <table:table-cell office:value-type="float" office:value="10.351446">
                <text:p>10.351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958667372">
                <text:p>46.958667372</text:p>
              </table:table-cell>
              <table:table-cell office:value-type="float" office:value="10.4056835">
                <text:p>10.4056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055440087">
                <text:p>47.055440087</text:p>
              </table:table-cell>
              <table:table-cell office:value-type="float" office:value="10.333491">
                <text:p>10.333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153006277">
                <text:p>47.153006277</text:p>
              </table:table-cell>
              <table:table-cell office:value-type="float" office:value="10.249453">
                <text:p>10.249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.250450397">
                <text:p>47.250450397</text:p>
              </table:table-cell>
              <table:table-cell office:value-type="float" office:value="10.262292">
                <text:p>10.262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346490683">
                <text:p>47.346490683</text:p>
              </table:table-cell>
              <table:table-cell office:value-type="float" office:value="10.412297">
                <text:p>10.412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.440791437">
                <text:p>47.440791437</text:p>
              </table:table-cell>
              <table:table-cell office:value-type="float" office:value="10.604369">
                <text:p>10.6043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.534710717">
                <text:p>47.534710717</text:p>
              </table:table-cell>
              <table:table-cell office:value-type="float" office:value="10.647442">
                <text:p>10.647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629301397">
                <text:p>47.629301397</text:p>
              </table:table-cell>
              <table:table-cell office:value-type="float" office:value="10.571866">
                <text:p>10.5718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724685537">
                <text:p>47.724685537</text:p>
              </table:table-cell>
              <table:table-cell office:value-type="float" office:value="10.483923">
                <text:p>10.48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819978127">
                <text:p>47.819978127</text:p>
              </table:table-cell>
              <table:table-cell office:value-type="float" office:value="10.493996">
                <text:p>10.493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914385693">
                <text:p>47.914385693</text:p>
              </table:table-cell>
              <table:table-cell office:value-type="float" office:value="10.592371">
                <text:p>10.5923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.008900078">
                <text:p>48.008900078</text:p>
              </table:table-cell>
              <table:table-cell office:value-type="float" office:value="10.5803995">
                <text:p>10.5803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.104314738">
                <text:p>48.104314738</text:p>
              </table:table-cell>
              <table:table-cell office:value-type="float" office:value="10.48057">
                <text:p>10.48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.200660198">
                <text:p>48.200660198</text:p>
              </table:table-cell>
              <table:table-cell office:value-type="float" office:value="10.379315">
                <text:p>10.379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.297219288">
                <text:p>48.297219288</text:p>
              </table:table-cell>
              <table:table-cell office:value-type="float" office:value="10.356353">
                <text:p>10.356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393625788">
                <text:p>48.393625788</text:p>
              </table:table-cell>
              <table:table-cell office:value-type="float" office:value="10.372745">
                <text:p>10.372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.490444278">
                <text:p>48.490444278</text:p>
              </table:table-cell>
              <table:table-cell office:value-type="float" office:value="10.328606">
                <text:p>10.328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.587995208">
                <text:p>48.587995208</text:p>
              </table:table-cell>
              <table:table-cell office:value-type="float" office:value="10.251056">
                <text:p>10.251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685668208">
                <text:p>48.685668208</text:p>
              </table:table-cell>
              <table:table-cell office:value-type="float" office:value="10.238244">
                <text:p>10.238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782608778">
                <text:p>48.782608778</text:p>
              </table:table-cell>
              <table:table-cell office:value-type="float" office:value="10.3155985">
                <text:p>10.3155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879030534">
                <text:p>48.879030534</text:p>
              </table:table-cell>
              <table:table-cell office:value-type="float" office:value="10.371103">
                <text:p>10.371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975940579">
                <text:p>48.975940579</text:p>
              </table:table-cell>
              <table:table-cell office:value-type="float" office:value="10.318849">
                <text:p>10.318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.073537284">
                <text:p>49.073537284</text:p>
              </table:table-cell>
              <table:table-cell office:value-type="float" office:value="10.246247">
                <text:p>10.246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.170752514">
                <text:p>49.170752514</text:p>
              </table:table-cell>
              <table:table-cell office:value-type="float" office:value="10.286454">
                <text:p>10.286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.266701244">
                <text:p>49.266701244</text:p>
              </table:table-cell>
              <table:table-cell office:value-type="float" office:value="10.422233">
                <text:p>10.422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.362466864">
                <text:p>49.362466864</text:p>
              </table:table-cell>
              <table:table-cell office:value-type="float" office:value="10.442161">
                <text:p>10.44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.458919144">
                <text:p>49.458919144</text:p>
              </table:table-cell>
              <table:table-cell office:value-type="float" office:value="10.367822">
                <text:p>10.36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.555966524">
                <text:p>49.555966524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653013904">
                <text:p>49.653013904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749267814">
                <text:p>49.749267814</text:p>
              </table:table-cell>
              <table:table-cell office:value-type="float" office:value="10.389188">
                <text:p>10.38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845399654">
                <text:p>49.845399654</text:p>
              </table:table-cell>
              <table:table-cell office:value-type="float" office:value="10.402381">
                <text:p>10.4023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941974004">
                <text:p>49.941974004</text:p>
              </table:table-cell>
              <table:table-cell office:value-type="float" office:value="10.354716">
                <text:p>10.354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.038349984">
                <text:p>50.038349984</text:p>
              </table:table-cell>
              <table:table-cell office:value-type="float" office:value="10.376029">
                <text:p>10.376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.133871464">
                <text:p>50.133871464</text:p>
              </table:table-cell>
              <table:table-cell office:value-type="float" office:value="10.468849">
                <text:p>10.468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.229057244">
                <text:p>50.229057244</text:p>
              </table:table-cell>
              <table:table-cell office:value-type="float" office:value="10.505772">
                <text:p>10.5057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.324532944">
                <text:p>50.324532944</text:p>
              </table:table-cell>
              <table:table-cell office:value-type="float" office:value="10.473869">
                <text:p>10.47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.420298564">
                <text:p>50.420298564</text:p>
              </table:table-cell>
              <table:table-cell office:value-type="float" office:value="10.442161">
                <text:p>10.44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.516094704">
                <text:p>50.516094704</text:p>
              </table:table-cell>
              <table:table-cell office:value-type="float" office:value="10.438834">
                <text:p>10.438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.611692478">
                <text:p>50.611692478</text:p>
              </table:table-cell>
              <table:table-cell office:value-type="float" office:value="10.460495">
                <text:p>10.460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707259734">
                <text:p>50.707259734</text:p>
              </table:table-cell>
              <table:table-cell office:value-type="float" office:value="10.463835">
                <text:p>10.463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803071134">
                <text:p>50.803071134</text:p>
              </table:table-cell>
              <table:table-cell office:value-type="float" office:value="10.437172">
                <text:p>10.437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99035124">
                <text:p>50.899035124</text:p>
              </table:table-cell>
              <table:table-cell office:value-type="float" office:value="10.420575">
                <text:p>10.4205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994831264">
                <text:p>50.994831264</text:p>
              </table:table-cell>
              <table:table-cell office:value-type="float" office:value="10.438834">
                <text:p>10.438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.090429038">
                <text:p>51.090429038</text:p>
              </table:table-cell>
              <table:table-cell office:value-type="float" office:value="10.460495">
                <text:p>10.460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.186209918">
                <text:p>51.186209918</text:p>
              </table:table-cell>
              <table:table-cell office:value-type="float" office:value="10.440497">
                <text:p>10.4404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.282387533">
                <text:p>51.282387533</text:p>
              </table:table-cell>
              <table:table-cell office:value-type="float" office:value="10.397429">
                <text:p>10.397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.378870333">
                <text:p>51.378870333</text:p>
              </table:table-cell>
              <table:table-cell office:value-type="float" office:value="10.364542">
                <text:p>10.364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.475398908">
                <text:p>51.475398908</text:p>
              </table:table-cell>
              <table:table-cell office:value-type="float" office:value="10.359627">
                <text:p>10.359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1912224">
                <text:p>51.571912224</text:p>
              </table:table-cell>
              <table:table-cell office:value-type="float" office:value="10.361265">
                <text:p>10.36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668562869">
                <text:p>51.668562869</text:p>
              </table:table-cell>
              <table:table-cell office:value-type="float" office:value="10.346543">
                <text:p>10.3465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765396619">
                <text:p>51.765396619</text:p>
              </table:table-cell>
              <table:table-cell office:value-type="float" office:value="10.326979">
                <text:p>10.326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862382965">
                <text:p>51.862382965</text:p>
              </table:table-cell>
              <table:table-cell office:value-type="float" office:value="10.31073">
                <text:p>10.31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95962871">
                <text:p>51.95962871</text:p>
              </table:table-cell>
              <table:table-cell office:value-type="float" office:value="10.283227">
                <text:p>10.283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.05704231">
                <text:p>52.05704231</text:p>
              </table:table-cell>
              <table:table-cell office:value-type="float" office:value="10.265507">
                <text:p>10.2655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.15459324">
                <text:p>52.15459324</text:p>
              </table:table-cell>
              <table:table-cell office:value-type="float" office:value="10.251056">
                <text:p>10.251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.25235779">
                <text:p>52.25235779</text:p>
              </table:table-cell>
              <table:table-cell office:value-type="float" office:value="10.228657">
                <text:p>10.228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.35045804">
                <text:p>52.35045804</text:p>
              </table:table-cell>
              <table:table-cell office:value-type="float" office:value="10.193653">
                <text:p>10.193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.44872614">
                <text:p>52.44872614</text:p>
              </table:table-cell>
              <table:table-cell office:value-type="float" office:value="10.176242">
                <text:p>10.176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.547055274">
                <text:p>52.547055274</text:p>
              </table:table-cell>
              <table:table-cell office:value-type="float" office:value="10.169926">
                <text:p>10.169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645475968">
                <text:p>52.645475968</text:p>
              </table:table-cell>
              <table:table-cell office:value-type="float" office:value="10.160464">
                <text:p>10.160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743972958">
                <text:p>52.743972958</text:p>
              </table:table-cell>
              <table:table-cell office:value-type="float" office:value="10.152595">
                <text:p>10.152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842561498">
                <text:p>52.842561498</text:p>
              </table:table-cell>
              <table:table-cell office:value-type="float" office:value="10.143167">
                <text:p>10.14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941150038">
                <text:p>52.941150038</text:p>
              </table:table-cell>
              <table:table-cell office:value-type="float" office:value="10.143167">
                <text:p>10.14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.039723318">
                <text:p>53.039723318</text:p>
              </table:table-cell>
              <table:table-cell office:value-type="float" office:value="10.144736">
                <text:p>10.14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.138403412">
                <text:p>53.138403412</text:p>
              </table:table-cell>
              <table:table-cell office:value-type="float" office:value="10.133756">
                <text:p>10.133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.237129282">
                <text:p>53.237129282</text:p>
              </table:table-cell>
              <table:table-cell office:value-type="float" office:value="10.129057">
                <text:p>10.129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.335839892">
                <text:p>53.335839892</text:p>
              </table:table-cell>
              <table:table-cell office:value-type="float" office:value="10.130623">
                <text:p>10.130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.434413172">
                <text:p>53.434413172</text:p>
              </table:table-cell>
              <table:table-cell office:value-type="float" office:value="10.144736">
                <text:p>10.14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.533139042">
                <text:p>53.533139042</text:p>
              </table:table-cell>
              <table:table-cell office:value-type="float" office:value="10.129057">
                <text:p>10.129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631986982">
                <text:p>53.631986982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730636562">
                <text:p>53.730636562</text:p>
              </table:table-cell>
              <table:table-cell office:value-type="float" office:value="10.13689">
                <text:p>10.13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829270882">
                <text:p>53.829270882</text:p>
              </table:table-cell>
              <table:table-cell office:value-type="float" office:value="10.138458">
                <text:p>10.1384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928027272">
                <text:p>53.928027272</text:p>
              </table:table-cell>
              <table:table-cell office:value-type="float" office:value="10.125927">
                <text:p>10.125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.026844692">
                <text:p>54.026844692</text:p>
              </table:table-cell>
              <table:table-cell office:value-type="float" office:value="10.119673">
                <text:p>10.1196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.125524786">
                <text:p>54.125524786</text:p>
              </table:table-cell>
              <table:table-cell office:value-type="float" office:value="10.133756">
                <text:p>10.133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.22420488">
                <text:p>54.22420488</text:p>
              </table:table-cell>
              <table:table-cell office:value-type="float" office:value="10.133756">
                <text:p>10.133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.32305282">
                <text:p>54.32305282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.42180921">
                <text:p>54.42180921</text:p>
              </table:table-cell>
              <table:table-cell office:value-type="float" office:value="10.125927">
                <text:p>10.125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.52045879">
                <text:p>54.52045879</text:p>
              </table:table-cell>
              <table:table-cell office:value-type="float" office:value="10.13689">
                <text:p>10.13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61919992">
                <text:p>54.61919992</text:p>
              </table:table-cell>
              <table:table-cell office:value-type="float" office:value="10.127492">
                <text:p>10.1274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7180326">
                <text:p>54.7180326</text:p>
              </table:table-cell>
              <table:table-cell office:value-type="float" office:value="10.11811">
                <text:p>10.11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81665166">
                <text:p>54.81665166</text:p>
              </table:table-cell>
              <table:table-cell office:value-type="float" office:value="10.140027">
                <text:p>10.140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91511813">
                <text:p>54.91511813</text:p>
              </table:table-cell>
              <table:table-cell office:value-type="float" office:value="10.155741">
                <text:p>10.155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.013645636">
                <text:p>55.013645636</text:p>
              </table:table-cell>
              <table:table-cell office:value-type="float" office:value="10.149449">
                <text:p>10.149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.11206633">
                <text:p>55.11206633</text:p>
              </table:table-cell>
              <table:table-cell office:value-type="float" office:value="10.160464">
                <text:p>10.160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.21033443">
                <text:p>55.21033443</text:p>
              </table:table-cell>
              <table:table-cell office:value-type="float" office:value="10.176242">
                <text:p>10.176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.3084652">
                <text:p>55.3084652</text:p>
              </table:table-cell>
              <table:table-cell office:value-type="float" office:value="10.190483">
                <text:p>10.190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.406657005">
                <text:p>55.406657005</text:p>
              </table:table-cell>
              <table:table-cell office:value-type="float" office:value="10.184149">
                <text:p>10.184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.504833555">
                <text:p>55.504833555</text:p>
              </table:table-cell>
              <table:table-cell office:value-type="float" office:value="10.185732">
                <text:p>10.185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602735445">
                <text:p>55.602735445</text:p>
              </table:table-cell>
              <table:table-cell office:value-type="float" office:value="10.214308">
                <text:p>10.214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700423705">
                <text:p>55.700423705</text:p>
              </table:table-cell>
              <table:table-cell office:value-type="float" office:value="10.236645">
                <text:p>10.236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798081445">
                <text:p>55.798081445</text:p>
              </table:table-cell>
              <table:table-cell office:value-type="float" office:value="10.239843">
                <text:p>10.239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895586595">
                <text:p>55.895586595</text:p>
              </table:table-cell>
              <table:table-cell office:value-type="float" office:value="10.255868">
                <text:p>10.2558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992756045">
                <text:p>55.992756045</text:p>
              </table:table-cell>
              <table:table-cell office:value-type="float" office:value="10.291301">
                <text:p>10.29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.089696615">
                <text:p>56.089696615</text:p>
              </table:table-cell>
              <table:table-cell office:value-type="float" office:value="10.3155985">
                <text:p>10.31559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.18646933">
                <text:p>56.18646933</text:p>
              </table:table-cell>
              <table:table-cell office:value-type="float" office:value="10.333491">
                <text:p>10.333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.28295213">
                <text:p>56.28295213</text:p>
              </table:table-cell>
              <table:table-cell office:value-type="float" office:value="10.364542">
                <text:p>10.364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.37902293">
                <text:p>56.37902293</text:p>
              </table:table-cell>
              <table:table-cell office:value-type="float" office:value="10.408989">
                <text:p>10.408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.474864844">
                <text:p>56.474864844</text:p>
              </table:table-cell>
              <table:table-cell office:value-type="float" office:value="10.433848">
                <text:p>10.433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570569429">
                <text:p>56.570569429</text:p>
              </table:table-cell>
              <table:table-cell office:value-type="float" office:value="10.44882">
                <text:p>10.44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666014609">
                <text:p>56.666014609</text:p>
              </table:table-cell>
              <table:table-cell office:value-type="float" office:value="10.477219">
                <text:p>10.477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761200389">
                <text:p>56.761200389</text:p>
              </table:table-cell>
              <table:table-cell office:value-type="float" office:value="10.505772">
                <text:p>10.5057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856203059">
                <text:p>56.856203059</text:p>
              </table:table-cell>
              <table:table-cell office:value-type="float" office:value="10.52602">
                <text:p>10.526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951068399">
                <text:p>56.951068399</text:p>
              </table:table-cell>
              <table:table-cell office:value-type="float" office:value="10.541258">
                <text:p>10.541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.045979509">
                <text:p>57.045979509</text:p>
              </table:table-cell>
              <table:table-cell office:value-type="float" office:value="10.536174">
                <text:p>10.536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.140966924">
                <text:p>57.140966924</text:p>
              </table:table-cell>
              <table:table-cell office:value-type="float" office:value="10.527711">
                <text:p>10.527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.235984854">
                <text:p>57.235984854</text:p>
              </table:table-cell>
              <table:table-cell office:value-type="float" office:value="10.524329">
                <text:p>10.524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.331307964">
                <text:p>57.331307964</text:p>
              </table:table-cell>
              <table:table-cell office:value-type="float" office:value="10.490636">
                <text:p>10.490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.427012549">
                <text:p>57.427012549</text:p>
              </table:table-cell>
              <table:table-cell office:value-type="float" office:value="10.44882">
                <text:p>10.448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522961279">
                <text:p>57.522961279</text:p>
              </table:table-cell>
              <table:table-cell office:value-type="float" office:value="10.422233">
                <text:p>10.422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619016824">
                <text:p>57.619016824</text:p>
              </table:table-cell>
              <table:table-cell office:value-type="float" office:value="10.410643">
                <text:p>10.4106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715469104">
                <text:p>57.715469104</text:p>
              </table:table-cell>
              <table:table-cell office:value-type="float" office:value="10.367822">
                <text:p>10.3678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812333374">
                <text:p>57.812333374</text:p>
              </table:table-cell>
              <table:table-cell office:value-type="float" office:value="10.323725">
                <text:p>10.323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909350234">
                <text:p>57.909350234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.006672274">
                <text:p>58.006672274</text:p>
              </table:table-cell>
              <table:table-cell office:value-type="float" office:value="10.275166">
                <text:p>10.27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.10425372">
                <text:p>58.10425372</text:p>
              </table:table-cell>
              <table:table-cell office:value-type="float" office:value="10.247849">
                <text:p>10.247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.20203353">
                <text:p>58.20203353</text:p>
              </table:table-cell>
              <table:table-cell office:value-type="float" office:value="10.22706">
                <text:p>10.227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.299889634">
                <text:p>58.299889634</text:p>
              </table:table-cell>
              <table:table-cell office:value-type="float" office:value="10.219087">
                <text:p>10.219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.39773048">
                <text:p>58.39773048</text:p>
              </table:table-cell>
              <table:table-cell office:value-type="float" office:value="10.22068">
                <text:p>10.2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49590703">
                <text:p>58.49590703</text:p>
              </table:table-cell>
              <table:table-cell office:value-type="float" office:value="10.185732">
                <text:p>10.185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59452609">
                <text:p>58.59452609</text:p>
              </table:table-cell>
              <table:table-cell office:value-type="float" office:value="10.140027">
                <text:p>10.140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6932367">
                <text:p>58.6932367</text:p>
              </table:table-cell>
              <table:table-cell office:value-type="float" office:value="10.130623">
                <text:p>10.130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79194731">
                <text:p>58.79194731</text:p>
              </table:table-cell>
              <table:table-cell office:value-type="float" office:value="10.130623">
                <text:p>10.130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89081051">
                <text:p>58.89081051</text:p>
              </table:table-cell>
              <table:table-cell office:value-type="float" office:value="10.114986">
                <text:p>10.114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98976527">
                <text:p>58.98976527</text:p>
              </table:table-cell>
              <table:table-cell office:value-type="float" office:value="10.105628">
                <text:p>10.105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.08853692">
                <text:p>59.08853692</text:p>
              </table:table-cell>
              <table:table-cell office:value-type="float" office:value="10.124362">
                <text:p>10.12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.1871865">
                <text:p>59.1871865</text:p>
              </table:table-cell>
              <table:table-cell office:value-type="float" office:value="10.13689">
                <text:p>10.13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.285973405">
                <text:p>59.285973405</text:p>
              </table:table-cell>
              <table:table-cell office:value-type="float" office:value="10.122799">
                <text:p>10.122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.38463824">
                <text:p>59.38463824</text:p>
              </table:table-cell>
              <table:table-cell office:value-type="float" office:value="10.135323">
                <text:p>10.135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48273849">
                <text:p>59.48273849</text:p>
              </table:table-cell>
              <table:table-cell office:value-type="float" office:value="10.193653">
                <text:p>10.1936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580579336">
                <text:p>59.580579336</text:p>
              </table:table-cell>
              <table:table-cell office:value-type="float" office:value="10.22068">
                <text:p>10.2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678588036">
                <text:p>59.678588036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776398366">
                <text:p>59.776398366</text:p>
              </table:table-cell>
              <table:table-cell office:value-type="float" office:value="10.223869">
                <text:p>10.22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873415226">
                <text:p>59.873415226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970187941">
                <text:p>59.970187941</text:p>
              </table:table-cell>
              <table:table-cell office:value-type="float" office:value="10.333491">
                <text:p>10.333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.067204801">
                <text:p>60.067204801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.1641758909999">
                <text:p>60.1641758909999</text:p>
              </table:table-cell>
              <table:table-cell office:value-type="float" office:value="10.312352">
                <text:p>10.312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.2604298009999">
                <text:p>60.2604298009999</text:p>
              </table:table-cell>
              <table:table-cell office:value-type="float" office:value="10.389188">
                <text:p>10.38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.3561191309999">
                <text:p>60.3561191309999</text:p>
              </table:table-cell>
              <table:table-cell office:value-type="float" office:value="10.450486">
                <text:p>10.4504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4518847509999">
                <text:p>60.4518847509999</text:p>
              </table:table-cell>
              <table:table-cell office:value-type="float" office:value="10.442161">
                <text:p>10.44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5478945209999">
                <text:p>60.5478945209999</text:p>
              </table:table-cell>
              <table:table-cell office:value-type="float" office:value="10.4156065">
                <text:p>10.41560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643370221">
                <text:p>60.643370221</text:p>
              </table:table-cell>
              <table:table-cell office:value-type="float" office:value="10.473869">
                <text:p>10.47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737823561">
                <text:p>60.737823561</text:p>
              </table:table-cell>
              <table:table-cell office:value-type="float" office:value="10.587237">
                <text:p>10.587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832170091">
                <text:p>60.832170091</text:p>
              </table:table-cell>
              <table:table-cell office:value-type="float" office:value="10.599223">
                <text:p>10.599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926867581">
                <text:p>60.926867581</text:p>
              </table:table-cell>
              <table:table-cell office:value-type="float" office:value="10.559941">
                <text:p>10.559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.021824471">
                <text:p>61.021824471</text:p>
              </table:table-cell>
              <table:table-cell office:value-type="float" office:value="10.531095">
                <text:p>10.5310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.116735581">
                <text:p>61.116735581</text:p>
              </table:table-cell>
              <table:table-cell office:value-type="float" office:value="10.536174">
                <text:p>10.536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.211707737">
                <text:p>61.211707737</text:p>
              </table:table-cell>
              <table:table-cell office:value-type="float" office:value="10.529402">
                <text:p>10.529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.306893517">
                <text:p>61.306893517</text:p>
              </table:table-cell>
              <table:table-cell office:value-type="float" office:value="10.505772">
                <text:p>10.5057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402277657">
                <text:p>61.402277657</text:p>
              </table:table-cell>
              <table:table-cell office:value-type="float" office:value="10.483923">
                <text:p>10.48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498150087">
                <text:p>61.498150087</text:p>
              </table:table-cell>
              <table:table-cell office:value-type="float" office:value="10.430527">
                <text:p>10.430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594327702">
                <text:p>61.594327702</text:p>
              </table:table-cell>
              <table:table-cell office:value-type="float" office:value="10.397429">
                <text:p>10.397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690581612">
                <text:p>61.690581612</text:p>
              </table:table-cell>
              <table:table-cell office:value-type="float" office:value="10.389188">
                <text:p>10.38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786835522">
                <text:p>61.786835522</text:p>
              </table:table-cell>
              <table:table-cell office:value-type="float" office:value="10.389188">
                <text:p>10.389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883333582">
                <text:p>61.883333582</text:p>
              </table:table-cell>
              <table:table-cell office:value-type="float" office:value="10.362904">
                <text:p>10.3629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979999486">
                <text:p>61.979999486</text:p>
              </table:table-cell>
              <table:table-cell office:value-type="float" office:value="10.34491">
                <text:p>10.34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.076726426">
                <text:p>62.076726426</text:p>
              </table:table-cell>
              <table:table-cell office:value-type="float" office:value="10.338382">
                <text:p>10.338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.173407586">
                <text:p>62.173407586</text:p>
              </table:table-cell>
              <table:table-cell office:value-type="float" office:value="10.343277">
                <text:p>10.3432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.270180301">
                <text:p>62.270180301</text:p>
              </table:table-cell>
              <table:table-cell office:value-type="float" office:value="10.333491">
                <text:p>10.3334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367227681">
                <text:p>62.367227681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464427651">
                <text:p>62.464427651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561627621">
                <text:p>62.561627621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658995437">
                <text:p>62.658995437</text:p>
              </table:table-cell>
              <table:table-cell office:value-type="float" office:value="10.270334">
                <text:p>10.270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756637917">
                <text:p>62.756637917</text:p>
              </table:table-cell>
              <table:table-cell office:value-type="float" office:value="10.241444">
                <text:p>10.24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854280397">
                <text:p>62.854280397</text:p>
              </table:table-cell>
              <table:table-cell office:value-type="float" office:value="10.241444">
                <text:p>10.2414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951907617">
                <text:p>62.951907617</text:p>
              </table:table-cell>
              <table:table-cell office:value-type="float" office:value="10.243045">
                <text:p>10.2430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.049641651">
                <text:p>63.049641651</text:p>
              </table:table-cell>
              <table:table-cell office:value-type="float" office:value="10.231851">
                <text:p>10.23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.147497755">
                <text:p>63.147497755</text:p>
              </table:table-cell>
              <table:table-cell office:value-type="float" office:value="10.219087">
                <text:p>10.219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.245292825">
                <text:p>63.245292825</text:p>
              </table:table-cell>
              <table:table-cell office:value-type="float" office:value="10.225465">
                <text:p>10.22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342950565">
                <text:p>63.342950565</text:p>
              </table:table-cell>
              <table:table-cell office:value-type="float" office:value="10.239843">
                <text:p>10.239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44066934">
                <text:p>63.44066934</text:p>
              </table:table-cell>
              <table:table-cell office:value-type="float" office:value="10.233448">
                <text:p>10.233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5385407">
                <text:p>63.5385407</text:p>
              </table:table-cell>
              <table:table-cell office:value-type="float" office:value="10.217493">
                <text:p>10.217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636473106">
                <text:p>63.636473106</text:p>
              </table:table-cell>
              <table:table-cell office:value-type="float" office:value="10.211124">
                <text:p>10.211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7344055119999">
                <text:p>63.7344055119999</text:p>
              </table:table-cell>
              <table:table-cell office:value-type="float" office:value="10.211124">
                <text:p>10.211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832414212">
                <text:p>63.832414212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9305449819999">
                <text:p>63.9305449819999</text:p>
              </table:table-cell>
              <table:table-cell office:value-type="float" office:value="10.190483">
                <text:p>10.190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.0287367869999">
                <text:p>64.0287367869999</text:p>
              </table:table-cell>
              <table:table-cell office:value-type="float" office:value="10.184149">
                <text:p>10.184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.1270811769999">
                <text:p>64.1270811769999</text:p>
              </table:table-cell>
              <table:table-cell office:value-type="float" office:value="10.168347">
                <text:p>10.1683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.2257154969999">
                <text:p>64.2257154969999</text:p>
              </table:table-cell>
              <table:table-cell office:value-type="float" office:value="10.138458">
                <text:p>10.1384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324761807">
                <text:p>64.324761807</text:p>
              </table:table-cell>
              <table:table-cell office:value-type="float" office:value="10.096288">
                <text:p>10.096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4240522569999">
                <text:p>64.4240522569999</text:p>
              </table:table-cell>
              <table:table-cell office:value-type="float" office:value="10.071462">
                <text:p>10.071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523235897">
                <text:p>64.523235897</text:p>
              </table:table-cell>
              <table:table-cell office:value-type="float" office:value="10.082308">
                <text:p>10.082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622297467">
                <text:p>64.622297467</text:p>
              </table:table-cell>
              <table:table-cell office:value-type="float" office:value="10.094732">
                <text:p>10.094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721420073">
                <text:p>64.721420073</text:p>
              </table:table-cell>
              <table:table-cell office:value-type="float" office:value="10.088516">
                <text:p>10.088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820557938">
                <text:p>64.820557938</text:p>
              </table:table-cell>
              <table:table-cell office:value-type="float" office:value="10.086964">
                <text:p>10.086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919283808">
                <text:p>64.919283808</text:p>
              </table:table-cell>
              <table:table-cell office:value-type="float" office:value="10.129057">
                <text:p>10.1290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.017643458">
                <text:p>65.017643458</text:p>
              </table:table-cell>
              <table:table-cell office:value-type="float" office:value="10.16677">
                <text:p>10.166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.116125188">
                <text:p>65.116125188</text:p>
              </table:table-cell>
              <table:table-cell office:value-type="float" office:value="10.154167">
                <text:p>10.154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214622178">
                <text:p>65.214622178</text:p>
              </table:table-cell>
              <table:table-cell office:value-type="float" office:value="10.152595">
                <text:p>10.152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312661398">
                <text:p>65.312661398</text:p>
              </table:table-cell>
              <table:table-cell office:value-type="float" office:value="10.2">
                <text:p>10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410197068">
                <text:p>65.410197068</text:p>
              </table:table-cell>
              <table:table-cell office:value-type="float" office:value="10.25266">
                <text:p>10.25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508037914">
                <text:p>65.508037914</text:p>
              </table:table-cell>
              <table:table-cell office:value-type="float" office:value="10.22068">
                <text:p>10.2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606244978">
                <text:p>65.606244978</text:p>
              </table:table-cell>
              <table:table-cell office:value-type="float" office:value="10.182567">
                <text:p>10.182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704299454">
                <text:p>65.704299454</text:p>
              </table:table-cell>
              <table:table-cell office:value-type="float" office:value="10.198412">
                <text:p>10.198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801484164">
                <text:p>65.801484164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8983179139999">
                <text:p>65.8983179139999</text:p>
              </table:table-cell>
              <table:table-cell office:value-type="float" office:value="10.326979">
                <text:p>10.326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995411074">
                <text:p>65.995411074</text:p>
              </table:table-cell>
              <table:table-cell office:value-type="float" office:value="10.299387">
                <text:p>10.299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.092763634">
                <text:p>66.092763634</text:p>
              </table:table-cell>
              <table:table-cell office:value-type="float" office:value="10.271944">
                <text:p>10.271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.189597384">
                <text:p>66.189597384</text:p>
              </table:table-cell>
              <table:table-cell office:value-type="float" office:value="10.326979">
                <text:p>10.3269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2855003339999">
                <text:p>66.2855003339999</text:p>
              </table:table-cell>
              <table:table-cell office:value-type="float" office:value="10.427208">
                <text:p>10.427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381311734">
                <text:p>66.381311734</text:p>
              </table:table-cell>
              <table:table-cell office:value-type="float" office:value="10.437172">
                <text:p>10.437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477489349">
                <text:p>66.477489349</text:p>
              </table:table-cell>
              <table:table-cell office:value-type="float" office:value="10.397429">
                <text:p>10.397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573850069">
                <text:p>66.573850069</text:p>
              </table:table-cell>
              <table:table-cell office:value-type="float" office:value="10.377672">
                <text:p>10.377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669768279">
                <text:p>66.669768279</text:p>
              </table:table-cell>
              <table:table-cell office:value-type="float" office:value="10.4255495">
                <text:p>10.4255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765213459">
                <text:p>66.765213459</text:p>
              </table:table-cell>
              <table:table-cell office:value-type="float" office:value="10.477219">
                <text:p>10.477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860811233">
                <text:p>66.860811233</text:p>
              </table:table-cell>
              <table:table-cell office:value-type="float" office:value="10.460495">
                <text:p>10.460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9567141829999">
                <text:p>66.9567141829999</text:p>
              </table:table-cell>
              <table:table-cell office:value-type="float" office:value="10.427208">
                <text:p>10.427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.052510323">
                <text:p>67.052510323</text:p>
              </table:table-cell>
              <table:table-cell office:value-type="float" office:value="10.438834">
                <text:p>10.4388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.147863949">
                <text:p>67.147863949</text:p>
              </table:table-cell>
              <table:table-cell office:value-type="float" office:value="10.487279">
                <text:p>10.487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243171799">
                <text:p>67.243171799</text:p>
              </table:table-cell>
              <table:table-cell office:value-type="float" office:value="10.492315">
                <text:p>10.492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338891643">
                <text:p>67.338891643</text:p>
              </table:table-cell>
              <table:table-cell office:value-type="float" office:value="10.447154">
                <text:p>10.4471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434916673">
                <text:p>67.434916673</text:p>
              </table:table-cell>
              <table:table-cell office:value-type="float" office:value="10.413952">
                <text:p>10.4139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530926443">
                <text:p>67.530926443</text:p>
              </table:table-cell>
              <table:table-cell office:value-type="float" office:value="10.4156065">
                <text:p>10.41560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627149833">
                <text:p>67.627149833</text:p>
              </table:table-cell>
              <table:table-cell office:value-type="float" office:value="10.392483">
                <text:p>10.39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723876773">
                <text:p>67.723876773</text:p>
              </table:table-cell>
              <table:table-cell office:value-type="float" office:value="10.338382">
                <text:p>10.338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821076743">
                <text:p>67.821076743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918688707">
                <text:p>67.918688707</text:p>
              </table:table-cell>
              <table:table-cell office:value-type="float" office:value="10.244646">
                <text:p>10.2446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.016880512">
                <text:p>68.016880512</text:p>
              </table:table-cell>
              <table:table-cell office:value-type="float" office:value="10.184149">
                <text:p>10.184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.115652162">
                <text:p>68.115652162</text:p>
              </table:table-cell>
              <table:table-cell office:value-type="float" office:value="10.124362">
                <text:p>10.12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214851062">
                <text:p>68.214851062</text:p>
              </table:table-cell>
              <table:table-cell office:value-type="float" office:value="10.080757">
                <text:p>10.080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314217816">
                <text:p>68.314217816</text:p>
              </table:table-cell>
              <table:table-cell office:value-type="float" office:value="10.063728">
                <text:p>10.06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413630346">
                <text:p>68.413630346</text:p>
              </table:table-cell>
              <table:table-cell office:value-type="float" office:value="10.059094">
                <text:p>10.059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513149686">
                <text:p>68.513149686</text:p>
              </table:table-cell>
              <table:table-cell office:value-type="float" office:value="10.048298">
                <text:p>10.0482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612577476">
                <text:p>68.612577476</text:p>
              </table:table-cell>
              <table:table-cell office:value-type="float" office:value="10.05755">
                <text:p>10.0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71185267">
                <text:p>68.71185267</text:p>
              </table:table-cell>
              <table:table-cell office:value-type="float" office:value="10.07301">
                <text:p>10.07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81106683">
                <text:p>68.81106683</text:p>
              </table:table-cell>
              <table:table-cell office:value-type="float" office:value="10.079206">
                <text:p>10.079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910204695">
                <text:p>68.910204695</text:p>
              </table:table-cell>
              <table:table-cell office:value-type="float" office:value="10.086964">
                <text:p>10.086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.009205231">
                <text:p>69.009205231</text:p>
              </table:table-cell>
              <table:table-cell office:value-type="float" office:value="10.100956">
                <text:p>10.100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.108037911">
                <text:p>69.108037911</text:p>
              </table:table-cell>
              <table:table-cell office:value-type="float" office:value="10.11811">
                <text:p>10.11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206977411">
                <text:p>69.206977411</text:p>
              </table:table-cell>
              <table:table-cell office:value-type="float" office:value="10.107187">
                <text:p>10.1071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306008461">
                <text:p>69.306008461</text:p>
              </table:table-cell>
              <table:table-cell office:value-type="float" office:value="10.097843">
                <text:p>10.097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404886927">
                <text:p>69.404886927</text:p>
              </table:table-cell>
              <table:table-cell office:value-type="float" office:value="10.113426">
                <text:p>10.113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503719607">
                <text:p>69.503719607</text:p>
              </table:table-cell>
              <table:table-cell office:value-type="float" office:value="10.11811">
                <text:p>10.11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602750657">
                <text:p>69.602750657</text:p>
              </table:table-cell>
              <table:table-cell office:value-type="float" office:value="10.097843">
                <text:p>10.0978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701873263">
                <text:p>69.701873263</text:p>
              </table:table-cell>
              <table:table-cell office:value-type="float" office:value="10.088516">
                <text:p>10.088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800782243">
                <text:p>69.800782243</text:p>
              </table:table-cell>
              <table:table-cell office:value-type="float" office:value="10.110306">
                <text:p>10.110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899538633">
                <text:p>69.899538633</text:p>
              </table:table-cell>
              <table:table-cell office:value-type="float" office:value="10.125927">
                <text:p>10.125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998462873">
                <text:p>69.998462873</text:p>
              </table:table-cell>
              <table:table-cell office:value-type="float" office:value="10.108746">
                <text:p>10.1087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.097692293">
                <text:p>70.097692293</text:p>
              </table:table-cell>
              <table:table-cell office:value-type="float" office:value="10.077657">
                <text:p>10.077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196753863">
                <text:p>70.196753863</text:p>
              </table:table-cell>
              <table:table-cell office:value-type="float" office:value="10.094732">
                <text:p>10.0947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295449213">
                <text:p>70.295449213</text:p>
              </table:table-cell>
              <table:table-cell office:value-type="float" office:value="10.132189">
                <text:p>10.132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394312413">
                <text:p>70.394312413</text:p>
              </table:table-cell>
              <table:table-cell office:value-type="float" office:value="10.114986">
                <text:p>10.114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493724943">
                <text:p>70.493724943</text:p>
              </table:table-cell>
              <table:table-cell office:value-type="float" office:value="10.059094">
                <text:p>10.0590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593259543">
                <text:p>70.593259543</text:p>
              </table:table-cell>
              <table:table-cell office:value-type="float" office:value="10.046758">
                <text:p>10.046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692504223">
                <text:p>70.692504223</text:p>
              </table:table-cell>
              <table:table-cell office:value-type="float" office:value="10.076107">
                <text:p>10.076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791840453">
                <text:p>70.791840453</text:p>
              </table:table-cell>
              <table:table-cell office:value-type="float" office:value="10.066821">
                <text:p>10.066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891634453">
                <text:p>70.891634453</text:p>
              </table:table-cell>
              <table:table-cell office:value-type="float" office:value="10.020642">
                <text:p>10.0206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991718378">
                <text:p>70.991718378</text:p>
              </table:table-cell>
              <table:table-cell office:value-type="float" office:value="9.991614">
                <text:p>9.991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.091466602">
                <text:p>71.091466602</text:p>
              </table:table-cell>
              <table:table-cell office:value-type="float" office:value="10.025241">
                <text:p>10.025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191016462">
                <text:p>71.191016462</text:p>
              </table:table-cell>
              <table:table-cell office:value-type="float" office:value="10.0452175">
                <text:p>10.045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90871502">
                <text:p>71.290871502</text:p>
              </table:table-cell>
              <table:table-cell office:value-type="float" office:value="10.014517">
                <text:p>10.0145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391108012">
                <text:p>71.391108012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490856236">
                <text:p>71.490856236</text:p>
              </table:table-cell>
              <table:table-cell office:value-type="float" office:value="10.025241">
                <text:p>10.025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589704176">
                <text:p>71.589704176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88582642">
                <text:p>71.688582642</text:p>
              </table:table-cell>
              <table:table-cell office:value-type="float" office:value="10.113426">
                <text:p>10.113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787918872">
                <text:p>71.787918872</text:p>
              </table:table-cell>
              <table:table-cell office:value-type="float" office:value="10.066821">
                <text:p>10.0668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887636582">
                <text:p>71.887636582</text:p>
              </table:table-cell>
              <table:table-cell office:value-type="float" office:value="10.028309">
                <text:p>10.028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86774447">
                <text:p>71.986774447</text:p>
              </table:table-cell>
              <table:table-cell office:value-type="float" office:value="10.086964">
                <text:p>10.086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085088322">
                <text:p>72.085088322</text:p>
              </table:table-cell>
              <table:table-cell office:value-type="float" office:value="10.171504">
                <text:p>10.171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183524272">
                <text:p>72.183524272</text:p>
              </table:table-cell>
              <table:table-cell office:value-type="float" office:value="10.158889">
                <text:p>10.158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282494292">
                <text:p>72.282494292</text:p>
              </table:table-cell>
              <table:table-cell office:value-type="float" office:value="10.104071">
                <text:p>10.1040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381632157">
                <text:p>72.381632157</text:p>
              </table:table-cell>
              <table:table-cell office:value-type="float" office:value="10.086964">
                <text:p>10.086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480159663">
                <text:p>72.480159663</text:p>
              </table:table-cell>
              <table:table-cell office:value-type="float" office:value="10.149449">
                <text:p>10.1494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578000509">
                <text:p>72.578000509</text:p>
              </table:table-cell>
              <table:table-cell office:value-type="float" office:value="10.22068">
                <text:p>10.2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6760092089999">
                <text:p>72.6760092089999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7744146449999">
                <text:p>72.7744146449999</text:p>
              </table:table-cell>
              <table:table-cell office:value-type="float" office:value="10.16204">
                <text:p>10.16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8724233449999">
                <text:p>72.8724233449999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9692723549999">
                <text:p>72.9692723549999</text:p>
              </table:table-cell>
              <table:table-cell office:value-type="float" office:value="10.325352">
                <text:p>10.325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0658161849999">
                <text:p>73.0658161849999</text:p>
              </table:table-cell>
              <table:table-cell office:value-type="float" office:value="10.35799">
                <text:p>10.35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1626651949999">
                <text:p>73.1626651949999</text:p>
              </table:table-cell>
              <table:table-cell office:value-type="float" office:value="10.325352">
                <text:p>10.325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2598499049999">
                <text:p>73.2598499049999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3567141749999">
                <text:p>73.3567141749999</text:p>
              </table:table-cell>
              <table:table-cell office:value-type="float" office:value="10.323725">
                <text:p>10.323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4531511949999">
                <text:p>73.4531511949999</text:p>
              </table:table-cell>
              <table:table-cell office:value-type="float" office:value="10.369462">
                <text:p>10.369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5498781349999">
                <text:p>73.5498781349999</text:p>
              </table:table-cell>
              <table:table-cell office:value-type="float" office:value="10.338382">
                <text:p>10.338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6471391389999">
                <text:p>73.6471391389999</text:p>
              </table:table-cell>
              <table:table-cell office:value-type="float" office:value="10.281613">
                <text:p>10.28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7445222129999">
                <text:p>73.7445222129999</text:p>
              </table:table-cell>
              <table:table-cell office:value-type="float" office:value="10.268725">
                <text:p>10.268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8415848529999">
                <text:p>73.8415848529999</text:p>
              </table:table-cell>
              <table:table-cell office:value-type="float" office:value="10.302626">
                <text:p>10.302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9384643829999">
                <text:p>73.9384643829999</text:p>
              </table:table-cell>
              <table:table-cell office:value-type="float" office:value="10.322099">
                <text:p>10.32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.0356948729999">
                <text:p>74.0356948729999</text:p>
              </table:table-cell>
              <table:table-cell office:value-type="float" office:value="10.284841">
                <text:p>10.284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1331542489999">
                <text:p>74.1331542489999</text:p>
              </table:table-cell>
              <table:table-cell office:value-type="float" office:value="10.260686">
                <text:p>10.260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2301711089999">
                <text:p>74.2301711089999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3262113949999">
                <text:p>74.3262113949999</text:p>
              </table:table-cell>
              <table:table-cell office:value-type="float" office:value="10.412297">
                <text:p>10.412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4221448649999">
                <text:p>74.4221448649999</text:p>
              </table:table-cell>
              <table:table-cell office:value-type="float" office:value="10.423891">
                <text:p>10.423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5184292949999">
                <text:p>74.5184292949999</text:p>
              </table:table-cell>
              <table:table-cell office:value-type="float" office:value="10.385896">
                <text:p>10.385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6146221689999">
                <text:p>74.6146221689999</text:p>
              </table:table-cell>
              <table:table-cell office:value-type="float" office:value="10.395781">
                <text:p>10.395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7102351989999">
                <text:p>74.7102351989999</text:p>
              </table:table-cell>
              <table:table-cell office:value-type="float" office:value="10.458825">
                <text:p>10.458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058634889999">
                <text:p>74.8058634889999</text:p>
              </table:table-cell>
              <table:table-cell office:value-type="float" office:value="10.457156">
                <text:p>10.457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9018122189999">
                <text:p>74.9018122189999</text:p>
              </table:table-cell>
              <table:table-cell office:value-type="float" office:value="10.422233">
                <text:p>10.422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982187189999">
                <text:p>74.9982187189999</text:p>
              </table:table-cell>
              <table:table-cell office:value-type="float" office:value="10.372745">
                <text:p>10.372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948693639999">
                <text:p>75.0948693639999</text:p>
              </table:table-cell>
              <table:table-cell office:value-type="float" office:value="10.346543">
                <text:p>10.3465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917488939999">
                <text:p>75.1917488939999</text:p>
              </table:table-cell>
              <table:table-cell office:value-type="float" office:value="10.322099">
                <text:p>10.32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890556739999">
                <text:p>75.2890556739999</text:p>
              </table:table-cell>
              <table:table-cell office:value-type="float" office:value="10.276776">
                <text:p>10.276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867591939999">
                <text:p>75.3867591939999</text:p>
              </table:table-cell>
              <table:table-cell office:value-type="float" office:value="10.235046">
                <text:p>10.2350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848441839999">
                <text:p>75.4848441839999</text:p>
              </table:table-cell>
              <table:table-cell office:value-type="float" office:value="10.195239">
                <text:p>10.195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834174639999">
                <text:p>75.5834174639999</text:p>
              </table:table-cell>
              <table:table-cell office:value-type="float" office:value="10.144736">
                <text:p>10.144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823264439999">
                <text:p>75.6823264439999</text:p>
              </table:table-cell>
              <table:table-cell office:value-type="float" office:value="10.110306">
                <text:p>10.110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817084539999">
                <text:p>75.7817084539999</text:p>
              </table:table-cell>
              <table:table-cell office:value-type="float" office:value="10.062183">
                <text:p>10.062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815177139999">
                <text:p>75.8815177139999</text:p>
              </table:table-cell>
              <table:table-cell office:value-type="float" office:value="10.019111">
                <text:p>10.019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814032739999">
                <text:p>75.9814032739999</text:p>
              </table:table-cell>
              <table:table-cell office:value-type="float" office:value="10.0114565">
                <text:p>10.0114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812277939999">
                <text:p>76.0812277939999</text:p>
              </table:table-cell>
              <table:table-cell office:value-type="float" office:value="10.017579">
                <text:p>10.0175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813422339999">
                <text:p>76.1813422339999</text:p>
              </table:table-cell>
              <table:table-cell office:value-type="float" office:value="9.988568">
                <text:p>9.9885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815787439999">
                <text:p>76.2815787439999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815711139999">
                <text:p>76.3815711139999</text:p>
              </table:table-cell>
              <table:table-cell office:value-type="float" office:value="10.000763">
                <text:p>10.000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813803739999">
                <text:p>76.4813803739999</text:p>
              </table:table-cell>
              <table:table-cell office:value-type="float" office:value="10.019111">
                <text:p>10.019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813269699999">
                <text:p>76.5813269699999</text:p>
              </table:table-cell>
              <table:table-cell office:value-type="float" office:value="10.005343">
                <text:p>10.005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810751939999">
                <text:p>76.6810751939999</text:p>
              </table:table-cell>
              <table:table-cell office:value-type="float" office:value="10.025241">
                <text:p>10.025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804572039999">
                <text:p>76.7804572039999</text:p>
              </table:table-cell>
              <table:table-cell office:value-type="float" office:value="10.062183">
                <text:p>10.0621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800375839999">
                <text:p>76.8800375839999</text:p>
              </table:table-cell>
              <table:table-cell office:value-type="float" office:value="10.042139">
                <text:p>10.042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799384039999">
                <text:p>76.9799384039999</text:p>
              </table:table-cell>
              <table:table-cell office:value-type="float" office:value="10.009928">
                <text:p>10.0099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795492989999">
                <text:p>77.0795492989999</text:p>
              </table:table-cell>
              <table:table-cell office:value-type="float" office:value="10.0390625">
                <text:p>10.0390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785040589999">
                <text:p>77.1785040589999</text:p>
              </table:table-cell>
              <table:table-cell office:value-type="float" office:value="10.105628">
                <text:p>10.1056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776266649999">
                <text:p>77.2776266649999</text:p>
              </table:table-cell>
              <table:table-cell office:value-type="float" office:value="10.088516">
                <text:p>10.088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772985949999">
                <text:p>77.3772985949999</text:p>
              </table:table-cell>
              <table:table-cell office:value-type="float" office:value="10.032915">
                <text:p>10.032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772757049999">
                <text:p>77.4772757049999</text:p>
              </table:table-cell>
              <table:table-cell office:value-type="float" office:value="10.002289">
                <text:p>10.002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765051249999">
                <text:p>77.5765051249999</text:p>
              </table:table-cell>
              <table:table-cell office:value-type="float" office:value="10.077657">
                <text:p>10.077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744985649999">
                <text:p>77.6744985649999</text:p>
              </table:table-cell>
              <table:table-cell office:value-type="float" office:value="10.204764">
                <text:p>10.20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723241549999">
                <text:p>77.7723241549999</text:p>
              </table:table-cell>
              <table:table-cell office:value-type="float" office:value="10.222275">
                <text:p>10.222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705617349999">
                <text:p>77.8705617349999</text:p>
              </table:table-cell>
              <table:table-cell office:value-type="float" office:value="10.179403">
                <text:p>10.179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693333849999">
                <text:p>77.9693333849999</text:p>
              </table:table-cell>
              <table:table-cell office:value-type="float" office:value="10.124362">
                <text:p>10.124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679219249999">
                <text:p>78.0679219249999</text:p>
              </table:table-cell>
              <table:table-cell office:value-type="float" office:value="10.143167">
                <text:p>10.143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656864749999">
                <text:p>78.1656864749999</text:p>
              </table:table-cell>
              <table:table-cell office:value-type="float" office:value="10.228657">
                <text:p>10.228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634815449999">
                <text:p>78.2634815449999</text:p>
              </table:table-cell>
              <table:table-cell office:value-type="float" office:value="10.225465">
                <text:p>10.22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616275749999">
                <text:p>78.3616275749999</text:p>
              </table:table-cell>
              <table:table-cell office:value-type="float" office:value="10.188899">
                <text:p>10.188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599261949999">
                <text:p>78.4599261949999</text:p>
              </table:table-cell>
              <table:table-cell office:value-type="float" office:value="10.173083">
                <text:p>10.1730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579348949999">
                <text:p>78.5579348949999</text:p>
              </table:table-cell>
              <table:table-cell office:value-type="float" office:value="10.203176">
                <text:p>10.203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557452249999">
                <text:p>78.6557452249999</text:p>
              </table:table-cell>
              <table:table-cell office:value-type="float" office:value="10.223869">
                <text:p>10.223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537386649999">
                <text:p>78.7537386649999</text:p>
              </table:table-cell>
              <table:table-cell office:value-type="float" office:value="10.204764">
                <text:p>10.20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516558149999">
                <text:p>78.8516558149999</text:p>
              </table:table-cell>
              <table:table-cell office:value-type="float" office:value="10.212715">
                <text:p>10.212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489473349999">
                <text:p>78.9489473349999</text:p>
              </table:table-cell>
              <table:table-cell office:value-type="float" office:value="10.278388">
                <text:p>10.278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459336809999">
                <text:p>79.0459336809999</text:p>
              </table:table-cell>
              <table:table-cell office:value-type="float" office:value="10.31073">
                <text:p>10.31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431336509999">
                <text:p>79.1431336509999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405625109999">
                <text:p>79.2405625109999</text:p>
              </table:table-cell>
              <table:table-cell office:value-type="float" office:value="10.2639">
                <text:p>10.2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375641159999">
                <text:p>79.3375641159999</text:p>
              </table:table-cell>
              <table:table-cell office:value-type="float" office:value="10.309108">
                <text:p>10.309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336349159999">
                <text:p>79.4336349159999</text:p>
              </table:table-cell>
              <table:table-cell office:value-type="float" office:value="10.408989">
                <text:p>10.4089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296294259999">
                <text:p>79.5296294259999</text:p>
              </table:table-cell>
              <table:table-cell office:value-type="float" office:value="10.417262">
                <text:p>10.417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260969659999">
                <text:p>79.6260969659999</text:p>
              </table:table-cell>
              <table:table-cell office:value-type="float" office:value="10.366181">
                <text:p>10.366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229001959999">
                <text:p>79.7229001959999</text:p>
              </table:table-cell>
              <table:table-cell office:value-type="float" office:value="10.330234">
                <text:p>10.330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199018009999">
                <text:p>79.8199018009999</text:p>
              </table:table-cell>
              <table:table-cell office:value-type="float" office:value="10.309108">
                <text:p>10.309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172085809999">
                <text:p>79.9172085809999</text:p>
              </table:table-cell>
              <table:table-cell office:value-type="float" office:value="10.276776">
                <text:p>10.276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149731309999">
                <text:p>80.0149731309999</text:p>
              </table:table-cell>
              <table:table-cell office:value-type="float" office:value="10.228657">
                <text:p>10.228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133480409999">
                <text:p>80.1133480409999</text:p>
              </table:table-cell>
              <table:table-cell office:value-type="float" office:value="10.165194">
                <text:p>10.1651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121959809999">
                <text:p>80.2121959809999</text:p>
              </table:table-cell>
              <table:table-cell office:value-type="float" office:value="10.116549">
                <text:p>10.1165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116237709999">
                <text:p>80.3116237709999</text:p>
              </table:table-cell>
              <table:table-cell office:value-type="float" office:value="10.05755">
                <text:p>10.0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114025109999">
                <text:p>80.4114025109999</text:p>
              </table:table-cell>
              <table:table-cell office:value-type="float" office:value="10.022175">
                <text:p>10.022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111659909999">
                <text:p>80.5111659909999</text:p>
              </table:table-cell>
              <table:table-cell office:value-type="float" office:value="10.023707">
                <text:p>10.023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108837009999">
                <text:p>80.6108837009999</text:p>
              </table:table-cell>
              <table:table-cell office:value-type="float" office:value="10.028309">
                <text:p>10.028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105098509999">
                <text:p>80.7105098509999</text:p>
              </table:table-cell>
              <table:table-cell office:value-type="float" office:value="10.037525">
                <text:p>10.0375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100444509999">
                <text:p>80.8100444509999</text:p>
              </table:table-cell>
              <table:table-cell office:value-type="float" office:value="10.046758">
                <text:p>10.046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91975749999">
                <text:p>80.9091975749999</text:p>
              </table:table-cell>
              <table:table-cell office:value-type="float" office:value="10.085411">
                <text:p>10.085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75114499999">
                <text:p>81.0075114499999</text:p>
              </table:table-cell>
              <table:table-cell office:value-type="float" office:value="10.171504">
                <text:p>10.171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55506699999">
                <text:p>81.1055506699999</text:p>
              </table:table-cell>
              <table:table-cell office:value-type="float" office:value="10.2">
                <text:p>10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35441099999">
                <text:p>81.2035441099999</text:p>
              </table:table-cell>
              <table:table-cell office:value-type="float" office:value="10.204764">
                <text:p>10.2047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7288199999">
                <text:p>81.3007288199999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3966622899999">
                <text:p>81.3966622899999</text:p>
              </table:table-cell>
              <table:table-cell office:value-type="float" office:value="10.423891">
                <text:p>10.4238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4924126499999">
                <text:p>81.4924126499999</text:p>
              </table:table-cell>
              <table:table-cell office:value-type="float" office:value="10.443825">
                <text:p>10.443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5886360399999">
                <text:p>81.5886360399999</text:p>
              </table:table-cell>
              <table:table-cell office:value-type="float" office:value="10.392483">
                <text:p>10.39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6852256499999">
                <text:p>81.6852256499999</text:p>
              </table:table-cell>
              <table:table-cell office:value-type="float" office:value="10.353081">
                <text:p>10.353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7819678499999">
                <text:p>81.7819678499999</text:p>
              </table:table-cell>
              <table:table-cell office:value-type="float" office:value="10.336751">
                <text:p>10.336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8789847099999">
                <text:p>81.8789847099999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1.9763830399999">
                <text:p>81.9763830399999</text:p>
              </table:table-cell>
              <table:table-cell office:value-type="float" office:value="10.267117">
                <text:p>10.267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0742543999999">
                <text:p>82.0742543999999</text:p>
              </table:table-cell>
              <table:table-cell office:value-type="float" office:value="10.217493">
                <text:p>10.217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1725224999999">
                <text:p>82.1725224999999</text:p>
              </table:table-cell>
              <table:table-cell office:value-type="float" office:value="10.176242">
                <text:p>10.176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2710805199999">
                <text:p>82.2710805199999</text:p>
              </table:table-cell>
              <table:table-cell office:value-type="float" office:value="10.146307">
                <text:p>10.146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3700047599999">
                <text:p>82.3700047599999</text:p>
              </table:table-cell>
              <table:table-cell office:value-type="float" office:value="10.108746">
                <text:p>10.1087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4691578839999">
                <text:p>82.4691578839999</text:p>
              </table:table-cell>
              <table:table-cell office:value-type="float" office:value="10.085411">
                <text:p>10.085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5685246379999">
                <text:p>82.5685246379999</text:p>
              </table:table-cell>
              <table:table-cell office:value-type="float" office:value="10.063728">
                <text:p>10.06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6682881179999">
                <text:p>82.6682881179999</text:p>
              </table:table-cell>
              <table:table-cell office:value-type="float" office:value="10.023707">
                <text:p>10.023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7685246279999">
                <text:p>82.7685246279999</text:p>
              </table:table-cell>
              <table:table-cell office:value-type="float" office:value="9.976404">
                <text:p>9.976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8689137379999">
                <text:p>82.8689137379999</text:p>
              </table:table-cell>
              <table:table-cell office:value-type="float" office:value="9.961241">
                <text:p>9.961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.9688450779998">
                <text:p>82.9688450779998</text:p>
              </table:table-cell>
              <table:table-cell office:value-type="float" office:value="10.006871">
                <text:p>10.0068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0685322679998">
                <text:p>83.0685322679998</text:p>
              </table:table-cell>
              <table:table-cell office:value-type="float" office:value="10.03138">
                <text:p>10.03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1685093779998">
                <text:p>83.1685093779998</text:p>
              </table:table-cell>
              <table:table-cell office:value-type="float" office:value="10.002289">
                <text:p>10.0022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2685780439998">
                <text:p>83.2685780439998</text:p>
              </table:table-cell>
              <table:table-cell office:value-type="float" office:value="9.993138">
                <text:p>9.993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3678227239998">
                <text:p>83.3678227239998</text:p>
              </table:table-cell>
              <table:table-cell office:value-type="float" office:value="10.076107">
                <text:p>10.0761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4661518579998">
                <text:p>83.4661518579998</text:p>
              </table:table-cell>
              <table:table-cell office:value-type="float" office:value="10.169926">
                <text:p>10.1699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5645420379998">
                <text:p>83.5645420379998</text:p>
              </table:table-cell>
              <table:table-cell office:value-type="float" office:value="10.163616">
                <text:p>10.1636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6634205039998">
                <text:p>83.6634205039998</text:p>
              </table:table-cell>
              <table:table-cell office:value-type="float" office:value="10.113426">
                <text:p>10.113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7622074089998">
                <text:p>83.7622074089998</text:p>
              </table:table-cell>
              <table:table-cell office:value-type="float" office:value="10.122799">
                <text:p>10.1227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8600635129998">
                <text:p>83.8600635129998</text:p>
              </table:table-cell>
              <table:table-cell office:value-type="float" office:value="10.219087">
                <text:p>10.219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.9572329629998">
                <text:p>83.9572329629998</text:p>
              </table:table-cell>
              <table:table-cell office:value-type="float" office:value="10.291301">
                <text:p>10.29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0545397429998">
                <text:p>84.0545397429998</text:p>
              </table:table-cell>
              <table:table-cell office:value-type="float" office:value="10.276776">
                <text:p>10.276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1521059329998">
                <text:p>84.1521059329998</text:p>
              </table:table-cell>
              <table:table-cell office:value-type="float" office:value="10.249453">
                <text:p>10.249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2492906429998">
                <text:p>84.2492906429998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3454835169998">
                <text:p>84.3454835169998</text:p>
              </table:table-cell>
              <table:table-cell office:value-type="float" office:value="10.395781">
                <text:p>10.395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4415238029998">
                <text:p>84.4415238029998</text:p>
              </table:table-cell>
              <table:table-cell office:value-type="float" office:value="10.412297">
                <text:p>10.412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5379608229998">
                <text:p>84.5379608229998</text:p>
              </table:table-cell>
              <table:table-cell office:value-type="float" office:value="10.369462">
                <text:p>10.369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6345504329998">
                <text:p>84.6345504329998</text:p>
              </table:table-cell>
              <table:table-cell office:value-type="float" office:value="10.353081">
                <text:p>10.353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7308196029998">
                <text:p>84.7308196029998</text:p>
              </table:table-cell>
              <table:table-cell office:value-type="float" office:value="10.387542">
                <text:p>10.387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8269209229998">
                <text:p>84.8269209229998</text:p>
              </table:table-cell>
              <table:table-cell office:value-type="float" office:value="10.4056835">
                <text:p>10.40568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.9232663829998">
                <text:p>84.9232663829998</text:p>
              </table:table-cell>
              <table:table-cell office:value-type="float" office:value="10.379315">
                <text:p>10.379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0197796989998">
                <text:p>85.0197796989998</text:p>
              </table:table-cell>
              <table:table-cell office:value-type="float" office:value="10.361265">
                <text:p>10.3612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1160641289998">
                <text:p>85.1160641289998</text:p>
              </table:table-cell>
              <table:table-cell office:value-type="float" office:value="10.385896">
                <text:p>10.385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2122570029998">
                <text:p>85.2122570029998</text:p>
              </table:table-cell>
              <table:table-cell office:value-type="float" office:value="10.395781">
                <text:p>10.3957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3087398029998">
                <text:p>85.3087398029998</text:p>
              </table:table-cell>
              <table:table-cell office:value-type="float" office:value="10.364542">
                <text:p>10.364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4053904479998">
                <text:p>85.4053904479998</text:p>
              </table:table-cell>
              <table:table-cell office:value-type="float" office:value="10.346543">
                <text:p>10.3465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5018122039998">
                <text:p>85.5018122039998</text:p>
              </table:table-cell>
              <table:table-cell office:value-type="float" office:value="10.371103">
                <text:p>10.371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5982034439998">
                <text:p>85.5982034439998</text:p>
              </table:table-cell>
              <table:table-cell office:value-type="float" office:value="10.374387">
                <text:p>10.37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6949151239998">
                <text:p>85.6949151239998</text:p>
              </table:table-cell>
              <table:table-cell office:value-type="float" office:value="10.3400135">
                <text:p>10.3400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7918251689998">
                <text:p>85.7918251689998</text:p>
              </table:table-cell>
              <table:table-cell office:value-type="float" office:value="10.318849">
                <text:p>10.3188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5.8888115149998">
                <text:p>85.8888115149998</text:p>
              </table:table-cell>
              <table:table-cell office:value-type="float" office:value="10.31073">
                <text:p>10.31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5.9859504489998">
                <text:p>85.9859504489998</text:p>
              </table:table-cell>
              <table:table-cell office:value-type="float" office:value="10.294534">
                <text:p>10.294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0832572289998">
                <text:p>86.0832572289998</text:p>
              </table:table-cell>
              <table:table-cell office:value-type="float" office:value="10.276776">
                <text:p>10.276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1807318639998">
                <text:p>86.1807318639998</text:p>
              </table:table-cell>
              <table:table-cell office:value-type="float" office:value="10.259079">
                <text:p>10.259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2782827939998">
                <text:p>86.2782827939998</text:p>
              </table:table-cell>
              <table:table-cell office:value-type="float" office:value="10.251056">
                <text:p>10.2510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3759710539998">
                <text:p>86.3759710539998</text:p>
              </table:table-cell>
              <table:table-cell office:value-type="float" office:value="10.236645">
                <text:p>10.236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4738729439998">
                <text:p>86.4738729439998</text:p>
              </table:table-cell>
              <table:table-cell office:value-type="float" office:value="10.214308">
                <text:p>10.2143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5720189739998">
                <text:p>86.5720189739998</text:p>
              </table:table-cell>
              <table:table-cell office:value-type="float" office:value="10.188899">
                <text:p>10.1888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6704854439998">
                <text:p>86.6704854439998</text:p>
              </table:table-cell>
              <table:table-cell office:value-type="float" office:value="10.155741">
                <text:p>10.155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7693181239998">
                <text:p>86.7693181239998</text:p>
              </table:table-cell>
              <table:table-cell office:value-type="float" office:value="10.11811">
                <text:p>10.118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.8685780589998">
                <text:p>86.8685780589998</text:p>
              </table:table-cell>
              <table:table-cell office:value-type="float" office:value="10.074558">
                <text:p>10.074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6.9684025789998">
                <text:p>86.9684025789998</text:p>
              </table:table-cell>
              <table:table-cell office:value-type="float" office:value="10.017579">
                <text:p>10.0175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0687001289998">
                <text:p>87.0687001289998</text:p>
              </table:table-cell>
              <table:table-cell office:value-type="float" office:value="9.970333">
                <text:p>9.97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1691502689998">
                <text:p>87.1691502689998</text:p>
              </table:table-cell>
              <table:table-cell office:value-type="float" office:value="9.955188">
                <text:p>9.955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2695851529998">
                <text:p>87.2695851529998</text:p>
              </table:table-cell>
              <table:table-cell office:value-type="float" office:value="9.9567">
                <text:p>9.9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3701268489998">
                <text:p>87.3701268489998</text:p>
              </table:table-cell>
              <table:table-cell office:value-type="float" office:value="9.946123">
                <text:p>9.946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4707448389998">
                <text:p>87.4707448389998</text:p>
              </table:table-cell>
              <table:table-cell office:value-type="float" office:value="9.938581">
                <text:p>9.9385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5707524689998">
                <text:p>87.5707524689998</text:p>
              </table:table-cell>
              <table:table-cell office:value-type="float" office:value="9.999237">
                <text:p>9.999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6700124039998">
                <text:p>87.6700124039998</text:p>
              </table:table-cell>
              <table:table-cell office:value-type="float" office:value="10.074558">
                <text:p>10.074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7693028539998">
                <text:p>87.7693028539998</text:p>
              </table:table-cell>
              <table:table-cell office:value-type="float" office:value="10.071462">
                <text:p>10.0714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7.8689900439998">
                <text:p>87.8689900439998</text:p>
              </table:table-cell>
              <table:table-cell office:value-type="float" office:value="10.03138">
                <text:p>10.03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7.9684178339998">
                <text:p>87.9684178339998</text:p>
              </table:table-cell>
              <table:table-cell office:value-type="float" office:value="10.05755">
                <text:p>10.0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0667317089998">
                <text:p>88.0667317089998</text:p>
              </table:table-cell>
              <table:table-cell office:value-type="float" office:value="10.171504">
                <text:p>10.171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1647098889998">
                <text:p>88.1647098889998</text:p>
              </table:table-cell>
              <table:table-cell office:value-type="float" office:value="10.206353">
                <text:p>10.206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2629169529998">
                <text:p>88.2629169529998</text:p>
              </table:table-cell>
              <table:table-cell office:value-type="float" office:value="10.182567">
                <text:p>10.1825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3614139429998">
                <text:p>88.3614139429998</text:p>
              </table:table-cell>
              <table:table-cell office:value-type="float" office:value="10.152595">
                <text:p>10.152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4593616079998">
                <text:p>88.4593616079998</text:p>
              </table:table-cell>
              <table:table-cell office:value-type="float" office:value="10.209534">
                <text:p>10.209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5565615779998">
                <text:p>88.5565615779998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6537615479998">
                <text:p>88.6537615479998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7514803229998">
                <text:p>88.7514803229998</text:p>
              </table:table-cell>
              <table:table-cell office:value-type="float" office:value="10.233448">
                <text:p>10.2334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.8492296129998">
                <text:p>88.8492296129998</text:p>
              </table:table-cell>
              <table:table-cell office:value-type="float" office:value="10.230253">
                <text:p>10.230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8.9461854429998">
                <text:p>88.9461854429998</text:p>
              </table:table-cell>
              <table:table-cell office:value-type="float" office:value="10.313975">
                <text:p>10.3139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0424698729998">
                <text:p>89.0424698729998</text:p>
              </table:table-cell>
              <table:table-cell office:value-type="float" office:value="10.385896">
                <text:p>10.385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1388611129998">
                <text:p>89.1388611129998</text:p>
              </table:table-cell>
              <table:table-cell office:value-type="float" office:value="10.374387">
                <text:p>10.374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2356490869998">
                <text:p>89.2356490869998</text:p>
              </table:table-cell>
              <table:table-cell office:value-type="float" office:value="10.331862">
                <text:p>10.331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3325438729998">
                <text:p>89.3325438729998</text:p>
              </table:table-cell>
              <table:table-cell office:value-type="float" office:value="10.320474">
                <text:p>10.3204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4292402929998">
                <text:p>89.4292402929998</text:p>
              </table:table-cell>
              <table:table-cell office:value-type="float" office:value="10.341645">
                <text:p>10.341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5258146429998">
                <text:p>89.5258146429998</text:p>
              </table:table-cell>
              <table:table-cell office:value-type="float" office:value="10.354716">
                <text:p>10.354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6226178729998">
                <text:p>89.6226178729998</text:p>
              </table:table-cell>
              <table:table-cell office:value-type="float" office:value="10.330234">
                <text:p>10.330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7194363629998">
                <text:p>89.7194363629998</text:p>
              </table:table-cell>
              <table:table-cell office:value-type="float" office:value="10.328606">
                <text:p>10.3286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.8160717529998">
                <text:p>89.8160717529998</text:p>
              </table:table-cell>
              <table:table-cell office:value-type="float" office:value="10.348177">
                <text:p>10.348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9.9128597269998">
                <text:p>89.9128597269998</text:p>
              </table:table-cell>
              <table:table-cell office:value-type="float" office:value="10.331862">
                <text:p>10.3318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0099223669998">
                <text:p>90.0099223669998</text:p>
              </table:table-cell>
              <table:table-cell office:value-type="float" office:value="10.302626">
                <text:p>10.302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1071070769998">
                <text:p>90.1071070769998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2043528219998">
                <text:p>90.2043528219998</text:p>
              </table:table-cell>
              <table:table-cell office:value-type="float" office:value="10.283227">
                <text:p>10.283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3016290819998">
                <text:p>90.3016290819998</text:p>
              </table:table-cell>
              <table:table-cell office:value-type="float" office:value="10.280001">
                <text:p>10.280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3990579419998">
                <text:p>90.3990579419998</text:p>
              </table:table-cell>
              <table:table-cell office:value-type="float" office:value="10.2639">
                <text:p>10.2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4967462019998">
                <text:p>90.4967462019998</text:p>
              </table:table-cell>
              <table:table-cell office:value-type="float" office:value="10.236645">
                <text:p>10.2366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5948006779998">
                <text:p>90.5948006779998</text:p>
              </table:table-cell>
              <table:table-cell office:value-type="float" office:value="10.198412">
                <text:p>10.198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6932671479998">
                <text:p>90.6932671479998</text:p>
              </table:table-cell>
              <table:table-cell office:value-type="float" office:value="10.155741">
                <text:p>10.155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.7922676839998">
                <text:p>90.7922676839998</text:p>
              </table:table-cell>
              <table:table-cell office:value-type="float" office:value="10.100956">
                <text:p>10.100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0.8916954739998">
                <text:p>90.8916954739998</text:p>
              </table:table-cell>
              <table:table-cell office:value-type="float" office:value="10.05755">
                <text:p>10.05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0.9915810339998">
                <text:p>90.9915810339998</text:p>
              </table:table-cell>
              <table:table-cell office:value-type="float" office:value="10.0114565">
                <text:p>10.0114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0919396239998">
                <text:p>91.0919396239998</text:p>
              </table:table-cell>
              <table:table-cell office:value-type="float" office:value="9.96427">
                <text:p>9.96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1926339079998">
                <text:p>91.1926339079998</text:p>
              </table:table-cell>
              <table:table-cell office:value-type="float" office:value="9.931051">
                <text:p>9.931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2933739679998">
                <text:p>91.2933739679998</text:p>
              </table:table-cell>
              <table:table-cell office:value-type="float" office:value="9.926538">
                <text:p>9.9265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3939461779998">
                <text:p>91.3939461779998</text:p>
              </table:table-cell>
              <table:table-cell office:value-type="float" office:value="9.943105">
                <text:p>9.943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4944268379998">
                <text:p>91.4944268379998</text:p>
              </table:table-cell>
              <table:table-cell office:value-type="float" office:value="9.952165">
                <text:p>9.952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5948006879998">
                <text:p>91.5948006879998</text:p>
              </table:table-cell>
              <table:table-cell office:value-type="float" office:value="9.962755">
                <text:p>9.9627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6950219419998">
                <text:p>91.6950219419998</text:p>
              </table:table-cell>
              <table:table-cell office:value-type="float" office:value="9.977923">
                <text:p>9.977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1.7948312019998">
                <text:p>91.7948312019998</text:p>
              </table:table-cell>
              <table:table-cell office:value-type="float" office:value="10.019111">
                <text:p>10.019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1.8944268379998">
                <text:p>91.8944268379998</text:p>
              </table:table-cell>
              <table:table-cell office:value-type="float" office:value="10.040601">
                <text:p>10.040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1.9941445479998">
                <text:p>91.9941445479998</text:p>
              </table:table-cell>
              <table:table-cell office:value-type="float" office:value="10.028309">
                <text:p>10.028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0936791479998">
                <text:p>92.0936791479998</text:p>
              </table:table-cell>
              <table:table-cell office:value-type="float" office:value="10.046758">
                <text:p>10.046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1928933079998">
                <text:p>92.1928933079998</text:p>
              </table:table-cell>
              <table:table-cell office:value-type="float" office:value="10.079206">
                <text:p>10.079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2920311729998">
                <text:p>92.2920311729998</text:p>
              </table:table-cell>
              <table:table-cell office:value-type="float" office:value="10.086964">
                <text:p>10.0869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3913979269998">
                <text:p>92.3913979269998</text:p>
              </table:table-cell>
              <table:table-cell office:value-type="float" office:value="10.063728">
                <text:p>10.06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4905663069998">
                <text:p>92.4905663069998</text:p>
              </table:table-cell>
              <table:table-cell office:value-type="float" office:value="10.083859">
                <text:p>10.0838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5891090719998">
                <text:p>92.5891090719998</text:p>
              </table:table-cell>
              <table:table-cell office:value-type="float" office:value="10.147878">
                <text:p>10.147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6876060619998">
                <text:p>92.6876060619998</text:p>
              </table:table-cell>
              <table:table-cell office:value-type="float" office:value="10.152595">
                <text:p>10.152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.7864997859998">
                <text:p>92.7864997859998</text:p>
              </table:table-cell>
              <table:table-cell office:value-type="float" office:value="10.111865">
                <text:p>10.111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2.8853019499998">
                <text:p>92.8853019499998</text:p>
              </table:table-cell>
              <table:table-cell office:value-type="float" office:value="10.121235">
                <text:p>10.121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2.9834327199998">
                <text:p>92.9834327199998</text:p>
              </table:table-cell>
              <table:table-cell office:value-type="float" office:value="10.190483">
                <text:p>10.190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0813040799998">
                <text:p>93.0813040799998</text:p>
              </table:table-cell>
              <table:table-cell office:value-type="float" office:value="10.217493">
                <text:p>10.217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1794195899998">
                <text:p>93.1794195899998</text:p>
              </table:table-cell>
              <table:table-cell office:value-type="float" office:value="10.192068">
                <text:p>10.192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2774740659998">
                <text:p>93.2774740659998</text:p>
              </table:table-cell>
              <table:table-cell office:value-type="float" office:value="10.198412">
                <text:p>10.198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3748723959998">
                <text:p>93.3748723959998</text:p>
              </table:table-cell>
              <table:table-cell office:value-type="float" office:value="10.267117">
                <text:p>10.267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4719197759998">
                <text:p>93.4719197759998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5692265559998">
                <text:p>93.5692265559998</text:p>
              </table:table-cell>
              <table:table-cell office:value-type="float" office:value="10.276776">
                <text:p>10.276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6664723009998">
                <text:p>93.6664723009998</text:p>
              </table:table-cell>
              <table:table-cell office:value-type="float" office:value="10.283227">
                <text:p>10.283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3.7633670869998">
                <text:p>93.7633670869998</text:p>
              </table:table-cell>
              <table:table-cell office:value-type="float" office:value="10.320474">
                <text:p>10.3204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3.8602313569998">
                <text:p>93.8602313569998</text:p>
              </table:table-cell>
              <table:table-cell office:value-type="float" office:value="10.323725">
                <text:p>10.323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3.9572787369998">
                <text:p>93.9572787369998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0544634469998">
                <text:p>94.0544634469998</text:p>
              </table:table-cell>
              <table:table-cell office:value-type="float" office:value="10.289684">
                <text:p>10.2896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1515566069998">
                <text:p>94.1515566069998</text:p>
              </table:table-cell>
              <table:table-cell office:value-type="float" office:value="10.299387">
                <text:p>10.299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2485734669998">
                <text:p>94.2485734669998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3458192119998">
                <text:p>94.3458192119998</text:p>
              </table:table-cell>
              <table:table-cell office:value-type="float" office:value="10.283227">
                <text:p>10.283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4431870279998">
                <text:p>94.4431870279998</text:p>
              </table:table-cell>
              <table:table-cell office:value-type="float" office:value="10.270334">
                <text:p>10.270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5403107029998">
                <text:p>94.5403107029998</text:p>
              </table:table-cell>
              <table:table-cell office:value-type="float" office:value="10.296151">
                <text:p>10.296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6371902329998">
                <text:p>94.6371902329998</text:p>
              </table:table-cell>
              <table:table-cell office:value-type="float" office:value="10.322099">
                <text:p>10.32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4.7342681329998">
                <text:p>94.7342681329998</text:p>
              </table:table-cell>
              <table:table-cell office:value-type="float" office:value="10.301006">
                <text:p>10.30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4.8316512069998">
                <text:p>94.8316512069998</text:p>
              </table:table-cell>
              <table:table-cell office:value-type="float" office:value="10.268725">
                <text:p>10.268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4.9288206569998">
                <text:p>94.9288206569998</text:p>
              </table:table-cell>
              <table:table-cell office:value-type="float" office:value="10.291301">
                <text:p>10.29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0257001869998">
                <text:p>95.0257001869998</text:p>
              </table:table-cell>
              <table:table-cell office:value-type="float" office:value="10.322099">
                <text:p>10.322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1227323069998">
                <text:p>95.1227323069998</text:p>
              </table:table-cell>
              <table:table-cell office:value-type="float" office:value="10.305865">
                <text:p>10.305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2201001229998">
                <text:p>95.2201001229998</text:p>
              </table:table-cell>
              <table:table-cell office:value-type="float" office:value="10.270334">
                <text:p>10.270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3174984529998">
                <text:p>95.3174984529998</text:p>
              </table:table-cell>
              <table:table-cell office:value-type="float" office:value="10.267117">
                <text:p>10.267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4146373869998">
                <text:p>95.4146373869998</text:p>
              </table:table-cell>
              <table:table-cell office:value-type="float" office:value="10.294534">
                <text:p>10.294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5116542469998">
                <text:p>95.5116542469998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6087779219998">
                <text:p>95.6087779219998</text:p>
              </table:table-cell>
              <table:table-cell office:value-type="float" office:value="10.296151">
                <text:p>10.296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5.7058710819998">
                <text:p>95.7058710819998</text:p>
              </table:table-cell>
              <table:table-cell office:value-type="float" office:value="10.299387">
                <text:p>10.299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5.8028879419998">
                <text:p>95.8028879419998</text:p>
              </table:table-cell>
              <table:table-cell office:value-type="float" office:value="10.307487">
                <text:p>10.3074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5.8999353219998">
                <text:p>95.8999353219998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5.9970895119998">
                <text:p>95.9970895119998</text:p>
              </table:table-cell>
              <table:table-cell office:value-type="float" office:value="10.292917">
                <text:p>10.2929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0942284459998">
                <text:p>96.0942284459998</text:p>
              </table:table-cell>
              <table:table-cell office:value-type="float" office:value="10.294534">
                <text:p>10.294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1914284159998">
                <text:p>96.1914284159998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2886589059998">
                <text:p>96.2886589059998</text:p>
              </table:table-cell>
              <table:table-cell office:value-type="float" office:value="10.284841">
                <text:p>10.284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3858893959998">
                <text:p>96.3858893959998</text:p>
              </table:table-cell>
              <table:table-cell office:value-type="float" office:value="10.284841">
                <text:p>10.284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4829215159998">
                <text:p>96.4829215159998</text:p>
              </table:table-cell>
              <table:table-cell office:value-type="float" office:value="10.305865">
                <text:p>10.3058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5800299319998">
                <text:p>96.5800299319998</text:p>
              </table:table-cell>
              <table:table-cell office:value-type="float" office:value="10.297769">
                <text:p>10.2977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6.6772909359998">
                <text:p>96.6772909359998</text:p>
              </table:table-cell>
              <table:table-cell office:value-type="float" office:value="10.281613">
                <text:p>10.28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6.7744909059998">
                <text:p>96.7744909059998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6.8717213959998">
                <text:p>96.8717213959998</text:p>
              </table:table-cell>
              <table:table-cell office:value-type="float" office:value="10.284841">
                <text:p>10.284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6.9689518859998">
                <text:p>96.9689518859998</text:p>
              </table:table-cell>
              <table:table-cell office:value-type="float" office:value="10.284841">
                <text:p>10.2848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0659992659998">
                <text:p>97.0659992659998</text:p>
              </table:table-cell>
              <table:table-cell office:value-type="float" office:value="10.304245">
                <text:p>10.304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1630771659998">
                <text:p>97.1630771659998</text:p>
              </table:table-cell>
              <table:table-cell office:value-type="float" office:value="10.301006">
                <text:p>10.30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2602466159998">
                <text:p>97.2602466159998</text:p>
              </table:table-cell>
              <table:table-cell office:value-type="float" office:value="10.291301">
                <text:p>10.291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3573702909998">
                <text:p>97.3573702909998</text:p>
              </table:table-cell>
              <table:table-cell office:value-type="float" office:value="10.296151">
                <text:p>10.2961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4544634509998">
                <text:p>97.4544634509998</text:p>
              </table:table-cell>
              <table:table-cell office:value-type="float" office:value="10.299387">
                <text:p>10.299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5516023849998">
                <text:p>97.5516023849998</text:p>
              </table:table-cell>
              <table:table-cell office:value-type="float" office:value="10.294534">
                <text:p>10.2945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7.6488176149998">
                <text:p>97.6488176149998</text:p>
              </table:table-cell>
              <table:table-cell office:value-type="float" office:value="10.286454">
                <text:p>10.286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7.7460175849998">
                <text:p>97.7460175849998</text:p>
              </table:table-cell>
              <table:table-cell office:value-type="float" office:value="10.28807">
                <text:p>10.28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7.8433091049998">
                <text:p>97.8433091049998</text:p>
              </table:table-cell>
              <table:table-cell office:value-type="float" office:value="10.278388">
                <text:p>10.278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7.9405701089998">
                <text:p>97.9405701089998</text:p>
              </table:table-cell>
              <table:table-cell office:value-type="float" office:value="10.281613">
                <text:p>10.281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0379684389998">
                <text:p>98.0379684389998</text:p>
              </table:table-cell>
              <table:table-cell office:value-type="float" office:value="10.267117">
                <text:p>10.2671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1354583289998">
                <text:p>98.1354583289998</text:p>
              </table:table-cell>
              <table:table-cell office:value-type="float" office:value="10.257474">
                <text:p>10.2574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2331923629998">
                <text:p>98.2331923629998</text:p>
              </table:table-cell>
              <table:table-cell office:value-type="float" office:value="10.231851">
                <text:p>10.23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3312468389998">
                <text:p>98.3312468389998</text:p>
              </table:table-cell>
              <table:table-cell office:value-type="float" office:value="10.198412">
                <text:p>10.198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4295607139998">
                <text:p>98.4295607139998</text:p>
              </table:table-cell>
              <table:table-cell office:value-type="float" office:value="10.171504">
                <text:p>10.171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5281034789998">
                <text:p>98.5281034789998</text:p>
              </table:table-cell>
              <table:table-cell office:value-type="float" office:value="10.147878">
                <text:p>10.147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.6268598689998">
                <text:p>98.6268598689998</text:p>
              </table:table-cell>
              <table:table-cell office:value-type="float" office:value="10.125927">
                <text:p>10.125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8.7259366989998">
                <text:p>98.7259366989998</text:p>
              </table:table-cell>
              <table:table-cell office:value-type="float" office:value="10.093178">
                <text:p>10.093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8.8252576689998">
                <text:p>98.8252576689998</text:p>
              </table:table-cell>
              <table:table-cell office:value-type="float" office:value="10.068367">
                <text:p>10.068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8.9247312349998">
                <text:p>98.9247312349998</text:p>
              </table:table-cell>
              <table:table-cell office:value-type="float" office:value="10.052922">
                <text:p>10.052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0242200599998">
                <text:p>99.0242200599998</text:p>
              </table:table-cell>
              <table:table-cell office:value-type="float" office:value="10.05138">
                <text:p>10.05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1237088849998">
                <text:p>99.1237088849998</text:p>
              </table:table-cell>
              <table:table-cell office:value-type="float" office:value="10.05138">
                <text:p>10.05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2232434849998">
                <text:p>99.2232434849998</text:p>
              </table:table-cell>
              <table:table-cell office:value-type="float" office:value="10.046758">
                <text:p>10.046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3228391209998">
                <text:p>99.3228391209998</text:p>
              </table:table-cell>
              <table:table-cell office:value-type="float" office:value="10.040601">
                <text:p>10.040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4225110509998">
                <text:p>99.4225110509998</text:p>
              </table:table-cell>
              <table:table-cell office:value-type="float" office:value="10.032915">
                <text:p>10.0329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5222592749998">
                <text:p>99.5222592749998</text:p>
              </table:table-cell>
              <table:table-cell office:value-type="float" office:value="10.025241">
                <text:p>10.02524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